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2" table:default-cell-style-name="Default"/>
        <table:table-row table:style-name="ro1" table:number-rows-repeated="8">
          <table:table-cell table:number-columns-repeated="12"/>
        </table:table-row>
        <table:table-row table:style-name="ro2">
          <table:table-cell table:number-columns-repeated="9"/>
          <table:table-cell office:value-type="string">
            <text:p>Darstellu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X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Abs</text:p>
          </table:table-cell>
          <table:table-cell office:value-type="string">
            <text:p>Phase</text:p>
          </table:table-cell>
          <table:table-cell office:value-type="string">
            <text:p>cos(x)</text:p>
          </table:table-cell>
          <table:table-cell office:value-type="string">
            <text:p>multiply</text:p>
          </table:table-cell>
          <table:table-cell office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11"/>
          <table:table-cell>
            <draw:frame table:end-cell-address="Tabelle1.V40" table:end-x="0.0657in" table:end-y="0.0972in" draw:z-index="0" draw:style-name="gr1" draw:text-style-name="P1" svg:width="8.2866in" svg:height="4.665in" svg:x="0.6693in" svg:y="0.0551in">
              <draw:object draw:notify-on-update-of-ranges="Tabelle1.J16:Tabelle1.J216 Tabelle1.K16:Tabelle1.K2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float" office:value="-1">
            <text:p>-1</text:p>
          </table:table-cell>
          <table:table-cell table:formula="of:=[.D16]*10*PI()" office:value-type="float" office:value="-31.4159265358979">
            <text:p>-31.4159265359</text:p>
          </table:table-cell>
          <table:table-cell table:formula="of:=COS([.E16])" office:value-type="float" office:value="1">
            <text:p>1</text:p>
          </table:table-cell>
          <table:table-cell table:formula="of:=(COS([.D16]*PI())+1)^1*0.5" office:value-type="float" office:value="0">
            <text:p>0</text:p>
          </table:table-cell>
          <table:table-cell table:formula="of:=[.F16]*[.G16]" office:value-type="float" office:value="0">
            <text:p>0</text:p>
          </table:table-cell>
          <table:table-cell/>
          <table:table-cell table:formula="of:=[.D16]" office:value-type="float" office:value="-1">
            <text:p>-1</text:p>
          </table:table-cell>
          <table:table-cell table:formula="of:=[.H16]" office:value-type="float" office:value="0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D16]+0.01" office:value-type="float" office:value="-0.99">
            <text:p>-0.99</text:p>
          </table:table-cell>
          <table:table-cell table:formula="of:=[.D17]*10*PI()" office:value-type="float" office:value="-31.101767270539">
            <text:p>-31.1017672705</text:p>
          </table:table-cell>
          <table:table-cell table:formula="of:=COS([.E17])" office:value-type="float" office:value="0.951056516295154">
            <text:p>0.9510565163</text:p>
          </table:table-cell>
          <table:table-cell table:formula="of:=(COS([.D17]*PI())+1)^1*0.5" office:value-type="float" office:value="0.0002467198171342">
            <text:p>0.0002467198</text:p>
          </table:table-cell>
          <table:table-cell table:formula="of:=[.F17]*[.G17]" office:value-type="float" office:value="0.00023464448978463">
            <text:p>0.0002346445</text:p>
          </table:table-cell>
          <table:table-cell/>
          <table:table-cell table:formula="of:=[.D17]" office:value-type="float" office:value="-0.99">
            <text:p>-0.99</text:p>
          </table:table-cell>
          <table:table-cell table:formula="of:=[.H17]" office:value-type="float" office:value="0.00023464448978463">
            <text:p>0.0002346445</text:p>
          </table:table-cell>
          <table:table-cell/>
        </table:table-row>
        <table:table-row table:style-name="ro1">
          <table:table-cell table:number-columns-repeated="3"/>
          <table:table-cell table:formula="of:=[.D17]+0.01" office:value-type="float" office:value="-0.98">
            <text:p>-0.98</text:p>
          </table:table-cell>
          <table:table-cell table:formula="of:=[.D18]*10*PI()" office:value-type="float" office:value="-30.78760800518">
            <text:p>-30.7876080052</text:p>
          </table:table-cell>
          <table:table-cell table:formula="of:=COS([.E18])" office:value-type="float" office:value="0.809016994374949">
            <text:p>0.8090169944</text:p>
          </table:table-cell>
          <table:table-cell table:formula="of:=(COS([.D18]*PI())+1)^1*0.5" office:value-type="float" office:value="0.000986635785864221">
            <text:p>0.0009866358</text:p>
          </table:table-cell>
          <table:table-cell table:formula="of:=[.F18]*[.G18]" office:value-type="float" office:value="0.000798205118022637">
            <text:p>0.0007982051</text:p>
          </table:table-cell>
          <table:table-cell/>
          <table:table-cell table:formula="of:=[.D18]" office:value-type="float" office:value="-0.98">
            <text:p>-0.98</text:p>
          </table:table-cell>
          <table:table-cell table:formula="of:=[.H18]" office:value-type="float" office:value="0.000798205118022637">
            <text:p>0.0007982051</text:p>
          </table:table-cell>
          <table:table-cell/>
        </table:table-row>
        <table:table-row table:style-name="ro1">
          <table:table-cell table:number-columns-repeated="3"/>
          <table:table-cell table:formula="of:=[.D18]+0.01" office:value-type="float" office:value="-0.97">
            <text:p>-0.97</text:p>
          </table:table-cell>
          <table:table-cell table:formula="of:=[.D19]*10*PI()" office:value-type="float" office:value="-30.473448739821">
            <text:p>-30.4734487398</text:p>
          </table:table-cell>
          <table:table-cell table:formula="of:=COS([.E19])" office:value-type="float" office:value="0.587785252292471">
            <text:p>0.5877852523</text:p>
          </table:table-cell>
          <table:table-cell table:formula="of:=(COS([.D19]*PI())+1)^1*0.5" office:value-type="float" office:value="0.00221901769846">
            <text:p>0.0022190177</text:p>
          </table:table-cell>
          <table:table-cell table:formula="of:=[.F19]*[.G19]" office:value-type="float" office:value="0.00130430587773077">
            <text:p>0.0013043059</text:p>
          </table:table-cell>
          <table:table-cell/>
          <table:table-cell table:formula="of:=[.D19]" office:value-type="float" office:value="-0.97">
            <text:p>-0.97</text:p>
          </table:table-cell>
          <table:table-cell table:formula="of:=[.H19]" office:value-type="float" office:value="0.00130430587773077">
            <text:p>0.0013043059</text:p>
          </table:table-cell>
          <table:table-cell/>
        </table:table-row>
        <table:table-row table:style-name="ro1">
          <table:table-cell table:number-columns-repeated="3"/>
          <table:table-cell table:formula="of:=[.D19]+0.01" office:value-type="float" office:value="-0.96">
            <text:p>-0.96</text:p>
          </table:table-cell>
          <table:table-cell table:formula="of:=[.D20]*10*PI()" office:value-type="float" office:value="-30.159289474462">
            <text:p>-30.1592894745</text:p>
          </table:table-cell>
          <table:table-cell table:formula="of:=COS([.E20])" office:value-type="float" office:value="0.309016994374946">
            <text:p>0.3090169944</text:p>
          </table:table-cell>
          <table:table-cell table:formula="of:=(COS([.D20]*PI())+1)^1*0.5" office:value-type="float" office:value="0.00394264934276112">
            <text:p>0.0039426493</text:p>
          </table:table-cell>
          <table:table-cell table:formula="of:=[.F20]*[.G20]" office:value-type="float" office:value="0.0012183456497744">
            <text:p>0.0012183456</text:p>
          </table:table-cell>
          <table:table-cell/>
          <table:table-cell table:formula="of:=[.D20]" office:value-type="float" office:value="-0.96">
            <text:p>-0.96</text:p>
          </table:table-cell>
          <table:table-cell table:formula="of:=[.H20]" office:value-type="float" office:value="0.0012183456497744">
            <text:p>0.0012183456</text:p>
          </table:table-cell>
          <table:table-cell/>
        </table:table-row>
        <table:table-row table:style-name="ro1">
          <table:table-cell table:number-columns-repeated="3"/>
          <table:table-cell table:formula="of:=[.D20]+0.01" office:value-type="float" office:value="-0.95">
            <text:p>-0.95</text:p>
          </table:table-cell>
          <table:table-cell table:formula="of:=[.D21]*10*PI()" office:value-type="float" office:value="-29.845130209103">
            <text:p>-29.8451302091</text:p>
          </table:table-cell>
          <table:table-cell table:formula="of:=COS([.E21])" office:value-type="float" office:value="-2.93977129859024E-015">
            <text:p>-2.93977129859024E-015</text:p>
          </table:table-cell>
          <table:table-cell table:formula="of:=(COS([.D21]*PI())+1)^1*0.5" office:value-type="float" office:value="0.00615582970243117">
            <text:p>0.0061558297</text:p>
          </table:table-cell>
          <table:table-cell table:formula="of:=[.F21]*[.G21]" office:value-type="float" office:value="-1.80967314782164E-017">
            <text:p>-1.80967314782164E-017</text:p>
          </table:table-cell>
          <table:table-cell/>
          <table:table-cell table:formula="of:=[.D21]" office:value-type="float" office:value="-0.95">
            <text:p>-0.95</text:p>
          </table:table-cell>
          <table:table-cell table:formula="of:=[.H21]" office:value-type="float" office:value="-1.80967314782164E-017">
            <text:p>-1.80967314782164E-017</text:p>
          </table:table-cell>
          <table:table-cell/>
        </table:table-row>
        <table:table-row table:style-name="ro1">
          <table:table-cell table:number-columns-repeated="3"/>
          <table:table-cell table:formula="of:=[.D21]+0.01" office:value-type="float" office:value="-0.94">
            <text:p>-0.94</text:p>
          </table:table-cell>
          <table:table-cell table:formula="of:=[.D22]*10*PI()" office:value-type="float" office:value="-29.5309709437441">
            <text:p>-29.5309709437</text:p>
          </table:table-cell>
          <table:table-cell table:formula="of:=COS([.E22])" office:value-type="float" office:value="-0.309016994374952">
            <text:p>-0.3090169944</text:p>
          </table:table-cell>
          <table:table-cell table:formula="of:=(COS([.D22]*PI())+1)^1*0.5" office:value-type="float" office:value="0.00885637463565569">
            <text:p>0.0088563746</text:p>
          </table:table-cell>
          <table:table-cell table:formula="of:=[.F22]*[.G22]" office:value-type="float" office:value="-0.00273677027096888">
            <text:p>-0.0027367703</text:p>
          </table:table-cell>
          <table:table-cell/>
          <table:table-cell table:formula="of:=[.D22]" office:value-type="float" office:value="-0.94">
            <text:p>-0.94</text:p>
          </table:table-cell>
          <table:table-cell table:formula="of:=[.H22]" office:value-type="float" office:value="-0.00273677027096888">
            <text:p>-0.0027367703</text:p>
          </table:table-cell>
          <table:table-cell/>
        </table:table-row>
        <table:table-row table:style-name="ro1">
          <table:table-cell table:number-columns-repeated="3"/>
          <table:table-cell table:formula="of:=[.D22]+0.01" office:value-type="float" office:value="-0.93">
            <text:p>-0.93</text:p>
          </table:table-cell>
          <table:table-cell table:formula="of:=[.D23]*10*PI()" office:value-type="float" office:value="-29.2168116783851">
            <text:p>-29.2168116784</text:p>
          </table:table-cell>
          <table:table-cell table:formula="of:=COS([.E23])" office:value-type="float" office:value="-0.587785252292475">
            <text:p>-0.5877852523</text:p>
          </table:table-cell>
          <table:table-cell table:formula="of:=(COS([.D23]*PI())+1)^1*0.5" office:value-type="float" office:value="0.0120416190306263">
            <text:p>0.012041619</text:p>
          </table:table-cell>
          <table:table-cell table:formula="of:=[.F23]*[.G23]" office:value-type="float" office:value="-0.00707788607992658">
            <text:p>-0.0070778861</text:p>
          </table:table-cell>
          <table:table-cell/>
          <table:table-cell table:formula="of:=[.D23]" office:value-type="float" office:value="-0.93">
            <text:p>-0.93</text:p>
          </table:table-cell>
          <table:table-cell table:formula="of:=[.H23]" office:value-type="float" office:value="-0.00707788607992658">
            <text:p>-0.0070778861</text:p>
          </table:table-cell>
          <table:table-cell/>
        </table:table-row>
        <table:table-row table:style-name="ro1">
          <table:table-cell table:number-columns-repeated="3"/>
          <table:table-cell table:formula="of:=[.D23]+0.01" office:value-type="float" office:value="-0.92">
            <text:p>-0.92</text:p>
          </table:table-cell>
          <table:table-cell table:formula="of:=[.D24]*10*PI()" office:value-type="float" office:value="-28.9026524130261">
            <text:p>-28.902652413</text:p>
          </table:table-cell>
          <table:table-cell table:formula="of:=COS([.E24])" office:value-type="float" office:value="-0.80901699437495">
            <text:p>-0.8090169944</text:p>
          </table:table-cell>
          <table:table-cell table:formula="of:=(COS([.D24]*PI())+1)^1*0.5" office:value-type="float" office:value="0.0157084194356845">
            <text:p>0.0157084194</text:p>
          </table:table-cell>
          <table:table-cell table:formula="of:=[.F24]*[.G24]" office:value-type="float" office:value="-0.0127083782782385">
            <text:p>-0.0127083783</text:p>
          </table:table-cell>
          <table:table-cell/>
          <table:table-cell table:formula="of:=[.D24]" office:value-type="float" office:value="-0.92">
            <text:p>-0.92</text:p>
          </table:table-cell>
          <table:table-cell table:formula="of:=[.H24]" office:value-type="float" office:value="-0.0127083782782385">
            <text:p>-0.0127083783</text:p>
          </table:table-cell>
          <table:table-cell/>
        </table:table-row>
        <table:table-row table:style-name="ro1">
          <table:table-cell table:number-columns-repeated="3"/>
          <table:table-cell table:formula="of:=[.D24]+0.01" office:value-type="float" office:value="-0.91">
            <text:p>-0.91</text:p>
          </table:table-cell>
          <table:table-cell table:formula="of:=[.D25]*10*PI()" office:value-type="float" office:value="-28.5884931476671">
            <text:p>-28.5884931477</text:p>
          </table:table-cell>
          <table:table-cell table:formula="of:=COS([.E25])" office:value-type="float" office:value="-0.951056516295154">
            <text:p>-0.9510565163</text:p>
          </table:table-cell>
          <table:table-cell table:formula="of:=(COS([.D25]*PI())+1)^1*0.5" office:value-type="float" office:value="0.0198531571615285">
            <text:p>0.0198531572</text:p>
          </table:table-cell>
          <table:table-cell table:formula="of:=[.F25]*[.G25]" office:value-type="float" office:value="-0.0188814744875035">
            <text:p>-0.0188814745</text:p>
          </table:table-cell>
          <table:table-cell/>
          <table:table-cell table:formula="of:=[.D25]" office:value-type="float" office:value="-0.91">
            <text:p>-0.91</text:p>
          </table:table-cell>
          <table:table-cell table:formula="of:=[.H25]" office:value-type="float" office:value="-0.0188814744875035">
            <text:p>-0.0188814745</text:p>
          </table:table-cell>
          <table:table-cell/>
        </table:table-row>
        <table:table-row table:style-name="ro1">
          <table:table-cell table:number-columns-repeated="3"/>
          <table:table-cell table:formula="of:=[.D25]+0.01" office:value-type="float" office:value="-0.9">
            <text:p>-0.9</text:p>
          </table:table-cell>
          <table:table-cell table:formula="of:=[.D26]*10*PI()" office:value-type="float" office:value="-28.2743338823081">
            <text:p>-28.2743338823</text:p>
          </table:table-cell>
          <table:table-cell table:formula="of:=COS([.E26])" office:value-type="float" office:value="-1">
            <text:p>-1</text:p>
          </table:table-cell>
          <table:table-cell table:formula="of:=(COS([.D26]*PI())+1)^1*0.5" office:value-type="float" office:value="0.0244717418524233">
            <text:p>0.0244717419</text:p>
          </table:table-cell>
          <table:table-cell table:formula="of:=[.F26]*[.G26]" office:value-type="float" office:value="-0.0244717418524233">
            <text:p>-0.0244717419</text:p>
          </table:table-cell>
          <table:table-cell/>
          <table:table-cell table:formula="of:=[.D26]" office:value-type="float" office:value="-0.9">
            <text:p>-0.9</text:p>
          </table:table-cell>
          <table:table-cell table:formula="of:=[.H26]" office:value-type="float" office:value="-0.0244717418524233">
            <text:p>-0.0244717419</text:p>
          </table:table-cell>
          <table:table-cell/>
        </table:table-row>
        <table:table-row table:style-name="ro1">
          <table:table-cell table:number-columns-repeated="3"/>
          <table:table-cell table:formula="of:=[.D26]+0.01" office:value-type="float" office:value="-0.89">
            <text:p>-0.89</text:p>
          </table:table-cell>
          <table:table-cell table:formula="of:=[.D27]*10*PI()" office:value-type="float" office:value="-27.9601746169492">
            <text:p>-27.9601746169</text:p>
          </table:table-cell>
          <table:table-cell table:formula="of:=COS([.E27])" office:value-type="float" office:value="-0.951056516295152">
            <text:p>-0.9510565163</text:p>
          </table:table-cell>
          <table:table-cell table:formula="of:=(COS([.D27]*PI())+1)^1*0.5" office:value-type="float" office:value="0.0295596155228873">
            <text:p>0.0295596155</text:p>
          </table:table-cell>
          <table:table-cell table:formula="of:=[.F27]*[.G27]" office:value-type="float" office:value="-0.0281128649622213">
            <text:p>-0.028112865</text:p>
          </table:table-cell>
          <table:table-cell/>
          <table:table-cell table:formula="of:=[.D27]" office:value-type="float" office:value="-0.89">
            <text:p>-0.89</text:p>
          </table:table-cell>
          <table:table-cell table:formula="of:=[.H27]" office:value-type="float" office:value="-0.0281128649622213">
            <text:p>-0.028112865</text:p>
          </table:table-cell>
          <table:table-cell/>
        </table:table-row>
        <table:table-row table:style-name="ro1">
          <table:table-cell table:number-columns-repeated="3"/>
          <table:table-cell table:formula="of:=[.D27]+0.01" office:value-type="float" office:value="-0.88">
            <text:p>-0.88</text:p>
          </table:table-cell>
          <table:table-cell table:formula="of:=[.D28]*10*PI()" office:value-type="float" office:value="-27.6460153515902">
            <text:p>-27.6460153516</text:p>
          </table:table-cell>
          <table:table-cell table:formula="of:=COS([.E28])" office:value-type="float" office:value="-0.809016994374945">
            <text:p>-0.8090169944</text:p>
          </table:table-cell>
          <table:table-cell table:formula="of:=(COS([.D28]*PI())+1)^1*0.5" office:value-type="float" office:value="0.0351117570558744">
            <text:p>0.0351117571</text:p>
          </table:table-cell>
          <table:table-cell table:formula="of:=[.F28]*[.G28]" office:value-type="float" office:value="-0.0284060081605668">
            <text:p>-0.0284060082</text:p>
          </table:table-cell>
          <table:table-cell/>
          <table:table-cell table:formula="of:=[.D28]" office:value-type="float" office:value="-0.88">
            <text:p>-0.88</text:p>
          </table:table-cell>
          <table:table-cell table:formula="of:=[.H28]" office:value-type="float" office:value="-0.0284060081605668">
            <text:p>-0.0284060082</text:p>
          </table:table-cell>
          <table:table-cell/>
        </table:table-row>
        <table:table-row table:style-name="ro1">
          <table:table-cell table:number-columns-repeated="3"/>
          <table:table-cell table:formula="of:=[.D28]+0.01" office:value-type="float" office:value="-0.87">
            <text:p>-0.87</text:p>
          </table:table-cell>
          <table:table-cell table:formula="of:=[.D29]*10*PI()" office:value-type="float" office:value="-27.3318560862312">
            <text:p>-27.3318560862</text:p>
          </table:table-cell>
          <table:table-cell table:formula="of:=COS([.E29])" office:value-type="float" office:value="-0.587785252292471">
            <text:p>-0.5877852523</text:p>
          </table:table-cell>
          <table:table-cell table:formula="of:=(COS([.D29]*PI())+1)^1*0.5" office:value-type="float" office:value="0.0411226871580095">
            <text:p>0.0411226872</text:p>
          </table:table-cell>
          <table:table-cell table:formula="of:=[.F29]*[.G29]" office:value-type="float" office:value="-0.024171309046115">
            <text:p>-0.024171309</text:p>
          </table:table-cell>
          <table:table-cell/>
          <table:table-cell table:formula="of:=[.D29]" office:value-type="float" office:value="-0.87">
            <text:p>-0.87</text:p>
          </table:table-cell>
          <table:table-cell table:formula="of:=[.H29]" office:value-type="float" office:value="-0.024171309046115">
            <text:p>-0.024171309</text:p>
          </table:table-cell>
          <table:table-cell/>
        </table:table-row>
        <table:table-row table:style-name="ro1">
          <table:table-cell table:number-columns-repeated="3"/>
          <table:table-cell table:formula="of:=[.D29]+0.01" office:value-type="float" office:value="-0.86">
            <text:p>-0.86</text:p>
          </table:table-cell>
          <table:table-cell table:formula="of:=[.D30]*10*PI()" office:value-type="float" office:value="-27.0176968208722">
            <text:p>-27.0176968209</text:p>
          </table:table-cell>
          <table:table-cell table:formula="of:=COS([.E30])" office:value-type="float" office:value="-0.30901699437494">
            <text:p>-0.3090169944</text:p>
          </table:table-cell>
          <table:table-cell table:formula="of:=(COS([.D30]*PI())+1)^1*0.5" office:value-type="float" office:value="0.0475864737669903">
            <text:p>0.0475864738</text:p>
          </table:table-cell>
          <table:table-cell table:formula="of:=[.F30]*[.G30]" office:value-type="float" office:value="-0.0147050290963773">
            <text:p>-0.0147050291</text:p>
          </table:table-cell>
          <table:table-cell/>
          <table:table-cell table:formula="of:=[.D30]" office:value-type="float" office:value="-0.86">
            <text:p>-0.86</text:p>
          </table:table-cell>
          <table:table-cell table:formula="of:=[.H30]" office:value-type="float" office:value="-0.0147050290963773">
            <text:p>-0.0147050291</text:p>
          </table:table-cell>
          <table:table-cell/>
        </table:table-row>
        <table:table-row table:style-name="ro1">
          <table:table-cell table:number-columns-repeated="3"/>
          <table:table-cell table:formula="of:=[.D30]+0.01" office:value-type="float" office:value="-0.85">
            <text:p>-0.85</text:p>
          </table:table-cell>
          <table:table-cell table:formula="of:=[.D31]*10*PI()" office:value-type="float" office:value="-26.7035375555132">
            <text:p>-26.7035375555</text:p>
          </table:table-cell>
          <table:table-cell table:formula="of:=COS([.E31])" office:value-type="float" office:value="6.370020297476E-015">
            <text:p>6.370020297476E-015</text:p>
          </table:table-cell>
          <table:table-cell table:formula="of:=(COS([.D31]*PI())+1)^1*0.5" office:value-type="float" office:value="0.0544967379058162">
            <text:p>0.0544967379</text:p>
          </table:table-cell>
          <table:table-cell table:formula="of:=[.F31]*[.G31]" office:value-type="float" office:value="3.47145326606279E-016">
            <text:p>3.47145326606279E-016</text:p>
          </table:table-cell>
          <table:table-cell/>
          <table:table-cell table:formula="of:=[.D31]" office:value-type="float" office:value="-0.85">
            <text:p>-0.85</text:p>
          </table:table-cell>
          <table:table-cell table:formula="of:=[.H31]" office:value-type="float" office:value="3.47145326606279E-016">
            <text:p>3.47145326606279E-016</text:p>
          </table:table-cell>
          <table:table-cell/>
        </table:table-row>
        <table:table-row table:style-name="ro1">
          <table:table-cell table:number-columns-repeated="3"/>
          <table:table-cell table:formula="of:=[.D31]+0.01" office:value-type="float" office:value="-0.84">
            <text:p>-0.84</text:p>
          </table:table-cell>
          <table:table-cell table:formula="of:=[.D32]*10*PI()" office:value-type="float" office:value="-26.3893782901543">
            <text:p>-26.3893782902</text:p>
          </table:table-cell>
          <table:table-cell table:formula="of:=COS([.E32])" office:value-type="float" office:value="0.309016994374952">
            <text:p>0.3090169944</text:p>
          </table:table-cell>
          <table:table-cell table:formula="of:=(COS([.D32]*PI())+1)^1*0.5" office:value-type="float" office:value="0.0618466599780683">
            <text:p>0.06184666</text:p>
          </table:table-cell>
          <table:table-cell table:formula="of:=[.F32]*[.G32]" office:value-type="float" office:value="0.0191116689785523">
            <text:p>0.019111669</text:p>
          </table:table-cell>
          <table:table-cell/>
          <table:table-cell table:formula="of:=[.D32]" office:value-type="float" office:value="-0.84">
            <text:p>-0.84</text:p>
          </table:table-cell>
          <table:table-cell table:formula="of:=[.H32]" office:value-type="float" office:value="0.0191116689785523">
            <text:p>0.019111669</text:p>
          </table:table-cell>
          <table:table-cell/>
        </table:table-row>
        <table:table-row table:style-name="ro1">
          <table:table-cell table:number-columns-repeated="3"/>
          <table:table-cell table:formula="of:=[.D32]+0.01" office:value-type="float" office:value="-0.83">
            <text:p>-0.83</text:p>
          </table:table-cell>
          <table:table-cell table:formula="of:=[.D33]*10*PI()" office:value-type="float" office:value="-26.0752190247953">
            <text:p>-26.0752190248</text:p>
          </table:table-cell>
          <table:table-cell table:formula="of:=COS([.E33])" office:value-type="float" office:value="0.587785252292475">
            <text:p>0.5877852523</text:p>
          </table:table-cell>
          <table:table-cell table:formula="of:=(COS([.D33]*PI())+1)^1*0.5" office:value-type="float" office:value="0.0696289864980284">
            <text:p>0.0696289865</text:p>
          </table:table-cell>
          <table:table-cell table:formula="of:=[.F33]*[.G33]" office:value-type="float" office:value="0.040926891395613">
            <text:p>0.0409268914</text:p>
          </table:table-cell>
          <table:table-cell/>
          <table:table-cell table:formula="of:=[.D33]" office:value-type="float" office:value="-0.83">
            <text:p>-0.83</text:p>
          </table:table-cell>
          <table:table-cell table:formula="of:=[.H33]" office:value-type="float" office:value="0.040926891395613">
            <text:p>0.0409268914</text:p>
          </table:table-cell>
          <table:table-cell/>
        </table:table-row>
        <table:table-row table:style-name="ro1">
          <table:table-cell table:number-columns-repeated="3"/>
          <table:table-cell table:formula="of:=[.D33]+0.01" office:value-type="float" office:value="-0.82">
            <text:p>-0.82</text:p>
          </table:table-cell>
          <table:table-cell table:formula="of:=[.D34]*10*PI()" office:value-type="float" office:value="-25.7610597594363">
            <text:p>-25.7610597594</text:p>
          </table:table-cell>
          <table:table-cell table:formula="of:=COS([.E34])" office:value-type="float" office:value="0.80901699437495">
            <text:p>0.8090169944</text:p>
          </table:table-cell>
          <table:table-cell table:formula="of:=(COS([.D34]*PI())+1)^1*0.5" office:value-type="float" office:value="0.0778360372489926">
            <text:p>0.0778360372</text:p>
          </table:table-cell>
          <table:table-cell table:formula="of:=[.F34]*[.G34]" office:value-type="float" office:value="0.0629706769092366">
            <text:p>0.0629706769</text:p>
          </table:table-cell>
          <table:table-cell/>
          <table:table-cell table:formula="of:=[.D34]" office:value-type="float" office:value="-0.82">
            <text:p>-0.82</text:p>
          </table:table-cell>
          <table:table-cell table:formula="of:=[.H34]" office:value-type="float" office:value="0.0629706769092366">
            <text:p>0.0629706769</text:p>
          </table:table-cell>
          <table:table-cell/>
        </table:table-row>
        <table:table-row table:style-name="ro1">
          <table:table-cell table:number-columns-repeated="3"/>
          <table:table-cell table:formula="of:=[.D34]+0.01" office:value-type="float" office:value="-0.81">
            <text:p>-0.81</text:p>
          </table:table-cell>
          <table:table-cell table:formula="of:=[.D35]*10*PI()" office:value-type="float" office:value="-25.4469004940773">
            <text:p>-25.4469004941</text:p>
          </table:table-cell>
          <table:table-cell table:formula="of:=COS([.E35])" office:value-type="float" office:value="0.951056516295155">
            <text:p>0.9510565163</text:p>
          </table:table-cell>
          <table:table-cell table:formula="of:=(COS([.D35]*PI())+1)^1*0.5" office:value-type="float" office:value="0.0864597128627193">
            <text:p>0.0864597129</text:p>
          </table:table-cell>
          <table:table-cell table:formula="of:=[.F35]*[.G35]" office:value-type="float" office:value="0.0822280733150973">
            <text:p>0.0822280733</text:p>
          </table:table-cell>
          <table:table-cell/>
          <table:table-cell table:formula="of:=[.D35]" office:value-type="float" office:value="-0.81">
            <text:p>-0.81</text:p>
          </table:table-cell>
          <table:table-cell table:formula="of:=[.H35]" office:value-type="float" office:value="0.0822280733150973">
            <text:p>0.0822280733</text:p>
          </table:table-cell>
          <table:table-cell/>
        </table:table-row>
        <table:table-row table:style-name="ro1">
          <table:table-cell table:number-columns-repeated="3"/>
          <table:table-cell table:formula="of:=[.D35]+0.01" office:value-type="float" office:value="-0.8">
            <text:p>-0.8</text:p>
          </table:table-cell>
          <table:table-cell table:formula="of:=[.D36]*10*PI()" office:value-type="float" office:value="-25.1327412287183">
            <text:p>-25.1327412287</text:p>
          </table:table-cell>
          <table:table-cell table:formula="of:=COS([.E36])" office:value-type="float" office:value="1">
            <text:p>1</text:p>
          </table:table-cell>
          <table:table-cell table:formula="of:=(COS([.D36]*PI())+1)^1*0.5" office:value-type="float" office:value="0.0954915028125264">
            <text:p>0.0954915028</text:p>
          </table:table-cell>
          <table:table-cell table:formula="of:=[.F36]*[.G36]" office:value-type="float" office:value="0.0954915028125264">
            <text:p>0.0954915028</text:p>
          </table:table-cell>
          <table:table-cell/>
          <table:table-cell table:formula="of:=[.D36]" office:value-type="float" office:value="-0.8">
            <text:p>-0.8</text:p>
          </table:table-cell>
          <table:table-cell table:formula="of:=[.H36]" office:value-type="float" office:value="0.0954915028125264">
            <text:p>0.0954915028</text:p>
          </table:table-cell>
          <table:table-cell/>
        </table:table-row>
        <table:table-row table:style-name="ro1">
          <table:table-cell table:number-columns-repeated="3"/>
          <table:table-cell table:formula="of:=[.D36]+0.01" office:value-type="float" office:value="-0.79">
            <text:p>-0.79</text:p>
          </table:table-cell>
          <table:table-cell table:formula="of:=[.D37]*10*PI()" office:value-type="float" office:value="-24.8185819633594">
            <text:p>-24.8185819634</text:p>
          </table:table-cell>
          <table:table-cell table:formula="of:=COS([.E37])" office:value-type="float" office:value="0.951056516295152">
            <text:p>0.9510565163</text:p>
          </table:table-cell>
          <table:table-cell table:formula="of:=(COS([.D37]*PI())+1)^1*0.5" office:value-type="float" office:value="0.104922493812155">
            <text:p>0.1049224938</text:p>
          </table:table-cell>
          <table:table-cell table:formula="of:=[.F37]*[.G37]" office:value-type="float" office:value="0.0997872214459878">
            <text:p>0.0997872214</text:p>
          </table:table-cell>
          <table:table-cell/>
          <table:table-cell table:formula="of:=[.D37]" office:value-type="float" office:value="-0.79">
            <text:p>-0.79</text:p>
          </table:table-cell>
          <table:table-cell table:formula="of:=[.H37]" office:value-type="float" office:value="0.0997872214459878">
            <text:p>0.0997872214</text:p>
          </table:table-cell>
          <table:table-cell/>
        </table:table-row>
        <table:table-row table:style-name="ro1">
          <table:table-cell table:number-columns-repeated="3"/>
          <table:table-cell table:formula="of:=[.D37]+0.01" office:value-type="float" office:value="-0.78">
            <text:p>-0.78</text:p>
          </table:table-cell>
          <table:table-cell table:formula="of:=[.D38]*10*PI()" office:value-type="float" office:value="-24.5044226980004">
            <text:p>-24.504422698</text:p>
          </table:table-cell>
          <table:table-cell table:formula="of:=COS([.E38])" office:value-type="float" office:value="0.809016994374943">
            <text:p>0.8090169944</text:p>
          </table:table-cell>
          <table:table-cell table:formula="of:=(COS([.D38]*PI())+1)^1*0.5" office:value-type="float" office:value="0.114743378612106">
            <text:p>0.1147433786</text:p>
          </table:table-cell>
          <table:table-cell table:formula="of:=[.F38]*[.G38]" office:value-type="float" office:value="0.0928293432891918">
            <text:p>0.0928293433</text:p>
          </table:table-cell>
          <table:table-cell/>
          <table:table-cell table:formula="of:=[.D38]" office:value-type="float" office:value="-0.78">
            <text:p>-0.78</text:p>
          </table:table-cell>
          <table:table-cell table:formula="of:=[.H38]" office:value-type="float" office:value="0.0928293432891918">
            <text:p>0.0928293433</text:p>
          </table:table-cell>
          <table:table-cell/>
        </table:table-row>
        <table:table-row table:style-name="ro1">
          <table:table-cell table:number-columns-repeated="3"/>
          <table:table-cell table:formula="of:=[.D38]+0.01" office:value-type="float" office:value="-0.77">
            <text:p>-0.77</text:p>
          </table:table-cell>
          <table:table-cell table:formula="of:=[.D39]*10*PI()" office:value-type="float" office:value="-24.1902634326414">
            <text:p>-24.1902634326</text:p>
          </table:table-cell>
          <table:table-cell table:formula="of:=COS([.E39])" office:value-type="float" office:value="0.587785252292465">
            <text:p>0.5877852523</text:p>
          </table:table-cell>
          <table:table-cell table:formula="of:=(COS([.D39]*PI())+1)^1*0.5" office:value-type="float" office:value="0.124944465184771">
            <text:p>0.1249444652</text:p>
          </table:table-cell>
          <table:table-cell table:formula="of:=[.F39]*[.G39]" office:value-type="float" office:value="0.0734405139911775">
            <text:p>0.073440514</text:p>
          </table:table-cell>
          <table:table-cell/>
          <table:table-cell table:formula="of:=[.D39]" office:value-type="float" office:value="-0.77">
            <text:p>-0.77</text:p>
          </table:table-cell>
          <table:table-cell table:formula="of:=[.H39]" office:value-type="float" office:value="0.0734405139911775">
            <text:p>0.073440514</text:p>
          </table:table-cell>
          <table:table-cell/>
        </table:table-row>
        <table:table-row table:style-name="ro1">
          <table:table-cell table:number-columns-repeated="3"/>
          <table:table-cell table:formula="of:=[.D39]+0.01" office:value-type="float" office:value="-0.76">
            <text:p>-0.76</text:p>
          </table:table-cell>
          <table:table-cell table:formula="of:=[.D40]*10*PI()" office:value-type="float" office:value="-23.8761041672824">
            <text:p>-23.8761041673</text:p>
          </table:table-cell>
          <table:table-cell table:formula="of:=COS([.E40])" office:value-type="float" office:value="0.30901699437494">
            <text:p>0.3090169944</text:p>
          </table:table-cell>
          <table:table-cell table:formula="of:=(COS([.D40]*PI())+1)^1*0.5" office:value-type="float" office:value="0.135515686289295">
            <text:p>0.1355156863</text:p>
          </table:table-cell>
          <table:table-cell table:formula="of:=[.F40]*[.G40]" office:value-type="float" office:value="0.041876650067775">
            <text:p>0.0418766501</text:p>
          </table:table-cell>
          <table:table-cell/>
          <table:table-cell table:formula="of:=[.D40]" office:value-type="float" office:value="-0.76">
            <text:p>-0.76</text:p>
          </table:table-cell>
          <table:table-cell table:formula="of:=[.H40]" office:value-type="float" office:value="0.041876650067775">
            <text:p>0.0418766501</text:p>
          </table:table-cell>
          <table:table-cell/>
        </table:table-row>
        <table:table-row table:style-name="ro1">
          <table:table-cell table:number-columns-repeated="3"/>
          <table:table-cell table:formula="of:=[.D40]+0.01" office:value-type="float" office:value="-0.75">
            <text:p>-0.75</text:p>
          </table:table-cell>
          <table:table-cell table:formula="of:=[.D41]*10*PI()" office:value-type="float" office:value="-23.5619449019234">
            <text:p>-23.5619449019</text:p>
          </table:table-cell>
          <table:table-cell table:formula="of:=COS([.E41])" office:value-type="float" office:value="-6.24755561756127E-015">
            <text:p>-6.24755561756127E-015</text:p>
          </table:table-cell>
          <table:table-cell table:formula="of:=(COS([.D41]*PI())+1)^1*0.5" office:value-type="float" office:value="0.146446609406727">
            <text:p>0.1464466094</text:p>
          </table:table-cell>
          <table:table-cell table:formula="of:=[.F41]*[.G41]" office:value-type="float" office:value="-9.14933337271795E-016">
            <text:p>-9.14933337271795E-016</text:p>
          </table:table-cell>
          <table:table-cell/>
          <table:table-cell table:formula="of:=[.D41]" office:value-type="float" office:value="-0.75">
            <text:p>-0.75</text:p>
          </table:table-cell>
          <table:table-cell table:formula="of:=[.H41]" office:value-type="float" office:value="-9.14933337271795E-016">
            <text:p>-9.14933337271795E-016</text:p>
          </table:table-cell>
          <table:table-cell/>
        </table:table-row>
        <table:table-row table:style-name="ro1">
          <table:table-cell table:number-columns-repeated="3"/>
          <table:table-cell table:formula="of:=[.D41]+0.01" office:value-type="float" office:value="-0.74">
            <text:p>-0.74</text:p>
          </table:table-cell>
          <table:table-cell table:formula="of:=[.D42]*10*PI()" office:value-type="float" office:value="-23.2477856365645">
            <text:p>-23.2477856366</text:p>
          </table:table-cell>
          <table:table-cell table:formula="of:=COS([.E42])" office:value-type="float" office:value="-0.309016994374955">
            <text:p>-0.3090169944</text:p>
          </table:table-cell>
          <table:table-cell table:formula="of:=(COS([.D42]*PI())+1)^1*0.5" office:value-type="float" office:value="0.157726447035656">
            <text:p>0.157726447</text:p>
          </table:table-cell>
          <table:table-cell table:formula="of:=[.F42]*[.G42]" office:value-type="float" office:value="-0.0487401525963989">
            <text:p>-0.0487401526</text:p>
          </table:table-cell>
          <table:table-cell/>
          <table:table-cell table:formula="of:=[.D42]" office:value-type="float" office:value="-0.74">
            <text:p>-0.74</text:p>
          </table:table-cell>
          <table:table-cell table:formula="of:=[.H42]" office:value-type="float" office:value="-0.0487401525963989">
            <text:p>-0.0487401526</text:p>
          </table:table-cell>
          <table:table-cell/>
        </table:table-row>
        <table:table-row table:style-name="ro1">
          <table:table-cell table:number-columns-repeated="3"/>
          <table:table-cell table:formula="of:=[.D42]+0.01" office:value-type="float" office:value="-0.73">
            <text:p>-0.73</text:p>
          </table:table-cell>
          <table:table-cell table:formula="of:=[.D43]*10*PI()" office:value-type="float" office:value="-22.9336263712055">
            <text:p>-22.9336263712</text:p>
          </table:table-cell>
          <table:table-cell table:formula="of:=COS([.E43])" office:value-type="float" office:value="-0.587785252292481">
            <text:p>-0.5877852523</text:p>
          </table:table-cell>
          <table:table-cell table:formula="of:=(COS([.D43]*PI())+1)^1*0.5" office:value-type="float" office:value="0.169344067338174">
            <text:p>0.1693440673</text:p>
          </table:table-cell>
          <table:table-cell table:formula="of:=[.F43]*[.G43]" office:value-type="float" office:value="-0.0995379453446037">
            <text:p>-0.0995379453</text:p>
          </table:table-cell>
          <table:table-cell/>
          <table:table-cell table:formula="of:=[.D43]" office:value-type="float" office:value="-0.73">
            <text:p>-0.73</text:p>
          </table:table-cell>
          <table:table-cell table:formula="of:=[.H43]" office:value-type="float" office:value="-0.0995379453446037">
            <text:p>-0.0995379453</text:p>
          </table:table-cell>
          <table:table-cell/>
        </table:table-row>
        <table:table-row table:style-name="ro1">
          <table:table-cell table:number-columns-repeated="3"/>
          <table:table-cell table:formula="of:=[.D43]+0.01" office:value-type="float" office:value="-0.72">
            <text:p>-0.72</text:p>
          </table:table-cell>
          <table:table-cell table:formula="of:=[.D44]*10*PI()" office:value-type="float" office:value="-22.6194671058465">
            <text:p>-22.6194671058</text:p>
          </table:table-cell>
          <table:table-cell table:formula="of:=COS([.E44])" office:value-type="float" office:value="-0.809016994374952">
            <text:p>-0.8090169944</text:p>
          </table:table-cell>
          <table:table-cell table:formula="of:=(COS([.D44]*PI())+1)^1*0.5" office:value-type="float" office:value="0.181288005125655">
            <text:p>0.1812880051</text:p>
          </table:table-cell>
          <table:table-cell table:formula="of:=[.F44]*[.G44]" office:value-type="float" office:value="-0.146665077022989">
            <text:p>-0.146665077</text:p>
          </table:table-cell>
          <table:table-cell/>
          <table:table-cell table:formula="of:=[.D44]" office:value-type="float" office:value="-0.72">
            <text:p>-0.72</text:p>
          </table:table-cell>
          <table:table-cell table:formula="of:=[.H44]" office:value-type="float" office:value="-0.146665077022989">
            <text:p>-0.146665077</text:p>
          </table:table-cell>
          <table:table-cell/>
        </table:table-row>
        <table:table-row table:style-name="ro1">
          <table:table-cell table:number-columns-repeated="3"/>
          <table:table-cell table:formula="of:=[.D44]+0.01" office:value-type="float" office:value="-0.71">
            <text:p>-0.71</text:p>
          </table:table-cell>
          <table:table-cell table:formula="of:=[.D45]*10*PI()" office:value-type="float" office:value="-22.3053078404875">
            <text:p>-22.3053078405</text:p>
          </table:table-cell>
          <table:table-cell table:formula="of:=COS([.E45])" office:value-type="float" office:value="-0.951056516295155">
            <text:p>-0.9510565163</text:p>
          </table:table-cell>
          <table:table-cell table:formula="of:=(COS([.D45]*PI())+1)^1*0.5" office:value-type="float" office:value="0.193546473173512">
            <text:p>0.1935464732</text:p>
          </table:table-cell>
          <table:table-cell table:formula="of:=[.F45]*[.G45]" office:value-type="float" office:value="-0.184073634517614">
            <text:p>-0.1840736345</text:p>
          </table:table-cell>
          <table:table-cell/>
          <table:table-cell table:formula="of:=[.D45]" office:value-type="float" office:value="-0.71">
            <text:p>-0.71</text:p>
          </table:table-cell>
          <table:table-cell table:formula="of:=[.H45]" office:value-type="float" office:value="-0.184073634517614">
            <text:p>-0.1840736345</text:p>
          </table:table-cell>
          <table:table-cell/>
        </table:table-row>
        <table:table-row table:style-name="ro1">
          <table:table-cell table:number-columns-repeated="3"/>
          <table:table-cell table:formula="of:=[.D45]+0.01" office:value-type="float" office:value="-0.7">
            <text:p>-0.7</text:p>
          </table:table-cell>
          <table:table-cell table:formula="of:=[.D46]*10*PI()" office:value-type="float" office:value="-21.9911485751285">
            <text:p>-21.9911485751</text:p>
          </table:table-cell>
          <table:table-cell table:formula="of:=COS([.E46])" office:value-type="float" office:value="-1">
            <text:p>-1</text:p>
          </table:table-cell>
          <table:table-cell table:formula="of:=(COS([.D46]*PI())+1)^1*0.5" office:value-type="float" office:value="0.206107373853764">
            <text:p>0.2061073739</text:p>
          </table:table-cell>
          <table:table-cell table:formula="of:=[.F46]*[.G46]" office:value-type="float" office:value="-0.206107373853764">
            <text:p>-0.2061073739</text:p>
          </table:table-cell>
          <table:table-cell/>
          <table:table-cell table:formula="of:=[.D46]" office:value-type="float" office:value="-0.7">
            <text:p>-0.7</text:p>
          </table:table-cell>
          <table:table-cell table:formula="of:=[.H46]" office:value-type="float" office:value="-0.206107373853764">
            <text:p>-0.2061073739</text:p>
          </table:table-cell>
          <table:table-cell/>
        </table:table-row>
        <table:table-row table:style-name="ro1">
          <table:table-cell table:number-columns-repeated="3"/>
          <table:table-cell table:formula="of:=[.D46]+0.01" office:value-type="float" office:value="-0.69">
            <text:p>-0.69</text:p>
          </table:table-cell>
          <table:table-cell table:formula="of:=[.D47]*10*PI()" office:value-type="float" office:value="-21.6769893097696">
            <text:p>-21.6769893098</text:p>
          </table:table-cell>
          <table:table-cell table:formula="of:=COS([.E47])" office:value-type="float" office:value="-0.95105651629515">
            <text:p>-0.9510565163</text:p>
          </table:table-cell>
          <table:table-cell table:formula="of:=(COS([.D47]*PI())+1)^1*0.5" office:value-type="float" office:value="0.218958311073935">
            <text:p>0.2189583111</text:p>
          </table:table-cell>
          <table:table-cell table:formula="of:=[.F47]*[.G47]" office:value-type="float" office:value="-0.208241728543847">
            <text:p>-0.2082417285</text:p>
          </table:table-cell>
          <table:table-cell/>
          <table:table-cell table:formula="of:=[.D47]" office:value-type="float" office:value="-0.69">
            <text:p>-0.69</text:p>
          </table:table-cell>
          <table:table-cell table:formula="of:=[.H47]" office:value-type="float" office:value="-0.208241728543847">
            <text:p>-0.2082417285</text:p>
          </table:table-cell>
          <table:table-cell/>
        </table:table-row>
        <table:table-row table:style-name="ro1">
          <table:table-cell table:number-columns-repeated="3"/>
          <table:table-cell table:formula="of:=[.D47]+0.01" office:value-type="float" office:value="-0.68">
            <text:p>-0.68</text:p>
          </table:table-cell>
          <table:table-cell table:formula="of:=[.D48]*10*PI()" office:value-type="float" office:value="-21.3628300444106">
            <text:p>-21.3628300444</text:p>
          </table:table-cell>
          <table:table-cell table:formula="of:=COS([.E48])" office:value-type="float" office:value="-0.809016994374941">
            <text:p>-0.8090169944</text:p>
          </table:table-cell>
          <table:table-cell table:formula="of:=(COS([.D48]*PI())+1)^1*0.5" office:value-type="float" office:value="0.232086602510502">
            <text:p>0.2320866025</text:p>
          </table:table-cell>
          <table:table-cell table:formula="of:=[.F48]*[.G48]" office:value-type="float" office:value="-0.187762005597738">
            <text:p>-0.1877620056</text:p>
          </table:table-cell>
          <table:table-cell/>
          <table:table-cell table:formula="of:=[.D48]" office:value-type="float" office:value="-0.68">
            <text:p>-0.68</text:p>
          </table:table-cell>
          <table:table-cell table:formula="of:=[.H48]" office:value-type="float" office:value="-0.187762005597738">
            <text:p>-0.1877620056</text:p>
          </table:table-cell>
          <table:table-cell/>
        </table:table-row>
        <table:table-row table:style-name="ro1">
          <table:table-cell table:number-columns-repeated="3"/>
          <table:table-cell table:formula="of:=[.D48]+0.01" office:value-type="float" office:value="-0.67">
            <text:p>-0.67</text:p>
          </table:table-cell>
          <table:table-cell table:formula="of:=[.D49]*10*PI()" office:value-type="float" office:value="-21.0486707790516">
            <text:p>-21.0486707791</text:p>
          </table:table-cell>
          <table:table-cell table:formula="of:=COS([.E49])" office:value-type="float" office:value="-0.587785252292465">
            <text:p>-0.5877852523</text:p>
          </table:table-cell>
          <table:table-cell table:formula="of:=(COS([.D49]*PI())+1)^1*0.5" office:value-type="float" office:value="0.245479292124815">
            <text:p>0.2454792921</text:p>
          </table:table-cell>
          <table:table-cell table:formula="of:=[.F49]*[.G49]" office:value-type="float" office:value="-0.14428910765416">
            <text:p>-0.1442891077</text:p>
          </table:table-cell>
          <table:table-cell/>
          <table:table-cell table:formula="of:=[.D49]" office:value-type="float" office:value="-0.67">
            <text:p>-0.67</text:p>
          </table:table-cell>
          <table:table-cell table:formula="of:=[.H49]" office:value-type="float" office:value="-0.14428910765416">
            <text:p>-0.1442891077</text:p>
          </table:table-cell>
          <table:table-cell/>
        </table:table-row>
        <table:table-row table:style-name="ro1">
          <table:table-cell table:number-columns-repeated="3"/>
          <table:table-cell table:formula="of:=[.D49]+0.01" office:value-type="float" office:value="-0.66">
            <text:p>-0.66</text:p>
          </table:table-cell>
          <table:table-cell table:formula="of:=[.D50]*10*PI()" office:value-type="float" office:value="-20.7345115136926">
            <text:p>-20.7345115137</text:p>
          </table:table-cell>
          <table:table-cell table:formula="of:=COS([.E50])" office:value-type="float" office:value="-0.309016994374936">
            <text:p>-0.3090169944</text:p>
          </table:table-cell>
          <table:table-cell table:formula="of:=(COS([.D50]*PI())+1)^1*0.5" office:value-type="float" office:value="0.259123162949143">
            <text:p>0.2591231629</text:p>
          </table:table-cell>
          <table:table-cell table:formula="of:=[.F50]*[.G50]" office:value-type="float" office:value="-0.080073460987471">
            <text:p>-0.080073461</text:p>
          </table:table-cell>
          <table:table-cell/>
          <table:table-cell table:formula="of:=[.D50]" office:value-type="float" office:value="-0.66">
            <text:p>-0.66</text:p>
          </table:table-cell>
          <table:table-cell table:formula="of:=[.H50]" office:value-type="float" office:value="-0.080073460987471">
            <text:p>-0.080073461</text:p>
          </table:table-cell>
          <table:table-cell/>
        </table:table-row>
        <table:table-row table:style-name="ro1">
          <table:table-cell table:number-columns-repeated="3"/>
          <table:table-cell table:formula="of:=[.D50]+0.01" office:value-type="float" office:value="-0.65">
            <text:p>-0.65</text:p>
          </table:table-cell>
          <table:table-cell table:formula="of:=[.D51]*10*PI()" office:value-type="float" office:value="-20.4203522483336">
            <text:p>-20.4203522483</text:p>
          </table:table-cell>
          <table:table-cell table:formula="of:=COS([.E51])" office:value-type="float" office:value="0.0000000000000132305182952475">
            <text:p>1.32305182952475E-014</text:p>
          </table:table-cell>
          <table:table-cell table:formula="of:=(COS([.D51]*PI())+1)^1*0.5" office:value-type="float" office:value="0.273004750130227">
            <text:p>0.2730047501</text:p>
          </table:table-cell>
          <table:table-cell table:formula="of:=[.F51]*[.G51]" office:value-type="float" office:value="3.61199434128745E-015">
            <text:p>3.61199434128745E-015</text:p>
          </table:table-cell>
          <table:table-cell/>
          <table:table-cell table:formula="of:=[.D51]" office:value-type="float" office:value="-0.65">
            <text:p>-0.65</text:p>
          </table:table-cell>
          <table:table-cell table:formula="of:=[.H51]" office:value-type="float" office:value="3.61199434128745E-015">
            <text:p>3.61199434128745E-015</text:p>
          </table:table-cell>
          <table:table-cell/>
        </table:table-row>
        <table:table-row table:style-name="ro1">
          <table:table-cell table:number-columns-repeated="3"/>
          <table:table-cell table:formula="of:=[.D51]+0.01" office:value-type="float" office:value="-0.64">
            <text:p>-0.64</text:p>
          </table:table-cell>
          <table:table-cell table:formula="of:=[.D52]*10*PI()" office:value-type="float" office:value="-20.1061929829747">
            <text:p>-20.106192983</text:p>
          </table:table-cell>
          <table:table-cell table:formula="of:=COS([.E52])" office:value-type="float" office:value="0.309016994374958">
            <text:p>0.3090169944</text:p>
          </table:table-cell>
          <table:table-cell table:formula="of:=(COS([.D52]*PI())+1)^1*0.5" office:value-type="float" office:value="0.287110354217464">
            <text:p>0.2871103542</text:p>
          </table:table-cell>
          <table:table-cell table:formula="of:=[.F52]*[.G52]" office:value-type="float" office:value="0.0887219787142104">
            <text:p>0.0887219787</text:p>
          </table:table-cell>
          <table:table-cell/>
          <table:table-cell table:formula="of:=[.D52]" office:value-type="float" office:value="-0.64">
            <text:p>-0.64</text:p>
          </table:table-cell>
          <table:table-cell table:formula="of:=[.H52]" office:value-type="float" office:value="0.0887219787142104">
            <text:p>0.0887219787</text:p>
          </table:table-cell>
          <table:table-cell/>
        </table:table-row>
        <table:table-row table:style-name="ro1">
          <table:table-cell table:number-columns-repeated="3"/>
          <table:table-cell table:formula="of:=[.D52]+0.01" office:value-type="float" office:value="-0.63">
            <text:p>-0.63</text:p>
          </table:table-cell>
          <table:table-cell table:formula="of:=[.D53]*10*PI()" office:value-type="float" office:value="-19.7920337176157">
            <text:p>-19.7920337176</text:p>
          </table:table-cell>
          <table:table-cell table:formula="of:=COS([.E53])" office:value-type="float" office:value="0.587785252292481">
            <text:p>0.5877852523</text:p>
          </table:table-cell>
          <table:table-cell table:formula="of:=(COS([.D53]*PI())+1)^1*0.5" office:value-type="float" office:value="0.30142605468261">
            <text:p>0.3014260547</text:p>
          </table:table-cell>
          <table:table-cell table:formula="of:=[.F53]*[.G53]" office:value-type="float" office:value="0.177173789599145">
            <text:p>0.1771737896</text:p>
          </table:table-cell>
          <table:table-cell/>
          <table:table-cell table:formula="of:=[.D53]" office:value-type="float" office:value="-0.63">
            <text:p>-0.63</text:p>
          </table:table-cell>
          <table:table-cell table:formula="of:=[.H53]" office:value-type="float" office:value="0.177173789599145">
            <text:p>0.1771737896</text:p>
          </table:table-cell>
          <table:table-cell/>
        </table:table-row>
        <table:table-row table:style-name="ro1">
          <table:table-cell table:number-columns-repeated="3"/>
          <table:table-cell table:formula="of:=[.D53]+0.01" office:value-type="float" office:value="-0.62">
            <text:p>-0.62</text:p>
          </table:table-cell>
          <table:table-cell table:formula="of:=[.D54]*10*PI()" office:value-type="float" office:value="-19.4778744522567">
            <text:p>-19.4778744523</text:p>
          </table:table-cell>
          <table:table-cell table:formula="of:=COS([.E54])" office:value-type="float" office:value="0.809016994374954">
            <text:p>0.8090169944</text:p>
          </table:table-cell>
          <table:table-cell table:formula="of:=(COS([.D54]*PI())+1)^1*0.5" office:value-type="float" office:value="0.315937723657662">
            <text:p>0.3159377237</text:p>
          </table:table-cell>
          <table:table-cell table:formula="of:=[.F54]*[.G54]" office:value-type="float" office:value="0.255598987603186">
            <text:p>0.2555989876</text:p>
          </table:table-cell>
          <table:table-cell/>
          <table:table-cell table:formula="of:=[.D54]" office:value-type="float" office:value="-0.62">
            <text:p>-0.62</text:p>
          </table:table-cell>
          <table:table-cell table:formula="of:=[.H54]" office:value-type="float" office:value="0.255598987603186">
            <text:p>0.2555989876</text:p>
          </table:table-cell>
          <table:table-cell/>
        </table:table-row>
        <table:table-row table:style-name="ro1">
          <table:table-cell table:number-columns-repeated="3"/>
          <table:table-cell table:formula="of:=[.D54]+0.01" office:value-type="float" office:value="-0.61">
            <text:p>-0.61</text:p>
          </table:table-cell>
          <table:table-cell table:formula="of:=[.D55]*10*PI()" office:value-type="float" office:value="-19.1637151868977">
            <text:p>-19.1637151869</text:p>
          </table:table-cell>
          <table:table-cell table:formula="of:=COS([.E55])" office:value-type="float" office:value="0.951056516295158">
            <text:p>0.9510565163</text:p>
          </table:table-cell>
          <table:table-cell table:formula="of:=(COS([.D55]*PI())+1)^1*0.5" office:value-type="float" office:value="0.330631039877355">
            <text:p>0.3306310399</text:p>
          </table:table-cell>
          <table:table-cell table:formula="of:=[.F55]*[.G55]" office:value-type="float" office:value="0.314448804964802">
            <text:p>0.314448805</text:p>
          </table:table-cell>
          <table:table-cell/>
          <table:table-cell table:formula="of:=[.D55]" office:value-type="float" office:value="-0.61">
            <text:p>-0.61</text:p>
          </table:table-cell>
          <table:table-cell table:formula="of:=[.H55]" office:value-type="float" office:value="0.314448804964802">
            <text:p>0.314448805</text:p>
          </table:table-cell>
          <table:table-cell/>
        </table:table-row>
        <table:table-row table:style-name="ro1">
          <table:table-cell table:number-columns-repeated="3"/>
          <table:table-cell table:formula="of:=[.D55]+0.01" office:value-type="float" office:value="-0.6">
            <text:p>-0.6</text:p>
          </table:table-cell>
          <table:table-cell table:formula="of:=[.D56]*10*PI()" office:value-type="float" office:value="-18.8495559215387">
            <text:p>-18.8495559215</text:p>
          </table:table-cell>
          <table:table-cell table:formula="of:=COS([.E56])" office:value-type="float" office:value="1">
            <text:p>1</text:p>
          </table:table-cell>
          <table:table-cell table:formula="of:=(COS([.D56]*PI())+1)^1*0.5" office:value-type="float" office:value="0.345491502812527">
            <text:p>0.3454915028</text:p>
          </table:table-cell>
          <table:table-cell table:formula="of:=[.F56]*[.G56]" office:value-type="float" office:value="0.345491502812527">
            <text:p>0.3454915028</text:p>
          </table:table-cell>
          <table:table-cell/>
          <table:table-cell table:formula="of:=[.D56]" office:value-type="float" office:value="-0.6">
            <text:p>-0.6</text:p>
          </table:table-cell>
          <table:table-cell table:formula="of:=[.H56]" office:value-type="float" office:value="0.345491502812527">
            <text:p>0.3454915028</text:p>
          </table:table-cell>
          <table:table-cell/>
        </table:table-row>
        <table:table-row table:style-name="ro1">
          <table:table-cell table:number-columns-repeated="3"/>
          <table:table-cell table:formula="of:=[.D56]+0.01" office:value-type="float" office:value="-0.59">
            <text:p>-0.59</text:p>
          </table:table-cell>
          <table:table-cell table:formula="of:=[.D57]*10*PI()" office:value-type="float" office:value="-18.5353966561798">
            <text:p>-18.5353966562</text:p>
          </table:table-cell>
          <table:table-cell table:formula="of:=COS([.E57])" office:value-type="float" office:value="0.951056516295151">
            <text:p>0.9510565163</text:p>
          </table:table-cell>
          <table:table-cell table:formula="of:=(COS([.D57]*PI())+1)^1*0.5" office:value-type="float" office:value="0.360504446980386">
            <text:p>0.360504447</text:p>
          </table:table-cell>
          <table:table-cell table:formula="of:=[.F57]*[.G57]" office:value-type="float" office:value="0.342860103454076">
            <text:p>0.3428601035</text:p>
          </table:table-cell>
          <table:table-cell/>
          <table:table-cell table:formula="of:=[.D57]" office:value-type="float" office:value="-0.59">
            <text:p>-0.59</text:p>
          </table:table-cell>
          <table:table-cell table:formula="of:=[.H57]" office:value-type="float" office:value="0.342860103454076">
            <text:p>0.3428601035</text:p>
          </table:table-cell>
          <table:table-cell/>
        </table:table-row>
        <table:table-row table:style-name="ro1">
          <table:table-cell table:number-columns-repeated="3"/>
          <table:table-cell table:formula="of:=[.D57]+0.01" office:value-type="float" office:value="-0.58">
            <text:p>-0.58</text:p>
          </table:table-cell>
          <table:table-cell table:formula="of:=[.D58]*10*PI()" office:value-type="float" office:value="-18.2212373908208">
            <text:p>-18.2212373908</text:p>
          </table:table-cell>
          <table:table-cell table:formula="of:=COS([.E58])" office:value-type="float" office:value="0.809016994374941">
            <text:p>0.8090169944</text:p>
          </table:table-cell>
          <table:table-cell table:formula="of:=(COS([.D58]*PI())+1)^1*0.5" office:value-type="float" office:value="0.375655056417573">
            <text:p>0.3756550564</text:p>
          </table:table-cell>
          <table:table-cell table:formula="of:=[.F58]*[.G58]" office:value-type="float" office:value="0.303911324664694">
            <text:p>0.3039113247</text:p>
          </table:table-cell>
          <table:table-cell/>
          <table:table-cell table:formula="of:=[.D58]" office:value-type="float" office:value="-0.58">
            <text:p>-0.58</text:p>
          </table:table-cell>
          <table:table-cell table:formula="of:=[.H58]" office:value-type="float" office:value="0.303911324664694">
            <text:p>0.3039113247</text:p>
          </table:table-cell>
          <table:table-cell/>
        </table:table-row>
        <table:table-row table:style-name="ro1">
          <table:table-cell table:number-columns-repeated="3"/>
          <table:table-cell table:formula="of:=[.D58]+0.01" office:value-type="float" office:value="-0.57">
            <text:p>-0.57</text:p>
          </table:table-cell>
          <table:table-cell table:formula="of:=[.D59]*10*PI()" office:value-type="float" office:value="-17.9070781254618">
            <text:p>-17.9070781255</text:p>
          </table:table-cell>
          <table:table-cell table:formula="of:=COS([.E59])" office:value-type="float" office:value="0.587785252292462">
            <text:p>0.5877852523</text:p>
          </table:table-cell>
          <table:table-cell table:formula="of:=(COS([.D59]*PI())+1)^1*0.5" office:value-type="float" office:value="0.390928379301729">
            <text:p>0.3909283793</text:p>
          </table:table-cell>
          <table:table-cell table:formula="of:=[.F59]*[.G59]" office:value-type="float" office:value="0.22978193605615">
            <text:p>0.2297819361</text:p>
          </table:table-cell>
          <table:table-cell/>
          <table:table-cell table:formula="of:=[.D59]" office:value-type="float" office:value="-0.57">
            <text:p>-0.57</text:p>
          </table:table-cell>
          <table:table-cell table:formula="of:=[.H59]" office:value-type="float" office:value="0.22978193605615">
            <text:p>0.2297819361</text:p>
          </table:table-cell>
          <table:table-cell/>
        </table:table-row>
        <table:table-row table:style-name="ro1">
          <table:table-cell table:number-columns-repeated="3"/>
          <table:table-cell table:formula="of:=[.D59]+0.01" office:value-type="float" office:value="-0.56">
            <text:p>-0.56</text:p>
          </table:table-cell>
          <table:table-cell table:formula="of:=[.D60]*10*PI()" office:value-type="float" office:value="-17.5929188601028">
            <text:p>-17.5929188601</text:p>
          </table:table-cell>
          <table:table-cell table:formula="of:=COS([.E60])" office:value-type="float" office:value="0.309016994374937">
            <text:p>0.3090169944</text:p>
          </table:table-cell>
          <table:table-cell table:formula="of:=(COS([.D60]*PI())+1)^1*0.5" office:value-type="float" office:value="0.406309342707138">
            <text:p>0.4063093427</text:p>
          </table:table-cell>
          <table:table-cell table:formula="of:=[.F60]*[.G60]" office:value-type="float" office:value="0.125556491869816">
            <text:p>0.1255564919</text:p>
          </table:table-cell>
          <table:table-cell/>
          <table:table-cell table:formula="of:=[.D60]" office:value-type="float" office:value="-0.56">
            <text:p>-0.56</text:p>
          </table:table-cell>
          <table:table-cell table:formula="of:=[.H60]" office:value-type="float" office:value="0.125556491869816">
            <text:p>0.1255564919</text:p>
          </table:table-cell>
          <table:table-cell/>
        </table:table-row>
        <table:table-row table:style-name="ro1">
          <table:table-cell table:number-columns-repeated="3"/>
          <table:table-cell table:formula="of:=[.D60]+0.01" office:value-type="float" office:value="-0.55">
            <text:p>-0.55</text:p>
          </table:table-cell>
          <table:table-cell table:formula="of:=[.D61]*10*PI()" office:value-type="float" office:value="-17.2787595947438">
            <text:p>-17.2787595947</text:p>
          </table:table-cell>
          <table:table-cell table:formula="of:=COS([.E61])" office:value-type="float" office:value="-0.0000000000000131080536153328">
            <text:p>-1.31080536153328E-014</text:p>
          </table:table-cell>
          <table:table-cell table:formula="of:=(COS([.D61]*PI())+1)^1*0.5" office:value-type="float" office:value="0.421782767479885">
            <text:p>0.4217827675</text:p>
          </table:table-cell>
          <table:table-cell table:formula="of:=[.F61]*[.G61]" office:value-type="float" office:value="-5.52875113014978E-015">
            <text:p>-5.52875113014978E-015</text:p>
          </table:table-cell>
          <table:table-cell/>
          <table:table-cell table:formula="of:=[.D61]" office:value-type="float" office:value="-0.55">
            <text:p>-0.55</text:p>
          </table:table-cell>
          <table:table-cell table:formula="of:=[.H61]" office:value-type="float" office:value="-5.52875113014978E-015">
            <text:p>-5.52875113014978E-015</text:p>
          </table:table-cell>
          <table:table-cell/>
        </table:table-row>
        <table:table-row table:style-name="ro1">
          <table:table-cell table:number-columns-repeated="3"/>
          <table:table-cell table:formula="of:=[.D61]+0.01" office:value-type="float" office:value="-0.54">
            <text:p>-0.54</text:p>
          </table:table-cell>
          <table:table-cell table:formula="of:=[.D62]*10*PI()" office:value-type="float" office:value="-16.9646003293849">
            <text:p>-16.9646003294</text:p>
          </table:table-cell>
          <table:table-cell table:formula="of:=COS([.E62])" office:value-type="float" office:value="-0.309016994374962">
            <text:p>-0.3090169944</text:p>
          </table:table-cell>
          <table:table-cell table:formula="of:=(COS([.D62]*PI())+1)^1*0.5" office:value-type="float" office:value="0.437333383217849">
            <text:p>0.4373333832</text:p>
          </table:table-cell>
          <table:table-cell table:formula="of:=[.F62]*[.G62]" office:value-type="float" office:value="-0.135143447621813">
            <text:p>-0.1351434476</text:p>
          </table:table-cell>
          <table:table-cell/>
          <table:table-cell table:formula="of:=[.D62]" office:value-type="float" office:value="-0.54">
            <text:p>-0.54</text:p>
          </table:table-cell>
          <table:table-cell table:formula="of:=[.H62]" office:value-type="float" office:value="-0.135143447621813">
            <text:p>-0.1351434476</text:p>
          </table:table-cell>
          <table:table-cell/>
        </table:table-row>
        <table:table-row table:style-name="ro1">
          <table:table-cell table:number-columns-repeated="3"/>
          <table:table-cell table:formula="of:=[.D62]+0.01" office:value-type="float" office:value="-0.53">
            <text:p>-0.53</text:p>
          </table:table-cell>
          <table:table-cell table:formula="of:=[.D63]*10*PI()" office:value-type="float" office:value="-16.6504410640259">
            <text:p>-16.650441064</text:p>
          </table:table-cell>
          <table:table-cell table:formula="of:=COS([.E63])" office:value-type="float" office:value="-0.587785252292487">
            <text:p>-0.5877852523</text:p>
          </table:table-cell>
          <table:table-cell table:formula="of:=(COS([.D63]*PI())+1)^1*0.5" office:value-type="float" office:value="0.452945843340744">
            <text:p>0.4529458433</text:p>
          </table:table-cell>
          <table:table-cell table:formula="of:=[.F63]*[.G63]" office:value-type="float" office:value="-0.266234886802872">
            <text:p>-0.2662348868</text:p>
          </table:table-cell>
          <table:table-cell/>
          <table:table-cell table:formula="of:=[.D63]" office:value-type="float" office:value="-0.53">
            <text:p>-0.53</text:p>
          </table:table-cell>
          <table:table-cell table:formula="of:=[.H63]" office:value-type="float" office:value="-0.266234886802872">
            <text:p>-0.2662348868</text:p>
          </table:table-cell>
          <table:table-cell/>
        </table:table-row>
        <table:table-row table:style-name="ro1">
          <table:table-cell table:number-columns-repeated="3"/>
          <table:table-cell table:formula="of:=[.D63]+0.01" office:value-type="float" office:value="-0.52">
            <text:p>-0.52</text:p>
          </table:table-cell>
          <table:table-cell table:formula="of:=[.D64]*10*PI()" office:value-type="float" office:value="-16.3362817986669">
            <text:p>-16.3362817987</text:p>
          </table:table-cell>
          <table:table-cell table:formula="of:=COS([.E64])" office:value-type="float" office:value="-0.809016994374956">
            <text:p>-0.8090169944</text:p>
          </table:table-cell>
          <table:table-cell table:formula="of:=(COS([.D64]*PI())+1)^1*0.5" office:value-type="float" office:value="0.468604740235344">
            <text:p>0.4686047402</text:p>
          </table:table-cell>
          <table:table-cell table:formula="of:=[.F64]*[.G64]" office:value-type="float" office:value="-0.379109198495055">
            <text:p>-0.3791091985</text:p>
          </table:table-cell>
          <table:table-cell/>
          <table:table-cell table:formula="of:=[.D64]" office:value-type="float" office:value="-0.52">
            <text:p>-0.52</text:p>
          </table:table-cell>
          <table:table-cell table:formula="of:=[.H64]" office:value-type="float" office:value="-0.379109198495055">
            <text:p>-0.3791091985</text:p>
          </table:table-cell>
          <table:table-cell/>
        </table:table-row>
        <table:table-row table:style-name="ro1">
          <table:table-cell table:number-columns-repeated="3"/>
          <table:table-cell table:formula="of:=[.D64]+0.01" office:value-type="float" office:value="-0.51">
            <text:p>-0.51</text:p>
          </table:table-cell>
          <table:table-cell table:formula="of:=[.D65]*10*PI()" office:value-type="float" office:value="-16.0221225333079">
            <text:p>-16.0221225333</text:p>
          </table:table-cell>
          <table:table-cell table:formula="of:=COS([.E65])" office:value-type="float" office:value="-0.951056516295158">
            <text:p>-0.9510565163</text:p>
          </table:table-cell>
          <table:table-cell table:formula="of:=(COS([.D65]*PI())+1)^1*0.5" office:value-type="float" office:value="0.484294620460936">
            <text:p>0.4842946205</text:p>
          </table:table-cell>
          <table:table-cell table:formula="of:=[.F65]*[.G65]" office:value-type="float" office:value="-0.460591554596064">
            <text:p>-0.4605915546</text:p>
          </table:table-cell>
          <table:table-cell/>
          <table:table-cell table:formula="of:=[.D65]" office:value-type="float" office:value="-0.51">
            <text:p>-0.51</text:p>
          </table:table-cell>
          <table:table-cell table:formula="of:=[.H65]" office:value-type="float" office:value="-0.460591554596064">
            <text:p>-0.4605915546</text:p>
          </table:table-cell>
          <table:table-cell/>
        </table:table-row>
        <table:table-row table:style-name="ro1">
          <table:table-cell table:number-columns-repeated="3"/>
          <table:table-cell table:formula="of:=[.D65]+0.01" office:value-type="float" office:value="-0.5">
            <text:p>-0.5</text:p>
          </table:table-cell>
          <table:table-cell table:formula="of:=[.D66]*10*PI()" office:value-type="float" office:value="-15.707963267949">
            <text:p>-15.7079632679</text:p>
          </table:table-cell>
          <table:table-cell table:formula="of:=COS([.E66])" office:value-type="float" office:value="-1">
            <text:p>-1</text:p>
          </table:table-cell>
          <table:table-cell table:formula="of:=(COS([.D66]*PI())+1)^1*0.5" office:value-type="float" office:value="0.500000000000001">
            <text:p>0.5</text:p>
          </table:table-cell>
          <table:table-cell table:formula="of:=[.F66]*[.G66]" office:value-type="float" office:value="-0.500000000000001">
            <text:p>-0.5</text:p>
          </table:table-cell>
          <table:table-cell/>
          <table:table-cell table:formula="of:=[.D66]" office:value-type="float" office:value="-0.5">
            <text:p>-0.5</text:p>
          </table:table-cell>
          <table:table-cell table:formula="of:=[.H66]" office:value-type="float" office:value="-0.500000000000001">
            <text:p>-0.5</text:p>
          </table:table-cell>
          <table:table-cell/>
        </table:table-row>
        <table:table-row table:style-name="ro1">
          <table:table-cell table:number-columns-repeated="3"/>
          <table:table-cell table:formula="of:=[.D66]+0.01" office:value-type="float" office:value="-0.49">
            <text:p>-0.49</text:p>
          </table:table-cell>
          <table:table-cell table:formula="of:=[.D67]*10*PI()" office:value-type="float" office:value="-15.39380400259">
            <text:p>-15.3938040026</text:p>
          </table:table-cell>
          <table:table-cell table:formula="of:=COS([.E67])" office:value-type="float" office:value="-0.951056516295148">
            <text:p>-0.9510565163</text:p>
          </table:table-cell>
          <table:table-cell table:formula="of:=(COS([.D67]*PI())+1)^1*0.5" office:value-type="float" office:value="0.515705379539065">
            <text:p>0.5157053795</text:p>
          </table:table-cell>
          <table:table-cell table:formula="of:=[.F67]*[.G67]" office:value-type="float" office:value="-0.49046496169909">
            <text:p>-0.4904649617</text:p>
          </table:table-cell>
          <table:table-cell/>
          <table:table-cell table:formula="of:=[.D67]" office:value-type="float" office:value="-0.49">
            <text:p>-0.49</text:p>
          </table:table-cell>
          <table:table-cell table:formula="of:=[.H67]" office:value-type="float" office:value="-0.49046496169909">
            <text:p>-0.4904649617</text:p>
          </table:table-cell>
          <table:table-cell/>
        </table:table-row>
        <table:table-row table:style-name="ro1">
          <table:table-cell table:number-columns-repeated="3"/>
          <table:table-cell table:formula="of:=[.D67]+0.01" office:value-type="float" office:value="-0.48">
            <text:p>-0.48</text:p>
          </table:table-cell>
          <table:table-cell table:formula="of:=[.D68]*10*PI()" office:value-type="float" office:value="-15.079644737231">
            <text:p>-15.0796447372</text:p>
          </table:table-cell>
          <table:table-cell table:formula="of:=COS([.E68])" office:value-type="float" office:value="-0.809016994374939">
            <text:p>-0.8090169944</text:p>
          </table:table-cell>
          <table:table-cell table:formula="of:=(COS([.D68]*PI())+1)^1*0.5" office:value-type="float" office:value="0.531395259764657">
            <text:p>0.5313952598</text:p>
          </table:table-cell>
          <table:table-cell table:formula="of:=[.F68]*[.G68]" office:value-type="float" office:value="-0.429907795879893">
            <text:p>-0.4299077959</text:p>
          </table:table-cell>
          <table:table-cell/>
          <table:table-cell table:formula="of:=[.D68]" office:value-type="float" office:value="-0.48">
            <text:p>-0.48</text:p>
          </table:table-cell>
          <table:table-cell table:formula="of:=[.H68]" office:value-type="float" office:value="-0.429907795879893">
            <text:p>-0.4299077959</text:p>
          </table:table-cell>
          <table:table-cell/>
        </table:table-row>
        <table:table-row table:style-name="ro1">
          <table:table-cell table:number-columns-repeated="3"/>
          <table:table-cell table:formula="of:=[.D68]+0.01" office:value-type="float" office:value="-0.47">
            <text:p>-0.47</text:p>
          </table:table-cell>
          <table:table-cell table:formula="of:=[.D69]*10*PI()" office:value-type="float" office:value="-14.765485471872">
            <text:p>-14.7654854719</text:p>
          </table:table-cell>
          <table:table-cell table:formula="of:=COS([.E69])" office:value-type="float" office:value="-0.587785252292461">
            <text:p>-0.5877852523</text:p>
          </table:table-cell>
          <table:table-cell table:formula="of:=(COS([.D69]*PI())+1)^1*0.5" office:value-type="float" office:value="0.547054156659258">
            <text:p>0.5470541567</text:p>
          </table:table-cell>
          <table:table-cell table:formula="of:=[.F69]*[.G69]" office:value-type="float" office:value="-0.321550365489601">
            <text:p>-0.3215503655</text:p>
          </table:table-cell>
          <table:table-cell/>
          <table:table-cell table:formula="of:=[.D69]" office:value-type="float" office:value="-0.47">
            <text:p>-0.47</text:p>
          </table:table-cell>
          <table:table-cell table:formula="of:=[.H69]" office:value-type="float" office:value="-0.321550365489601">
            <text:p>-0.3215503655</text:p>
          </table:table-cell>
          <table:table-cell/>
        </table:table-row>
        <table:table-row table:style-name="ro1">
          <table:table-cell table:number-columns-repeated="3"/>
          <table:table-cell table:formula="of:=[.D69]+0.01" office:value-type="float" office:value="-0.46">
            <text:p>-0.46</text:p>
          </table:table-cell>
          <table:table-cell table:formula="of:=[.D70]*10*PI()" office:value-type="float" office:value="-14.451326206513">
            <text:p>-14.4513262065</text:p>
          </table:table-cell>
          <table:table-cell table:formula="of:=COS([.E70])" office:value-type="float" office:value="-0.309016994374933">
            <text:p>-0.3090169944</text:p>
          </table:table-cell>
          <table:table-cell table:formula="of:=(COS([.D70]*PI())+1)^1*0.5" office:value-type="float" office:value="0.562666616782153">
            <text:p>0.5626666168</text:p>
          </table:table-cell>
          <table:table-cell table:formula="of:=[.F70]*[.G70]" office:value-type="float" office:value="-0.173873546753133">
            <text:p>-0.1738735468</text:p>
          </table:table-cell>
          <table:table-cell/>
          <table:table-cell table:formula="of:=[.D70]" office:value-type="float" office:value="-0.46">
            <text:p>-0.46</text:p>
          </table:table-cell>
          <table:table-cell table:formula="of:=[.H70]" office:value-type="float" office:value="-0.173873546753133">
            <text:p>-0.1738735468</text:p>
          </table:table-cell>
          <table:table-cell/>
        </table:table-row>
        <table:table-row table:style-name="ro1">
          <table:table-cell table:number-columns-repeated="3"/>
          <table:table-cell table:formula="of:=[.D70]+0.01" office:value-type="float" office:value="-0.45">
            <text:p>-0.45</text:p>
          </table:table-cell>
          <table:table-cell table:formula="of:=[.D71]*10*PI()" office:value-type="float" office:value="-14.1371669411541">
            <text:p>-14.1371669412</text:p>
          </table:table-cell>
          <table:table-cell table:formula="of:=COS([.E71])" office:value-type="float" office:value="0.0000000000000165383026142186">
            <text:p>1.65383026142186E-014</text:p>
          </table:table-cell>
          <table:table-cell table:formula="of:=(COS([.D71]*PI())+1)^1*0.5" office:value-type="float" office:value="0.578217232520116">
            <text:p>0.5782172325</text:p>
          </table:table-cell>
          <table:table-cell table:formula="of:=[.F71]*[.G71]" office:value-type="float" office:value="9.56273156817366E-015">
            <text:p>9.56273156817366E-015</text:p>
          </table:table-cell>
          <table:table-cell/>
          <table:table-cell table:formula="of:=[.D71]" office:value-type="float" office:value="-0.45">
            <text:p>-0.45</text:p>
          </table:table-cell>
          <table:table-cell table:formula="of:=[.H71]" office:value-type="float" office:value="9.56273156817366E-015">
            <text:p>9.56273156817366E-015</text:p>
          </table:table-cell>
          <table:table-cell/>
        </table:table-row>
        <table:table-row table:style-name="ro1">
          <table:table-cell table:number-columns-repeated="3"/>
          <table:table-cell table:formula="of:=[.D71]+0.01" office:value-type="float" office:value="-0.44">
            <text:p>-0.44</text:p>
          </table:table-cell>
          <table:table-cell table:formula="of:=[.D72]*10*PI()" office:value-type="float" office:value="-13.8230076757951">
            <text:p>-13.8230076758</text:p>
          </table:table-cell>
          <table:table-cell table:formula="of:=COS([.E72])" office:value-type="float" office:value="0.309016994374963">
            <text:p>0.3090169944</text:p>
          </table:table-cell>
          <table:table-cell table:formula="of:=(COS([.D72]*PI())+1)^1*0.5" office:value-type="float" office:value="0.593690657292863">
            <text:p>0.5936906573</text:p>
          </table:table-cell>
          <table:table-cell table:formula="of:=[.F72]*[.G72]" office:value-type="float" office:value="0.183460502505137">
            <text:p>0.1834605025</text:p>
          </table:table-cell>
          <table:table-cell/>
          <table:table-cell table:formula="of:=[.D72]" office:value-type="float" office:value="-0.44">
            <text:p>-0.44</text:p>
          </table:table-cell>
          <table:table-cell table:formula="of:=[.H72]" office:value-type="float" office:value="0.183460502505137">
            <text:p>0.1834605025</text:p>
          </table:table-cell>
          <table:table-cell/>
        </table:table-row>
        <table:table-row table:style-name="ro1">
          <table:table-cell table:number-columns-repeated="3"/>
          <table:table-cell table:formula="of:=[.D72]+0.01" office:value-type="float" office:value="-0.429999999999999">
            <text:p>-0.43</text:p>
          </table:table-cell>
          <table:table-cell table:formula="of:=[.D73]*10*PI()" office:value-type="float" office:value="-13.5088484104361">
            <text:p>-13.5088484104</text:p>
          </table:table-cell>
          <table:table-cell table:formula="of:=COS([.E73])" office:value-type="float" office:value="0.587785252292485">
            <text:p>0.5877852523</text:p>
          </table:table-cell>
          <table:table-cell table:formula="of:=(COS([.D73]*PI())+1)^1*0.5" office:value-type="float" office:value="0.609071620698272">
            <text:p>0.6090716207</text:p>
          </table:table-cell>
          <table:table-cell table:formula="of:=[.F73]*[.G73]" office:value-type="float" office:value="0.358003316236327">
            <text:p>0.3580033162</text:p>
          </table:table-cell>
          <table:table-cell/>
          <table:table-cell table:formula="of:=[.D73]" office:value-type="float" office:value="-0.429999999999999">
            <text:p>-0.43</text:p>
          </table:table-cell>
          <table:table-cell table:formula="of:=[.H73]" office:value-type="float" office:value="0.358003316236327">
            <text:p>0.3580033162</text:p>
          </table:table-cell>
          <table:table-cell/>
        </table:table-row>
        <table:table-row table:style-name="ro1">
          <table:table-cell table:number-columns-repeated="3"/>
          <table:table-cell table:formula="of:=[.D73]+0.01" office:value-type="float" office:value="-0.42">
            <text:p>-0.42</text:p>
          </table:table-cell>
          <table:table-cell table:formula="of:=[.D74]*10*PI()" office:value-type="float" office:value="-13.1946891450771">
            <text:p>-13.1946891451</text:p>
          </table:table-cell>
          <table:table-cell table:formula="of:=COS([.E74])" office:value-type="float" office:value="0.809016994374957">
            <text:p>0.8090169944</text:p>
          </table:table-cell>
          <table:table-cell table:formula="of:=(COS([.D74]*PI())+1)^1*0.5" office:value-type="float" office:value="0.624344943582428">
            <text:p>0.6243449436</text:p>
          </table:table-cell>
          <table:table-cell table:formula="of:=[.F74]*[.G74]" office:value-type="float" office:value="0.505105669710258">
            <text:p>0.5051056697</text:p>
          </table:table-cell>
          <table:table-cell/>
          <table:table-cell table:formula="of:=[.D74]" office:value-type="float" office:value="-0.42">
            <text:p>-0.42</text:p>
          </table:table-cell>
          <table:table-cell table:formula="of:=[.H74]" office:value-type="float" office:value="0.505105669710258">
            <text:p>0.5051056697</text:p>
          </table:table-cell>
          <table:table-cell/>
        </table:table-row>
        <table:table-row table:style-name="ro1">
          <table:table-cell table:number-columns-repeated="3"/>
          <table:table-cell table:formula="of:=[.D74]+0.01" office:value-type="float" office:value="-0.409999999999999">
            <text:p>-0.41</text:p>
          </table:table-cell>
          <table:table-cell table:formula="of:=[.D75]*10*PI()" office:value-type="float" office:value="-12.8805298797181">
            <text:p>-12.8805298797</text:p>
          </table:table-cell>
          <table:table-cell table:formula="of:=COS([.E75])" office:value-type="float" office:value="0.951056516295159">
            <text:p>0.9510565163</text:p>
          </table:table-cell>
          <table:table-cell table:formula="of:=(COS([.D75]*PI())+1)^1*0.5" office:value-type="float" office:value="0.639495553019615">
            <text:p>0.639495553</text:p>
          </table:table-cell>
          <table:table-cell table:formula="of:=[.F75]*[.G75]" office:value-type="float" office:value="0.608196412841082">
            <text:p>0.6081964128</text:p>
          </table:table-cell>
          <table:table-cell/>
          <table:table-cell table:formula="of:=[.D75]" office:value-type="float" office:value="-0.409999999999999">
            <text:p>-0.41</text:p>
          </table:table-cell>
          <table:table-cell table:formula="of:=[.H75]" office:value-type="float" office:value="0.608196412841082">
            <text:p>0.6081964128</text:p>
          </table:table-cell>
          <table:table-cell/>
        </table:table-row>
        <table:table-row table:style-name="ro1">
          <table:table-cell table:number-columns-repeated="3"/>
          <table:table-cell table:formula="of:=[.D75]+0.01" office:value-type="float" office:value="-0.4">
            <text:p>-0.4</text:p>
          </table:table-cell>
          <table:table-cell table:formula="of:=[.D76]*10*PI()" office:value-type="float" office:value="-12.5663706143592">
            <text:p>-12.5663706144</text:p>
          </table:table-cell>
          <table:table-cell table:formula="of:=COS([.E76])" office:value-type="float" office:value="1">
            <text:p>1</text:p>
          </table:table-cell>
          <table:table-cell table:formula="of:=(COS([.D76]*PI())+1)^1*0.5" office:value-type="float" office:value="0.654508497187475">
            <text:p>0.6545084972</text:p>
          </table:table-cell>
          <table:table-cell table:formula="of:=[.F76]*[.G76]" office:value-type="float" office:value="0.654508497187475">
            <text:p>0.6545084972</text:p>
          </table:table-cell>
          <table:table-cell/>
          <table:table-cell table:formula="of:=[.D76]" office:value-type="float" office:value="-0.4">
            <text:p>-0.4</text:p>
          </table:table-cell>
          <table:table-cell table:formula="of:=[.H76]" office:value-type="float" office:value="0.654508497187475">
            <text:p>0.6545084972</text:p>
          </table:table-cell>
          <table:table-cell/>
        </table:table-row>
        <table:table-row table:style-name="ro1">
          <table:table-cell table:number-columns-repeated="3"/>
          <table:table-cell table:formula="of:=[.D76]+0.01" office:value-type="float" office:value="-0.389999999999999">
            <text:p>-0.39</text:p>
          </table:table-cell>
          <table:table-cell table:formula="of:=[.D77]*10*PI()" office:value-type="float" office:value="-12.2522113490002">
            <text:p>-12.252211349</text:p>
          </table:table-cell>
          <table:table-cell table:formula="of:=COS([.E77])" office:value-type="float" office:value="0.951056516295148">
            <text:p>0.9510565163</text:p>
          </table:table-cell>
          <table:table-cell table:formula="of:=(COS([.D77]*PI())+1)^1*0.5" office:value-type="float" office:value="0.669368960122646">
            <text:p>0.6693689601</text:p>
          </table:table-cell>
          <table:table-cell table:formula="of:=[.F77]*[.G77]" office:value-type="float" office:value="0.63660771133035">
            <text:p>0.6366077113</text:p>
          </table:table-cell>
          <table:table-cell/>
          <table:table-cell table:formula="of:=[.D77]" office:value-type="float" office:value="-0.389999999999999">
            <text:p>-0.39</text:p>
          </table:table-cell>
          <table:table-cell table:formula="of:=[.H77]" office:value-type="float" office:value="0.63660771133035">
            <text:p>0.6366077113</text:p>
          </table:table-cell>
          <table:table-cell/>
        </table:table-row>
        <table:table-row table:style-name="ro1">
          <table:table-cell table:number-columns-repeated="3"/>
          <table:table-cell table:formula="of:=[.D77]+0.01" office:value-type="float" office:value="-0.379999999999999">
            <text:p>-0.38</text:p>
          </table:table-cell>
          <table:table-cell table:formula="of:=[.D78]*10*PI()" office:value-type="float" office:value="-11.9380520836412">
            <text:p>-11.9380520836</text:p>
          </table:table-cell>
          <table:table-cell table:formula="of:=COS([.E78])" office:value-type="float" office:value="0.809016994374937">
            <text:p>0.8090169944</text:p>
          </table:table-cell>
          <table:table-cell table:formula="of:=(COS([.D78]*PI())+1)^1*0.5" office:value-type="float" office:value="0.68406227634234">
            <text:p>0.6840622763</text:p>
          </table:table-cell>
          <table:table-cell table:formula="of:=[.F78]*[.G78]" office:value-type="float" office:value="0.553418006771757">
            <text:p>0.5534180068</text:p>
          </table:table-cell>
          <table:table-cell/>
          <table:table-cell table:formula="of:=[.D78]" office:value-type="float" office:value="-0.379999999999999">
            <text:p>-0.38</text:p>
          </table:table-cell>
          <table:table-cell table:formula="of:=[.H78]" office:value-type="float" office:value="0.553418006771757">
            <text:p>0.5534180068</text:p>
          </table:table-cell>
          <table:table-cell/>
        </table:table-row>
        <table:table-row table:style-name="ro1">
          <table:table-cell table:number-columns-repeated="3"/>
          <table:table-cell table:formula="of:=[.D78]+0.01" office:value-type="float" office:value="-0.369999999999999">
            <text:p>-0.37</text:p>
          </table:table-cell>
          <table:table-cell table:formula="of:=[.D79]*10*PI()" office:value-type="float" office:value="-11.6238928182822">
            <text:p>-11.6238928183</text:p>
          </table:table-cell>
          <table:table-cell table:formula="of:=COS([.E79])" office:value-type="float" office:value="0.587785252292458">
            <text:p>0.5877852523</text:p>
          </table:table-cell>
          <table:table-cell table:formula="of:=(COS([.D79]*PI())+1)^1*0.5" office:value-type="float" office:value="0.698573945317391">
            <text:p>0.6985739453</text:p>
          </table:table-cell>
          <table:table-cell table:formula="of:=[.F79]*[.G79]" office:value-type="float" office:value="0.410611462693321">
            <text:p>0.4106114627</text:p>
          </table:table-cell>
          <table:table-cell/>
          <table:table-cell table:formula="of:=[.D79]" office:value-type="float" office:value="-0.369999999999999">
            <text:p>-0.37</text:p>
          </table:table-cell>
          <table:table-cell table:formula="of:=[.H79]" office:value-type="float" office:value="0.410611462693321">
            <text:p>0.4106114627</text:p>
          </table:table-cell>
          <table:table-cell/>
        </table:table-row>
        <table:table-row table:style-name="ro1">
          <table:table-cell table:number-columns-repeated="3"/>
          <table:table-cell table:formula="of:=[.D79]+0.01" office:value-type="float" office:value="-0.359999999999999">
            <text:p>-0.36</text:p>
          </table:table-cell>
          <table:table-cell table:formula="of:=[.D80]*10*PI()" office:value-type="float" office:value="-11.3097335529232">
            <text:p>-11.3097335529</text:p>
          </table:table-cell>
          <table:table-cell table:formula="of:=COS([.E80])" office:value-type="float" office:value="0.30901699437493">
            <text:p>0.3090169944</text:p>
          </table:table-cell>
          <table:table-cell table:formula="of:=(COS([.D80]*PI())+1)^1*0.5" office:value-type="float" office:value="0.712889645782537">
            <text:p>0.7128896458</text:p>
          </table:table-cell>
          <table:table-cell table:formula="of:=[.F80]*[.G80]" office:value-type="float" office:value="0.220295015660728">
            <text:p>0.2202950157</text:p>
          </table:table-cell>
          <table:table-cell/>
          <table:table-cell table:formula="of:=[.D80]" office:value-type="float" office:value="-0.359999999999999">
            <text:p>-0.36</text:p>
          </table:table-cell>
          <table:table-cell table:formula="of:=[.H80]" office:value-type="float" office:value="0.220295015660728">
            <text:p>0.2202950157</text:p>
          </table:table-cell>
          <table:table-cell/>
        </table:table-row>
        <table:table-row table:style-name="ro1">
          <table:table-cell table:number-columns-repeated="3"/>
          <table:table-cell table:formula="of:=[.D80]+0.01" office:value-type="float" office:value="-0.349999999999999">
            <text:p>-0.35</text:p>
          </table:table-cell>
          <table:table-cell table:formula="of:=[.D81]*10*PI()" office:value-type="float" office:value="-10.9955742875643">
            <text:p>-10.9955742876</text:p>
          </table:table-cell>
          <table:table-cell table:formula="of:=COS([.E81])" office:value-type="float" office:value="-0.0000000000000181921947737041">
            <text:p>-1.81921947737041E-014</text:p>
          </table:table-cell>
          <table:table-cell table:formula="of:=(COS([.D81]*PI())+1)^1*0.5" office:value-type="float" office:value="0.726995249869774">
            <text:p>0.7269952499</text:p>
          </table:table-cell>
          <table:table-cell table:formula="of:=[.F81]*[.G81]" office:value-type="float" office:value="-0.0000000000000132256391851886">
            <text:p>-1.32256391851886E-014</text:p>
          </table:table-cell>
          <table:table-cell/>
          <table:table-cell table:formula="of:=[.D81]" office:value-type="float" office:value="-0.349999999999999">
            <text:p>-0.35</text:p>
          </table:table-cell>
          <table:table-cell table:formula="of:=[.H81]" office:value-type="float" office:value="-0.0000000000000132256391851886">
            <text:p>-1.32256391851886E-014</text:p>
          </table:table-cell>
          <table:table-cell/>
        </table:table-row>
        <table:table-row table:style-name="ro1">
          <table:table-cell table:number-columns-repeated="3"/>
          <table:table-cell table:formula="of:=[.D81]+0.01" office:value-type="float" office:value="-0.339999999999999">
            <text:p>-0.34</text:p>
          </table:table-cell>
          <table:table-cell table:formula="of:=[.D82]*10*PI()" office:value-type="float" office:value="-10.6814150222053">
            <text:p>-10.6814150222</text:p>
          </table:table-cell>
          <table:table-cell table:formula="of:=COS([.E82])" office:value-type="float" office:value="-0.309016994374965">
            <text:p>-0.3090169944</text:p>
          </table:table-cell>
          <table:table-cell table:formula="of:=(COS([.D82]*PI())+1)^1*0.5" office:value-type="float" office:value="0.740876837050859">
            <text:p>0.7408768371</text:p>
          </table:table-cell>
          <table:table-cell table:formula="of:=[.F82]*[.G82]" office:value-type="float" office:value="-0.228943533387487">
            <text:p>-0.2289435334</text:p>
          </table:table-cell>
          <table:table-cell/>
          <table:table-cell table:formula="of:=[.D82]" office:value-type="float" office:value="-0.339999999999999">
            <text:p>-0.34</text:p>
          </table:table-cell>
          <table:table-cell table:formula="of:=[.H82]" office:value-type="float" office:value="-0.228943533387487">
            <text:p>-0.2289435334</text:p>
          </table:table-cell>
          <table:table-cell/>
        </table:table-row>
        <table:table-row table:style-name="ro1">
          <table:table-cell table:number-columns-repeated="3"/>
          <table:table-cell table:formula="of:=[.D82]+0.01" office:value-type="float" office:value="-0.329999999999999">
            <text:p>-0.33</text:p>
          </table:table-cell>
          <table:table-cell table:formula="of:=[.D83]*10*PI()" office:value-type="float" office:value="-10.3672557568463">
            <text:p>-10.3672557568</text:p>
          </table:table-cell>
          <table:table-cell table:formula="of:=COS([.E83])" office:value-type="float" office:value="-0.587785252292489">
            <text:p>-0.5877852523</text:p>
          </table:table-cell>
          <table:table-cell table:formula="of:=(COS([.D83]*PI())+1)^1*0.5" office:value-type="float" office:value="0.754520707875187">
            <text:p>0.7545207079</text:p>
          </table:table-cell>
          <table:table-cell table:formula="of:=[.F83]*[.G83]" office:value-type="float" office:value="-0.443496144638324">
            <text:p>-0.4434961446</text:p>
          </table:table-cell>
          <table:table-cell/>
          <table:table-cell table:formula="of:=[.D83]" office:value-type="float" office:value="-0.329999999999999">
            <text:p>-0.33</text:p>
          </table:table-cell>
          <table:table-cell table:formula="of:=[.H83]" office:value-type="float" office:value="-0.443496144638324">
            <text:p>-0.4434961446</text:p>
          </table:table-cell>
          <table:table-cell/>
        </table:table-row>
        <table:table-row table:style-name="ro1">
          <table:table-cell table:number-columns-repeated="3"/>
          <table:table-cell table:formula="of:=[.D83]+0.01" office:value-type="float" office:value="-0.319999999999999">
            <text:p>-0.32</text:p>
          </table:table-cell>
          <table:table-cell table:formula="of:=[.D84]*10*PI()" office:value-type="float" office:value="-10.0530964914873">
            <text:p>-10.0530964915</text:p>
          </table:table-cell>
          <table:table-cell table:formula="of:=COS([.E84])" office:value-type="float" office:value="-0.809016994374959">
            <text:p>-0.8090169944</text:p>
          </table:table-cell>
          <table:table-cell table:formula="of:=(COS([.D84]*PI())+1)^1*0.5" office:value-type="float" office:value="0.767913397489499">
            <text:p>0.7679133975</text:p>
          </table:table-cell>
          <table:table-cell table:formula="of:=[.F84]*[.G84]" office:value-type="float" office:value="-0.621254988777218">
            <text:p>-0.6212549888</text:p>
          </table:table-cell>
          <table:table-cell/>
          <table:table-cell table:formula="of:=[.D84]" office:value-type="float" office:value="-0.319999999999999">
            <text:p>-0.32</text:p>
          </table:table-cell>
          <table:table-cell table:formula="of:=[.H84]" office:value-type="float" office:value="-0.621254988777218">
            <text:p>-0.6212549888</text:p>
          </table:table-cell>
          <table:table-cell/>
        </table:table-row>
        <table:table-row table:style-name="ro1">
          <table:table-cell table:number-columns-repeated="3"/>
          <table:table-cell table:formula="of:=[.D84]+0.01" office:value-type="float" office:value="-0.309999999999999">
            <text:p>-0.31</text:p>
          </table:table-cell>
          <table:table-cell table:formula="of:=[.D85]*10*PI()" office:value-type="float" office:value="-9.73893722612834">
            <text:p>-9.7389372261</text:p>
          </table:table-cell>
          <table:table-cell table:formula="of:=COS([.E85])" office:value-type="float" office:value="-0.95105651629516">
            <text:p>-0.9510565163</text:p>
          </table:table-cell>
          <table:table-cell table:formula="of:=(COS([.D85]*PI())+1)^1*0.5" office:value-type="float" office:value="0.781041688926066">
            <text:p>0.7810416889</text:p>
          </table:table-cell>
          <table:table-cell table:formula="of:=[.F85]*[.G85]" office:value-type="float" office:value="-0.742814787751312">
            <text:p>-0.7428147878</text:p>
          </table:table-cell>
          <table:table-cell/>
          <table:table-cell table:formula="of:=[.D85]" office:value-type="float" office:value="-0.309999999999999">
            <text:p>-0.31</text:p>
          </table:table-cell>
          <table:table-cell table:formula="of:=[.H85]" office:value-type="float" office:value="-0.742814787751312">
            <text:p>-0.7428147878</text:p>
          </table:table-cell>
          <table:table-cell/>
        </table:table-row>
        <table:table-row table:style-name="ro1">
          <table:table-cell table:number-columns-repeated="3"/>
          <table:table-cell table:formula="of:=[.D85]+0.01" office:value-type="float" office:value="-0.299999999999999">
            <text:p>-0.3</text:p>
          </table:table-cell>
          <table:table-cell table:formula="of:=[.D86]*10*PI()" office:value-type="float" office:value="-9.42477796076936">
            <text:p>-9.4247779608</text:p>
          </table:table-cell>
          <table:table-cell table:formula="of:=COS([.E86])" office:value-type="float" office:value="-1">
            <text:p>-1</text:p>
          </table:table-cell>
          <table:table-cell table:formula="of:=(COS([.D86]*PI())+1)^1*0.5" office:value-type="float" office:value="0.793892626146237">
            <text:p>0.7938926261</text:p>
          </table:table-cell>
          <table:table-cell table:formula="of:=[.F86]*[.G86]" office:value-type="float" office:value="-0.793892626146237">
            <text:p>-0.7938926261</text:p>
          </table:table-cell>
          <table:table-cell/>
          <table:table-cell table:formula="of:=[.D86]" office:value-type="float" office:value="-0.299999999999999">
            <text:p>-0.3</text:p>
          </table:table-cell>
          <table:table-cell table:formula="of:=[.H86]" office:value-type="float" office:value="-0.793892626146237">
            <text:p>-0.7938926261</text:p>
          </table:table-cell>
          <table:table-cell/>
        </table:table-row>
        <table:table-row table:style-name="ro1">
          <table:table-cell table:number-columns-repeated="3"/>
          <table:table-cell table:formula="of:=[.D86]+0.01" office:value-type="float" office:value="-0.289999999999999">
            <text:p>-0.29</text:p>
          </table:table-cell>
          <table:table-cell table:formula="of:=[.D87]*10*PI()" office:value-type="float" office:value="-9.11061869541038">
            <text:p>-9.1106186954</text:p>
          </table:table-cell>
          <table:table-cell table:formula="of:=COS([.E87])" office:value-type="float" office:value="-0.951056516295147">
            <text:p>-0.9510565163</text:p>
          </table:table-cell>
          <table:table-cell table:formula="of:=(COS([.D87]*PI())+1)^1*0.5" office:value-type="float" office:value="0.806453526826489">
            <text:p>0.8064535268</text:p>
          </table:table-cell>
          <table:table-cell table:formula="of:=[.F87]*[.G87]" office:value-type="float" office:value="-0.766982881777536">
            <text:p>-0.7669828818</text:p>
          </table:table-cell>
          <table:table-cell/>
          <table:table-cell table:formula="of:=[.D87]" office:value-type="float" office:value="-0.289999999999999">
            <text:p>-0.29</text:p>
          </table:table-cell>
          <table:table-cell table:formula="of:=[.H87]" office:value-type="float" office:value="-0.766982881777536">
            <text:p>-0.7669828818</text:p>
          </table:table-cell>
          <table:table-cell/>
        </table:table-row>
        <table:table-row table:style-name="ro1">
          <table:table-cell table:number-columns-repeated="3"/>
          <table:table-cell table:formula="of:=[.D87]+0.01" office:value-type="float" office:value="-0.279999999999999">
            <text:p>-0.28</text:p>
          </table:table-cell>
          <table:table-cell table:formula="of:=[.D88]*10*PI()" office:value-type="float" office:value="-8.7964594300514">
            <text:p>-8.7964594301</text:p>
          </table:table-cell>
          <table:table-cell table:formula="of:=COS([.E88])" office:value-type="float" office:value="-0.809016994374936">
            <text:p>-0.8090169944</text:p>
          </table:table-cell>
          <table:table-cell table:formula="of:=(COS([.D88]*PI())+1)^1*0.5" office:value-type="float" office:value="0.818711994874346">
            <text:p>0.8187119949</text:p>
          </table:table-cell>
          <table:table-cell table:formula="of:=[.F88]*[.G88]" office:value-type="float" office:value="-0.662351917351951">
            <text:p>-0.6623519174</text:p>
          </table:table-cell>
          <table:table-cell/>
          <table:table-cell table:formula="of:=[.D88]" office:value-type="float" office:value="-0.279999999999999">
            <text:p>-0.28</text:p>
          </table:table-cell>
          <table:table-cell table:formula="of:=[.H88]" office:value-type="float" office:value="-0.662351917351951">
            <text:p>-0.6623519174</text:p>
          </table:table-cell>
          <table:table-cell/>
        </table:table-row>
        <table:table-row table:style-name="ro1">
          <table:table-cell table:number-columns-repeated="3"/>
          <table:table-cell table:formula="of:=[.D88]+0.01" office:value-type="float" office:value="-0.269999999999999">
            <text:p>-0.27</text:p>
          </table:table-cell>
          <table:table-cell table:formula="of:=[.D89]*10*PI()" office:value-type="float" office:value="-8.48230016469242">
            <text:p>-8.4823001647</text:p>
          </table:table-cell>
          <table:table-cell table:formula="of:=COS([.E89])" office:value-type="float" office:value="-0.587785252292457">
            <text:p>-0.5877852523</text:p>
          </table:table-cell>
          <table:table-cell table:formula="of:=(COS([.D89]*PI())+1)^1*0.5" office:value-type="float" office:value="0.830655932661827">
            <text:p>0.8306559327</text:p>
          </table:table-cell>
          <table:table-cell table:formula="of:=[.F89]*[.G89]" office:value-type="float" office:value="-0.488247306947858">
            <text:p>-0.4882473069</text:p>
          </table:table-cell>
          <table:table-cell/>
          <table:table-cell table:formula="of:=[.D89]" office:value-type="float" office:value="-0.269999999999999">
            <text:p>-0.27</text:p>
          </table:table-cell>
          <table:table-cell table:formula="of:=[.H89]" office:value-type="float" office:value="-0.488247306947858">
            <text:p>-0.4882473069</text:p>
          </table:table-cell>
          <table:table-cell/>
        </table:table-row>
        <table:table-row table:style-name="ro1">
          <table:table-cell table:number-columns-repeated="3"/>
          <table:table-cell table:formula="of:=[.D89]+0.01" office:value-type="float" office:value="-0.259999999999999">
            <text:p>-0.26</text:p>
          </table:table-cell>
          <table:table-cell table:formula="of:=[.D90]*10*PI()" office:value-type="float" office:value="-8.16814089933344">
            <text:p>-8.1681408993</text:p>
          </table:table-cell>
          <table:table-cell table:formula="of:=COS([.E90])" office:value-type="float" office:value="-0.309016994374927">
            <text:p>-0.3090169944</text:p>
          </table:table-cell>
          <table:table-cell table:formula="of:=(COS([.D90]*PI())+1)^1*0.5" office:value-type="float" office:value="0.842273552964345">
            <text:p>0.842273553</text:p>
          </table:table-cell>
          <table:table-cell table:formula="of:=[.F90]*[.G90]" office:value-type="float" office:value="-0.260276841778533">
            <text:p>-0.2602768418</text:p>
          </table:table-cell>
          <table:table-cell/>
          <table:table-cell table:formula="of:=[.D90]" office:value-type="float" office:value="-0.259999999999999">
            <text:p>-0.26</text:p>
          </table:table-cell>
          <table:table-cell table:formula="of:=[.H90]" office:value-type="float" office:value="-0.260276841778533">
            <text:p>-0.2602768418</text:p>
          </table:table-cell>
          <table:table-cell/>
        </table:table-row>
        <table:table-row table:style-name="ro1">
          <table:table-cell table:number-columns-repeated="3"/>
          <table:table-cell table:formula="of:=[.D90]+0.01" office:value-type="float" office:value="-0.249999999999999">
            <text:p>-0.25</text:p>
          </table:table-cell>
          <table:table-cell table:formula="of:=[.D91]*10*PI()" office:value-type="float" office:value="-7.85398163397446">
            <text:p>-7.853981634</text:p>
          </table:table-cell>
          <table:table-cell table:formula="of:=COS([.E91])" office:value-type="float" office:value="0.0000000000000216224437725898">
            <text:p>2.16224437725898E-014</text:p>
          </table:table-cell>
          <table:table-cell table:formula="of:=(COS([.D91]*PI())+1)^1*0.5" office:value-type="float" office:value="0.853553390593275">
            <text:p>0.8535533906</text:p>
          </table:table-cell>
          <table:table-cell table:formula="of:=[.F91]*[.G91]" office:value-type="float" office:value="0.0000000000000184559101950065">
            <text:p>1.84559101950065E-014</text:p>
          </table:table-cell>
          <table:table-cell/>
          <table:table-cell table:formula="of:=[.D91]" office:value-type="float" office:value="-0.249999999999999">
            <text:p>-0.25</text:p>
          </table:table-cell>
          <table:table-cell table:formula="of:=[.H91]" office:value-type="float" office:value="0.0000000000000184559101950065">
            <text:p>1.84559101950065E-014</text:p>
          </table:table-cell>
          <table:table-cell/>
        </table:table-row>
        <table:table-row table:style-name="ro1">
          <table:table-cell table:number-columns-repeated="3"/>
          <table:table-cell table:formula="of:=[.D91]+0.01" office:value-type="float" office:value="-0.239999999999999">
            <text:p>-0.24</text:p>
          </table:table-cell>
          <table:table-cell table:formula="of:=[.D92]*10*PI()" office:value-type="float" office:value="-7.53982236861548">
            <text:p>-7.5398223686</text:p>
          </table:table-cell>
          <table:table-cell table:formula="of:=COS([.E92])" office:value-type="float" office:value="0.309016994374968">
            <text:p>0.3090169944</text:p>
          </table:table-cell>
          <table:table-cell table:formula="of:=(COS([.D92]*PI())+1)^1*0.5" office:value-type="float" office:value="0.864484313710707">
            <text:p>0.8644843137</text:p>
          </table:table-cell>
          <table:table-cell table:formula="of:=[.F92]*[.G92]" office:value-type="float" office:value="0.267140344307189">
            <text:p>0.2671403443</text:p>
          </table:table-cell>
          <table:table-cell/>
          <table:table-cell table:formula="of:=[.D92]" office:value-type="float" office:value="-0.239999999999999">
            <text:p>-0.24</text:p>
          </table:table-cell>
          <table:table-cell table:formula="of:=[.H92]" office:value-type="float" office:value="0.267140344307189">
            <text:p>0.2671403443</text:p>
          </table:table-cell>
          <table:table-cell/>
        </table:table-row>
        <table:table-row table:style-name="ro1">
          <table:table-cell table:number-columns-repeated="3"/>
          <table:table-cell table:formula="of:=[.D92]+0.01" office:value-type="float" office:value="-0.229999999999999">
            <text:p>-0.23</text:p>
          </table:table-cell>
          <table:table-cell table:formula="of:=[.D93]*10*PI()" office:value-type="float" office:value="-7.2256631032565">
            <text:p>-7.2256631033</text:p>
          </table:table-cell>
          <table:table-cell table:formula="of:=COS([.E93])" office:value-type="float" office:value="0.587785252292491">
            <text:p>0.5877852523</text:p>
          </table:table-cell>
          <table:table-cell table:formula="of:=(COS([.D93]*PI())+1)^1*0.5" office:value-type="float" office:value="0.87505553481523">
            <text:p>0.8750555348</text:p>
          </table:table-cell>
          <table:table-cell table:formula="of:=[.F93]*[.G93]" office:value-type="float" office:value="0.514344738301311">
            <text:p>0.5143447383</text:p>
          </table:table-cell>
          <table:table-cell/>
          <table:table-cell table:formula="of:=[.D93]" office:value-type="float" office:value="-0.229999999999999">
            <text:p>-0.23</text:p>
          </table:table-cell>
          <table:table-cell table:formula="of:=[.H93]" office:value-type="float" office:value="0.514344738301311">
            <text:p>0.5143447383</text:p>
          </table:table-cell>
          <table:table-cell/>
        </table:table-row>
        <table:table-row table:style-name="ro1">
          <table:table-cell table:number-columns-repeated="3"/>
          <table:table-cell table:formula="of:=[.D93]+0.01" office:value-type="float" office:value="-0.219999999999999">
            <text:p>-0.22</text:p>
          </table:table-cell>
          <table:table-cell table:formula="of:=[.D94]*10*PI()" office:value-type="float" office:value="-6.91150383789752">
            <text:p>-6.9115038379</text:p>
          </table:table-cell>
          <table:table-cell table:formula="of:=COS([.E94])" office:value-type="float" office:value="0.809016994374961">
            <text:p>0.8090169944</text:p>
          </table:table-cell>
          <table:table-cell table:formula="of:=(COS([.D94]*PI())+1)^1*0.5" office:value-type="float" office:value="0.885256621387895">
            <text:p>0.8852566214</text:p>
          </table:table-cell>
          <table:table-cell table:formula="of:=[.F94]*[.G94]" office:value-type="float" office:value="0.716187651085768">
            <text:p>0.7161876511</text:p>
          </table:table-cell>
          <table:table-cell/>
          <table:table-cell table:formula="of:=[.D94]" office:value-type="float" office:value="-0.219999999999999">
            <text:p>-0.22</text:p>
          </table:table-cell>
          <table:table-cell table:formula="of:=[.H94]" office:value-type="float" office:value="0.716187651085768">
            <text:p>0.7161876511</text:p>
          </table:table-cell>
          <table:table-cell/>
        </table:table-row>
        <table:table-row table:style-name="ro1">
          <table:table-cell table:number-columns-repeated="3"/>
          <table:table-cell table:formula="of:=[.D94]+0.01" office:value-type="float" office:value="-0.209999999999999">
            <text:p>-0.21</text:p>
          </table:table-cell>
          <table:table-cell table:formula="of:=[.D95]*10*PI()" office:value-type="float" office:value="-6.59734457253854">
            <text:p>-6.5973445725</text:p>
          </table:table-cell>
          <table:table-cell table:formula="of:=COS([.E95])" office:value-type="float" office:value="0.95105651629516">
            <text:p>0.9510565163</text:p>
          </table:table-cell>
          <table:table-cell table:formula="of:=(COS([.D95]*PI())+1)^1*0.5" office:value-type="float" office:value="0.895077506187846">
            <text:p>0.8950775062</text:p>
          </table:table-cell>
          <table:table-cell table:formula="of:=[.F95]*[.G95]" office:value-type="float" office:value="0.851269294849173">
            <text:p>0.8512692948</text:p>
          </table:table-cell>
          <table:table-cell/>
          <table:table-cell table:formula="of:=[.D95]" office:value-type="float" office:value="-0.209999999999999">
            <text:p>-0.21</text:p>
          </table:table-cell>
          <table:table-cell table:formula="of:=[.H95]" office:value-type="float" office:value="0.851269294849173">
            <text:p>0.8512692948</text:p>
          </table:table-cell>
          <table:table-cell/>
        </table:table-row>
        <table:table-row table:style-name="ro1">
          <table:table-cell table:number-columns-repeated="3"/>
          <table:table-cell table:formula="of:=[.D95]+0.01" office:value-type="float" office:value="-0.199999999999999">
            <text:p>-0.2</text:p>
          </table:table-cell>
          <table:table-cell table:formula="of:=[.D96]*10*PI()" office:value-type="float" office:value="-6.28318530717956">
            <text:p>-6.2831853072</text:p>
          </table:table-cell>
          <table:table-cell table:formula="of:=COS([.E96])" office:value-type="float" office:value="1">
            <text:p>1</text:p>
          </table:table-cell>
          <table:table-cell table:formula="of:=(COS([.D96]*PI())+1)^1*0.5" office:value-type="float" office:value="0.904508497187474">
            <text:p>0.9045084972</text:p>
          </table:table-cell>
          <table:table-cell table:formula="of:=[.F96]*[.G96]" office:value-type="float" office:value="0.904508497187474">
            <text:p>0.9045084972</text:p>
          </table:table-cell>
          <table:table-cell/>
          <table:table-cell table:formula="of:=[.D96]" office:value-type="float" office:value="-0.199999999999999">
            <text:p>-0.2</text:p>
          </table:table-cell>
          <table:table-cell table:formula="of:=[.H96]" office:value-type="float" office:value="0.904508497187474">
            <text:p>0.9045084972</text:p>
          </table:table-cell>
          <table:table-cell/>
        </table:table-row>
        <table:table-row table:style-name="ro1">
          <table:table-cell table:number-columns-repeated="3"/>
          <table:table-cell table:formula="of:=[.D96]+0.01" office:value-type="float" office:value="-0.189999999999999">
            <text:p>-0.19</text:p>
          </table:table-cell>
          <table:table-cell table:formula="of:=[.D97]*10*PI()" office:value-type="float" office:value="-5.96902604182059">
            <text:p>-5.9690260418</text:p>
          </table:table-cell>
          <table:table-cell table:formula="of:=COS([.E97])" office:value-type="float" office:value="0.951056516295147">
            <text:p>0.9510565163</text:p>
          </table:table-cell>
          <table:table-cell table:formula="of:=(COS([.D97]*PI())+1)^1*0.5" office:value-type="float" office:value="0.913540287137282">
            <text:p>0.9135402871</text:p>
          </table:table-cell>
          <table:table-cell table:formula="of:=[.F97]*[.G97]" office:value-type="float" office:value="0.868828442980051">
            <text:p>0.868828443</text:p>
          </table:table-cell>
          <table:table-cell/>
          <table:table-cell table:formula="of:=[.D97]" office:value-type="float" office:value="-0.189999999999999">
            <text:p>-0.19</text:p>
          </table:table-cell>
          <table:table-cell table:formula="of:=[.H97]" office:value-type="float" office:value="0.868828442980051">
            <text:p>0.868828443</text:p>
          </table:table-cell>
          <table:table-cell/>
        </table:table-row>
        <table:table-row table:style-name="ro1">
          <table:table-cell table:number-columns-repeated="3"/>
          <table:table-cell table:formula="of:=[.D97]+0.01" office:value-type="float" office:value="-0.179999999999999">
            <text:p>-0.18</text:p>
          </table:table-cell>
          <table:table-cell table:formula="of:=[.D98]*10*PI()" office:value-type="float" office:value="-5.6548667764616">
            <text:p>-5.6548667765</text:p>
          </table:table-cell>
          <table:table-cell table:formula="of:=COS([.E98])" office:value-type="float" office:value="0.809016994374934">
            <text:p>0.8090169944</text:p>
          </table:table-cell>
          <table:table-cell table:formula="of:=(COS([.D98]*PI())+1)^1*0.5" office:value-type="float" office:value="0.922163962751008">
            <text:p>0.9221639628</text:p>
          </table:table-cell>
          <table:table-cell table:formula="of:=[.F98]*[.G98]" office:value-type="float" office:value="0.746046317465699">
            <text:p>0.7460463175</text:p>
          </table:table-cell>
          <table:table-cell/>
          <table:table-cell table:formula="of:=[.D98]" office:value-type="float" office:value="-0.179999999999999">
            <text:p>-0.18</text:p>
          </table:table-cell>
          <table:table-cell table:formula="of:=[.H98]" office:value-type="float" office:value="0.746046317465699">
            <text:p>0.7460463175</text:p>
          </table:table-cell>
          <table:table-cell/>
        </table:table-row>
        <table:table-row table:style-name="ro1">
          <table:table-cell table:number-columns-repeated="3"/>
          <table:table-cell table:formula="of:=[.D98]+0.01" office:value-type="float" office:value="-0.169999999999999">
            <text:p>-0.17</text:p>
          </table:table-cell>
          <table:table-cell table:formula="of:=[.D99]*10*PI()" office:value-type="float" office:value="-5.34070751110263">
            <text:p>-5.3407075111</text:p>
          </table:table-cell>
          <table:table-cell table:formula="of:=COS([.E99])" office:value-type="float" office:value="0.587785252292454">
            <text:p>0.5877852523</text:p>
          </table:table-cell>
          <table:table-cell table:formula="of:=(COS([.D99]*PI())+1)^1*0.5" office:value-type="float" office:value="0.930371013501972">
            <text:p>0.9303710135</text:p>
          </table:table-cell>
          <table:table-cell table:formula="of:=[.F99]*[.G99]" office:value-type="float" office:value="0.546858360896843">
            <text:p>0.5468583609</text:p>
          </table:table-cell>
          <table:table-cell/>
          <table:table-cell table:formula="of:=[.D99]" office:value-type="float" office:value="-0.169999999999999">
            <text:p>-0.17</text:p>
          </table:table-cell>
          <table:table-cell table:formula="of:=[.H99]" office:value-type="float" office:value="0.546858360896843">
            <text:p>0.5468583609</text:p>
          </table:table-cell>
          <table:table-cell/>
        </table:table-row>
        <table:table-row table:style-name="ro1">
          <table:table-cell table:number-columns-repeated="3"/>
          <table:table-cell table:formula="of:=[.D99]+0.01" office:value-type="float" office:value="-0.159999999999999">
            <text:p>-0.16</text:p>
          </table:table-cell>
          <table:table-cell table:formula="of:=[.D100]*10*PI()" office:value-type="float" office:value="-5.02654824574365">
            <text:p>-5.0265482457</text:p>
          </table:table-cell>
          <table:table-cell table:formula="of:=COS([.E100])" office:value-type="float" office:value="0.309016994374925">
            <text:p>0.3090169944</text:p>
          </table:table-cell>
          <table:table-cell table:formula="of:=(COS([.D100]*PI())+1)^1*0.5" office:value-type="float" office:value="0.938153340021932">
            <text:p>0.93815334</text:p>
          </table:table-cell>
          <table:table-cell table:formula="of:=[.F100]*[.G100]" office:value-type="float" office:value="0.289905325396375">
            <text:p>0.2899053254</text:p>
          </table:table-cell>
          <table:table-cell/>
          <table:table-cell table:formula="of:=[.D100]" office:value-type="float" office:value="-0.159999999999999">
            <text:p>-0.16</text:p>
          </table:table-cell>
          <table:table-cell table:formula="of:=[.H100]" office:value-type="float" office:value="0.289905325396375">
            <text:p>0.2899053254</text:p>
          </table:table-cell>
          <table:table-cell/>
        </table:table-row>
        <table:table-row table:style-name="ro1">
          <table:table-cell table:number-columns-repeated="3"/>
          <table:table-cell table:formula="of:=[.D100]+0.01" office:value-type="float" office:value="-0.149999999999999">
            <text:p>-0.15</text:p>
          </table:table-cell>
          <table:table-cell table:formula="of:=[.D101]*10*PI()" office:value-type="float" office:value="-4.71238898038467">
            <text:p>-4.7123889804</text:p>
          </table:table-cell>
          <table:table-cell table:formula="of:=COS([.E101])" office:value-type="float" office:value="-0.0000000000000241645143517755">
            <text:p>-2.41645143517755E-014</text:p>
          </table:table-cell>
          <table:table-cell table:formula="of:=(COS([.D101]*PI())+1)^1*0.5" office:value-type="float" office:value="0.945503262094185">
            <text:p>0.9455032621</text:p>
          </table:table-cell>
          <table:table-cell table:formula="of:=[.F101]*[.G101]" office:value-type="float" office:value="-0.0000000000000228476271465255">
            <text:p>-2.28476271465255E-014</text:p>
          </table:table-cell>
          <table:table-cell/>
          <table:table-cell table:formula="of:=[.D101]" office:value-type="float" office:value="-0.149999999999999">
            <text:p>-0.15</text:p>
          </table:table-cell>
          <table:table-cell table:formula="of:=[.H101]" office:value-type="float" office:value="-0.0000000000000228476271465255">
            <text:p>-2.28476271465255E-014</text:p>
          </table:table-cell>
          <table:table-cell/>
        </table:table-row>
        <table:table-row table:style-name="ro1">
          <table:table-cell table:number-columns-repeated="3"/>
          <table:table-cell table:formula="of:=[.D101]+0.01" office:value-type="float" office:value="-0.139999999999999">
            <text:p>-0.14</text:p>
          </table:table-cell>
          <table:table-cell table:formula="of:=[.D102]*10*PI()" office:value-type="float" office:value="-4.39822971502569">
            <text:p>-4.398229715</text:p>
          </table:table-cell>
          <table:table-cell table:formula="of:=COS([.E102])" office:value-type="float" office:value="-0.30901699437497">
            <text:p>-0.3090169944</text:p>
          </table:table-cell>
          <table:table-cell table:formula="of:=(COS([.D102]*PI())+1)^1*0.5" office:value-type="float" office:value="0.95241352623301">
            <text:p>0.9524135262</text:p>
          </table:table-cell>
          <table:table-cell table:formula="of:=[.F102]*[.G102]" office:value-type="float" office:value="-0.294311965278592">
            <text:p>-0.2943119653</text:p>
          </table:table-cell>
          <table:table-cell/>
          <table:table-cell table:formula="of:=[.D102]" office:value-type="float" office:value="-0.139999999999999">
            <text:p>-0.14</text:p>
          </table:table-cell>
          <table:table-cell table:formula="of:=[.H102]" office:value-type="float" office:value="-0.294311965278592">
            <text:p>-0.2943119653</text:p>
          </table:table-cell>
          <table:table-cell/>
        </table:table-row>
        <table:table-row table:style-name="ro1">
          <table:table-cell table:number-columns-repeated="3"/>
          <table:table-cell table:formula="of:=[.D102]+0.01" office:value-type="float" office:value="-0.129999999999999">
            <text:p>-0.13</text:p>
          </table:table-cell>
          <table:table-cell table:formula="of:=[.D103]*10*PI()" office:value-type="float" office:value="-4.08407044966671">
            <text:p>-4.0840704497</text:p>
          </table:table-cell>
          <table:table-cell table:formula="of:=COS([.E103])" office:value-type="float" office:value="-0.587785252292493">
            <text:p>-0.5877852523</text:p>
          </table:table-cell>
          <table:table-cell table:formula="of:=(COS([.D103]*PI())+1)^1*0.5" office:value-type="float" office:value="0.958877312841991">
            <text:p>0.9588773128</text:p>
          </table:table-cell>
          <table:table-cell table:formula="of:=[.F103]*[.G103]" office:value-type="float" office:value="-0.563613943246377">
            <text:p>-0.5636139432</text:p>
          </table:table-cell>
          <table:table-cell/>
          <table:table-cell table:formula="of:=[.D103]" office:value-type="float" office:value="-0.129999999999999">
            <text:p>-0.13</text:p>
          </table:table-cell>
          <table:table-cell table:formula="of:=[.H103]" office:value-type="float" office:value="-0.563613943246377">
            <text:p>-0.5636139432</text:p>
          </table:table-cell>
          <table:table-cell/>
        </table:table-row>
        <table:table-row table:style-name="ro1">
          <table:table-cell table:number-columns-repeated="3"/>
          <table:table-cell table:formula="of:=[.D103]+0.01" office:value-type="float" office:value="-0.119999999999999">
            <text:p>-0.12</text:p>
          </table:table-cell>
          <table:table-cell table:formula="of:=[.D104]*10*PI()" office:value-type="float" office:value="-3.76991118430773">
            <text:p>-3.7699111843</text:p>
          </table:table-cell>
          <table:table-cell table:formula="of:=COS([.E104])" office:value-type="float" office:value="-0.809016994374962">
            <text:p>-0.8090169944</text:p>
          </table:table-cell>
          <table:table-cell table:formula="of:=(COS([.D104]*PI())+1)^1*0.5" office:value-type="float" office:value="0.964888242944126">
            <text:p>0.9648882429</text:p>
          </table:table-cell>
          <table:table-cell table:formula="of:=[.F104]*[.G104]" office:value-type="float" office:value="-0.780610986214395">
            <text:p>-0.7806109862</text:p>
          </table:table-cell>
          <table:table-cell/>
          <table:table-cell table:formula="of:=[.D104]" office:value-type="float" office:value="-0.119999999999999">
            <text:p>-0.12</text:p>
          </table:table-cell>
          <table:table-cell table:formula="of:=[.H104]" office:value-type="float" office:value="-0.780610986214395">
            <text:p>-0.7806109862</text:p>
          </table:table-cell>
          <table:table-cell/>
        </table:table-row>
        <table:table-row table:style-name="ro1">
          <table:table-cell table:number-columns-repeated="3"/>
          <table:table-cell table:formula="of:=[.D104]+0.01" office:value-type="float" office:value="-0.109999999999999">
            <text:p>-0.11</text:p>
          </table:table-cell>
          <table:table-cell table:formula="of:=[.D105]*10*PI()" office:value-type="float" office:value="-3.45575191894875">
            <text:p>-3.4557519189</text:p>
          </table:table-cell>
          <table:table-cell table:formula="of:=COS([.E105])" office:value-type="float" office:value="-0.951056516295161">
            <text:p>-0.9510565163</text:p>
          </table:table-cell>
          <table:table-cell table:formula="of:=(COS([.D105]*PI())+1)^1*0.5" office:value-type="float" office:value="0.970440384477113">
            <text:p>0.9704403845</text:p>
          </table:table-cell>
          <table:table-cell table:formula="of:=[.F105]*[.G105]" office:value-type="float" office:value="-0.92294365133294">
            <text:p>-0.9229436513</text:p>
          </table:table-cell>
          <table:table-cell/>
          <table:table-cell table:formula="of:=[.D105]" office:value-type="float" office:value="-0.109999999999999">
            <text:p>-0.11</text:p>
          </table:table-cell>
          <table:table-cell table:formula="of:=[.H105]" office:value-type="float" office:value="-0.92294365133294">
            <text:p>-0.9229436513</text:p>
          </table:table-cell>
          <table:table-cell/>
        </table:table-row>
        <table:table-row table:style-name="ro1">
          <table:table-cell table:number-columns-repeated="3"/>
          <table:table-cell table:formula="of:=[.D105]+0.01" office:value-type="float" office:value="-0.0999999999999992">
            <text:p>-0.1</text:p>
          </table:table-cell>
          <table:table-cell table:formula="of:=[.D106]*10*PI()" office:value-type="float" office:value="-3.14159265358977">
            <text:p>-3.1415926536</text:p>
          </table:table-cell>
          <table:table-cell table:formula="of:=COS([.E106])" office:value-type="float" office:value="-1">
            <text:p>-1</text:p>
          </table:table-cell>
          <table:table-cell table:formula="of:=(COS([.D106]*PI())+1)^1*0.5" office:value-type="float" office:value="0.975528258147577">
            <text:p>0.9755282581</text:p>
          </table:table-cell>
          <table:table-cell table:formula="of:=[.F106]*[.G106]" office:value-type="float" office:value="-0.975528258147577">
            <text:p>-0.9755282581</text:p>
          </table:table-cell>
          <table:table-cell/>
          <table:table-cell table:formula="of:=[.D106]" office:value-type="float" office:value="-0.0999999999999992">
            <text:p>-0.1</text:p>
          </table:table-cell>
          <table:table-cell table:formula="of:=[.H106]" office:value-type="float" office:value="-0.975528258147577">
            <text:p>-0.9755282581</text:p>
          </table:table-cell>
          <table:table-cell/>
        </table:table-row>
        <table:table-row table:style-name="ro1">
          <table:table-cell table:number-columns-repeated="3"/>
          <table:table-cell table:formula="of:=[.D106]+0.01" office:value-type="float" office:value="-0.0899999999999993">
            <text:p>-0.09</text:p>
          </table:table-cell>
          <table:table-cell table:formula="of:=[.D107]*10*PI()" office:value-type="float" office:value="-2.82743338823079">
            <text:p>-2.8274333882</text:p>
          </table:table-cell>
          <table:table-cell table:formula="of:=COS([.E107])" office:value-type="float" office:value="-0.951056516295146">
            <text:p>-0.9510565163</text:p>
          </table:table-cell>
          <table:table-cell table:formula="of:=(COS([.D107]*PI())+1)^1*0.5" office:value-type="float" office:value="0.980146842838472">
            <text:p>0.9801468428</text:p>
          </table:table-cell>
          <table:table-cell table:formula="of:=[.F107]*[.G107]" office:value-type="float" office:value="-0.932175041807643">
            <text:p>-0.9321750418</text:p>
          </table:table-cell>
          <table:table-cell/>
          <table:table-cell table:formula="of:=[.D107]" office:value-type="float" office:value="-0.0899999999999993">
            <text:p>-0.09</text:p>
          </table:table-cell>
          <table:table-cell table:formula="of:=[.H107]" office:value-type="float" office:value="-0.932175041807643">
            <text:p>-0.9321750418</text:p>
          </table:table-cell>
          <table:table-cell/>
        </table:table-row>
        <table:table-row table:style-name="ro1">
          <table:table-cell table:number-columns-repeated="3"/>
          <table:table-cell table:formula="of:=[.D107]+0.01" office:value-type="float" office:value="-0.0799999999999993">
            <text:p>-0.08</text:p>
          </table:table-cell>
          <table:table-cell table:formula="of:=[.D108]*10*PI()" office:value-type="float" office:value="-2.51327412287181">
            <text:p>-2.5132741229</text:p>
          </table:table-cell>
          <table:table-cell table:formula="of:=COS([.E108])" office:value-type="float" office:value="-0.809016994374934">
            <text:p>-0.8090169944</text:p>
          </table:table-cell>
          <table:table-cell table:formula="of:=(COS([.D108]*PI())+1)^1*0.5" office:value-type="float" office:value="0.984291580564316">
            <text:p>0.9842915806</text:p>
          </table:table-cell>
          <table:table-cell table:formula="of:=[.F108]*[.G108]" office:value-type="float" office:value="-0.796308616096696">
            <text:p>-0.7963086161</text:p>
          </table:table-cell>
          <table:table-cell/>
          <table:table-cell table:formula="of:=[.D108]" office:value-type="float" office:value="-0.0799999999999993">
            <text:p>-0.08</text:p>
          </table:table-cell>
          <table:table-cell table:formula="of:=[.H108]" office:value-type="float" office:value="-0.796308616096696">
            <text:p>-0.7963086161</text:p>
          </table:table-cell>
          <table:table-cell/>
        </table:table-row>
        <table:table-row table:style-name="ro1">
          <table:table-cell table:number-columns-repeated="3"/>
          <table:table-cell table:formula="of:=[.D108]+0.01" office:value-type="float" office:value="-0.0699999999999993">
            <text:p>-0.07</text:p>
          </table:table-cell>
          <table:table-cell table:formula="of:=[.D109]*10*PI()" office:value-type="float" office:value="-2.19911485751283">
            <text:p>-2.1991148575</text:p>
          </table:table-cell>
          <table:table-cell table:formula="of:=COS([.E109])" office:value-type="float" office:value="-0.587785252292454">
            <text:p>-0.5877852523</text:p>
          </table:table-cell>
          <table:table-cell table:formula="of:=(COS([.D109]*PI())+1)^1*0.5" office:value-type="float" office:value="0.987958380969374">
            <text:p>0.987958381</text:p>
          </table:table-cell>
          <table:table-cell table:formula="of:=[.F109]*[.G109]" office:value-type="float" office:value="-0.580707366212528">
            <text:p>-0.5807073662</text:p>
          </table:table-cell>
          <table:table-cell/>
          <table:table-cell table:formula="of:=[.D109]" office:value-type="float" office:value="-0.0699999999999993">
            <text:p>-0.07</text:p>
          </table:table-cell>
          <table:table-cell table:formula="of:=[.H109]" office:value-type="float" office:value="-0.580707366212528">
            <text:p>-0.5807073662</text:p>
          </table:table-cell>
          <table:table-cell/>
        </table:table-row>
        <table:table-row table:style-name="ro1">
          <table:table-cell table:number-columns-repeated="3"/>
          <table:table-cell table:formula="of:=[.D109]+0.01" office:value-type="float" office:value="-0.0599999999999993">
            <text:p>-0.06</text:p>
          </table:table-cell>
          <table:table-cell table:formula="of:=[.D110]*10*PI()" office:value-type="float" office:value="-1.88495559215385">
            <text:p>-1.8849555922</text:p>
          </table:table-cell>
          <table:table-cell table:formula="of:=COS([.E110])" office:value-type="float" office:value="-0.309016994374925">
            <text:p>-0.3090169944</text:p>
          </table:table-cell>
          <table:table-cell table:formula="of:=(COS([.D110]*PI())+1)^1*0.5" office:value-type="float" office:value="0.991143625364345">
            <text:p>0.9911436254</text:p>
          </table:table-cell>
          <table:table-cell table:formula="of:=[.F110]*[.G110]" office:value-type="float" office:value="-0.306280224103956">
            <text:p>-0.3062802241</text:p>
          </table:table-cell>
          <table:table-cell/>
          <table:table-cell table:formula="of:=[.D110]" office:value-type="float" office:value="-0.0599999999999993">
            <text:p>-0.06</text:p>
          </table:table-cell>
          <table:table-cell table:formula="of:=[.H110]" office:value-type="float" office:value="-0.306280224103956">
            <text:p>-0.3062802241</text:p>
          </table:table-cell>
          <table:table-cell/>
        </table:table-row>
        <table:table-row table:style-name="ro1">
          <table:table-cell table:number-columns-repeated="3"/>
          <table:table-cell table:formula="of:=[.D110]+0.01" office:value-type="float" office:value="-0.0499999999999993">
            <text:p>-0.05</text:p>
          </table:table-cell>
          <table:table-cell table:formula="of:=[.D111]*10*PI()" office:value-type="float" office:value="-1.57079632679487">
            <text:p>-1.5707963268</text:p>
          </table:table-cell>
          <table:table-cell table:formula="of:=COS([.E111])" office:value-type="float" office:value="0.0000000000000233759158570857">
            <text:p>2.33759158570857E-014</text:p>
          </table:table-cell>
          <table:table-cell table:formula="of:=(COS([.D111]*PI())+1)^1*0.5" office:value-type="float" office:value="0.993844170297569">
            <text:p>0.9938441703</text:p>
          </table:table-cell>
          <table:table-cell table:formula="of:=[.F111]*[.G111]" office:value-type="float" office:value="0.0000000000000232320176999311">
            <text:p>2.32320176999311E-014</text:p>
          </table:table-cell>
          <table:table-cell/>
          <table:table-cell table:formula="of:=[.D111]" office:value-type="float" office:value="-0.0499999999999993">
            <text:p>-0.05</text:p>
          </table:table-cell>
          <table:table-cell table:formula="of:=[.H111]" office:value-type="float" office:value="0.0000000000000232320176999311">
            <text:p>2.32320176999311E-014</text:p>
          </table:table-cell>
          <table:table-cell/>
        </table:table-row>
        <table:table-row table:style-name="ro1">
          <table:table-cell table:number-columns-repeated="3"/>
          <table:table-cell table:formula="of:=[.D111]+0.01" office:value-type="float" office:value="-0.0399999999999992">
            <text:p>-0.04</text:p>
          </table:table-cell>
          <table:table-cell table:formula="of:=[.D112]*10*PI()" office:value-type="float" office:value="-1.25663706143589">
            <text:p>-1.2566370614</text:p>
          </table:table-cell>
          <table:table-cell table:formula="of:=COS([.E112])" office:value-type="float" office:value="0.30901699437497">
            <text:p>0.3090169944</text:p>
          </table:table-cell>
          <table:table-cell table:formula="of:=(COS([.D112]*PI())+1)^1*0.5" office:value-type="float" office:value="0.996057350657239">
            <text:p>0.9960573507</text:p>
          </table:table-cell>
          <table:table-cell table:formula="of:=[.F112]*[.G112]" office:value-type="float" office:value="0.307798648725195">
            <text:p>0.3077986487</text:p>
          </table:table-cell>
          <table:table-cell/>
          <table:table-cell table:formula="of:=[.D112]" office:value-type="float" office:value="-0.0399999999999992">
            <text:p>-0.04</text:p>
          </table:table-cell>
          <table:table-cell table:formula="of:=[.H112]" office:value-type="float" office:value="0.307798648725195">
            <text:p>0.3077986487</text:p>
          </table:table-cell>
          <table:table-cell/>
        </table:table-row>
        <table:table-row table:style-name="ro1">
          <table:table-cell table:number-columns-repeated="3"/>
          <table:table-cell table:formula="of:=[.D112]+0.01" office:value-type="float" office:value="-0.0299999999999992">
            <text:p>-0.03</text:p>
          </table:table-cell>
          <table:table-cell table:formula="of:=[.D113]*10*PI()" office:value-type="float" office:value="-0.942477796076914">
            <text:p>-0.9424777961</text:p>
          </table:table-cell>
          <table:table-cell table:formula="of:=COS([.E113])" office:value-type="float" office:value="0.587785252292492">
            <text:p>0.5877852523</text:p>
          </table:table-cell>
          <table:table-cell table:formula="of:=(COS([.D113]*PI())+1)^1*0.5" office:value-type="float" office:value="0.99778098230154">
            <text:p>0.9977809823</text:p>
          </table:table-cell>
          <table:table-cell table:formula="of:=[.F113]*[.G113]" office:value-type="float" office:value="0.586480946414761">
            <text:p>0.5864809464</text:p>
          </table:table-cell>
          <table:table-cell/>
          <table:table-cell table:formula="of:=[.D113]" office:value-type="float" office:value="-0.0299999999999992">
            <text:p>-0.03</text:p>
          </table:table-cell>
          <table:table-cell table:formula="of:=[.H113]" office:value-type="float" office:value="0.586480946414761">
            <text:p>0.5864809464</text:p>
          </table:table-cell>
          <table:table-cell/>
        </table:table-row>
        <table:table-row table:style-name="ro1">
          <table:table-cell table:number-columns-repeated="3"/>
          <table:table-cell table:formula="of:=[.D113]+0.01" office:value-type="float" office:value="-0.0199999999999992">
            <text:p>-0.02</text:p>
          </table:table-cell>
          <table:table-cell table:formula="of:=[.D114]*10*PI()" office:value-type="float" office:value="-0.628318530717935">
            <text:p>-0.6283185307</text:p>
          </table:table-cell>
          <table:table-cell table:formula="of:=COS([.E114])" office:value-type="float" office:value="0.809016994374961">
            <text:p>0.8090169944</text:p>
          </table:table-cell>
          <table:table-cell table:formula="of:=(COS([.D114]*PI())+1)^1*0.5" office:value-type="float" office:value="0.999013364214136">
            <text:p>0.9990133642</text:p>
          </table:table-cell>
          <table:table-cell table:formula="of:=[.F114]*[.G114]" office:value-type="float" office:value="0.808218789256939">
            <text:p>0.8082187893</text:p>
          </table:table-cell>
          <table:table-cell/>
          <table:table-cell table:formula="of:=[.D114]" office:value-type="float" office:value="-0.0199999999999992">
            <text:p>-0.02</text:p>
          </table:table-cell>
          <table:table-cell table:formula="of:=[.H114]" office:value-type="float" office:value="0.808218789256939">
            <text:p>0.8082187893</text:p>
          </table:table-cell>
          <table:table-cell/>
        </table:table-row>
        <table:table-row table:style-name="ro1">
          <table:table-cell table:number-columns-repeated="3"/>
          <table:table-cell table:formula="of:=[.D114]+0.01" office:value-type="float" office:value="-0.00999999999999925">
            <text:p>-0.01</text:p>
          </table:table-cell>
          <table:table-cell table:formula="of:=[.D115]*10*PI()" office:value-type="float" office:value="-0.314159265358956">
            <text:p>-0.3141592654</text:p>
          </table:table-cell>
          <table:table-cell table:formula="of:=COS([.E115])" office:value-type="float" office:value="0.951056516295161">
            <text:p>0.9510565163</text:p>
          </table:table-cell>
          <table:table-cell table:formula="of:=(COS([.D115]*PI())+1)^1*0.5" office:value-type="float" office:value="0.999753280182866">
            <text:p>0.9997532802</text:p>
          </table:table-cell>
          <table:table-cell table:formula="of:=[.F115]*[.G115]" office:value-type="float" office:value="0.950821871805376">
            <text:p>0.9508218718</text:p>
          </table:table-cell>
          <table:table-cell/>
          <table:table-cell table:formula="of:=[.D115]" office:value-type="float" office:value="-0.00999999999999925">
            <text:p>-0.01</text:p>
          </table:table-cell>
          <table:table-cell table:formula="of:=[.H115]" office:value-type="float" office:value="0.950821871805376">
            <text:p>0.9508218718</text:p>
          </table:table-cell>
          <table:table-cell/>
        </table:table-row>
        <table:table-row table:style-name="ro1">
          <table:table-cell table:number-columns-repeated="3"/>
          <table:table-cell table:formula="of:=[.D115]+0.01" office:value-type="float" office:value="7.52869988573934E-016">
            <text:p>7.52869988573934E-016</text:p>
          </table:table-cell>
          <table:table-cell table:formula="of:=[.D116]*10*PI()" office:value-type="float" office:value="0.000000000000023652108252121">
            <text:p>2.3652108252121E-014</text:p>
          </table:table-cell>
          <table:table-cell table:formula="of:=COS([.E116])" office:value-type="float" office:value="1">
            <text:p>1</text:p>
          </table:table-cell>
          <table:table-cell table:formula="of:=(COS([.D116]*PI())+1)^1*0.5" office:value-type="float" office:value="1">
            <text:p>1</text:p>
          </table:table-cell>
          <table:table-cell table:formula="of:=[.F116]*[.G116]" office:value-type="float" office:value="1">
            <text:p>1</text:p>
          </table:table-cell>
          <table:table-cell/>
          <table:table-cell table:formula="of:=[.D116]" office:value-type="float" office:value="7.52869988573934E-016">
            <text:p>7.52869988573934E-016</text:p>
          </table:table-cell>
          <table:table-cell table:formula="of:=[.H116]" office:value-type="float" office:value="1">
            <text:p>1</text:p>
          </table:table-cell>
          <table:table-cell/>
        </table:table-row>
        <table:table-row table:style-name="ro1">
          <table:table-cell table:number-columns-repeated="3"/>
          <table:table-cell table:formula="of:=[.D116]+0.01" office:value-type="float" office:value="0.0100000000000008">
            <text:p>0.01</text:p>
          </table:table-cell>
          <table:table-cell table:formula="of:=[.D117]*10*PI()" office:value-type="float" office:value="0.314159265359003">
            <text:p>0.3141592654</text:p>
          </table:table-cell>
          <table:table-cell table:formula="of:=COS([.E117])" office:value-type="float" office:value="0.951056516295146">
            <text:p>0.9510565163</text:p>
          </table:table-cell>
          <table:table-cell table:formula="of:=(COS([.D117]*PI())+1)^1*0.5" office:value-type="float" office:value="0.999753280182866">
            <text:p>0.9997532802</text:p>
          </table:table-cell>
          <table:table-cell table:formula="of:=[.F117]*[.G117]" office:value-type="float" office:value="0.950821871805362">
            <text:p>0.9508218718</text:p>
          </table:table-cell>
          <table:table-cell/>
          <table:table-cell table:formula="of:=[.D117]" office:value-type="float" office:value="0.0100000000000008">
            <text:p>0.01</text:p>
          </table:table-cell>
          <table:table-cell table:formula="of:=[.H117]" office:value-type="float" office:value="0.950821871805362">
            <text:p>0.9508218718</text:p>
          </table:table-cell>
          <table:table-cell/>
        </table:table-row>
        <table:table-row table:style-name="ro1">
          <table:table-cell table:number-columns-repeated="3"/>
          <table:table-cell table:formula="of:=[.D117]+0.01" office:value-type="float" office:value="0.0200000000000008">
            <text:p>0.02</text:p>
          </table:table-cell>
          <table:table-cell table:formula="of:=[.D118]*10*PI()" office:value-type="float" office:value="0.628318530717982">
            <text:p>0.6283185307</text:p>
          </table:table-cell>
          <table:table-cell table:formula="of:=COS([.E118])" office:value-type="float" office:value="0.809016994374934">
            <text:p>0.8090169944</text:p>
          </table:table-cell>
          <table:table-cell table:formula="of:=(COS([.D118]*PI())+1)^1*0.5" office:value-type="float" office:value="0.999013364214136">
            <text:p>0.9990133642</text:p>
          </table:table-cell>
          <table:table-cell table:formula="of:=[.F118]*[.G118]" office:value-type="float" office:value="0.808218789256911">
            <text:p>0.8082187893</text:p>
          </table:table-cell>
          <table:table-cell/>
          <table:table-cell table:formula="of:=[.D118]" office:value-type="float" office:value="0.0200000000000008">
            <text:p>0.02</text:p>
          </table:table-cell>
          <table:table-cell table:formula="of:=[.H118]" office:value-type="float" office:value="0.808218789256911">
            <text:p>0.8082187893</text:p>
          </table:table-cell>
          <table:table-cell/>
        </table:table-row>
        <table:table-row table:style-name="ro1">
          <table:table-cell table:number-columns-repeated="3"/>
          <table:table-cell table:formula="of:=[.D118]+0.01" office:value-type="float" office:value="0.0300000000000008">
            <text:p>0.03</text:p>
          </table:table-cell>
          <table:table-cell table:formula="of:=[.D119]*10*PI()" office:value-type="float" office:value="0.942477796076962">
            <text:p>0.9424777961</text:p>
          </table:table-cell>
          <table:table-cell table:formula="of:=COS([.E119])" office:value-type="float" office:value="0.587785252292454">
            <text:p>0.5877852523</text:p>
          </table:table-cell>
          <table:table-cell table:formula="of:=(COS([.D119]*PI())+1)^1*0.5" office:value-type="float" office:value="0.99778098230154">
            <text:p>0.9977809823</text:p>
          </table:table-cell>
          <table:table-cell table:formula="of:=[.F119]*[.G119]" office:value-type="float" office:value="0.586480946414723">
            <text:p>0.5864809464</text:p>
          </table:table-cell>
          <table:table-cell/>
          <table:table-cell table:formula="of:=[.D119]" office:value-type="float" office:value="0.0300000000000008">
            <text:p>0.03</text:p>
          </table:table-cell>
          <table:table-cell table:formula="of:=[.H119]" office:value-type="float" office:value="0.586480946414723">
            <text:p>0.5864809464</text:p>
          </table:table-cell>
          <table:table-cell/>
        </table:table-row>
        <table:table-row table:style-name="ro1">
          <table:table-cell table:number-columns-repeated="3"/>
          <table:table-cell table:formula="of:=[.D119]+0.01" office:value-type="float" office:value="0.0400000000000008">
            <text:p>0.04</text:p>
          </table:table-cell>
          <table:table-cell table:formula="of:=[.D120]*10*PI()" office:value-type="float" office:value="1.25663706143594">
            <text:p>1.2566370614</text:p>
          </table:table-cell>
          <table:table-cell table:formula="of:=COS([.E120])" office:value-type="float" office:value="0.309016994374925">
            <text:p>0.3090169944</text:p>
          </table:table-cell>
          <table:table-cell table:formula="of:=(COS([.D120]*PI())+1)^1*0.5" office:value-type="float" office:value="0.996057350657239">
            <text:p>0.9960573507</text:p>
          </table:table-cell>
          <table:table-cell table:formula="of:=[.F120]*[.G120]" office:value-type="float" office:value="0.30779864872515">
            <text:p>0.3077986487</text:p>
          </table:table-cell>
          <table:table-cell/>
          <table:table-cell table:formula="of:=[.D120]" office:value-type="float" office:value="0.0400000000000008">
            <text:p>0.04</text:p>
          </table:table-cell>
          <table:table-cell table:formula="of:=[.H120]" office:value-type="float" office:value="0.30779864872515">
            <text:p>0.3077986487</text:p>
          </table:table-cell>
          <table:table-cell/>
        </table:table-row>
        <table:table-row table:style-name="ro1">
          <table:table-cell table:number-columns-repeated="3"/>
          <table:table-cell table:formula="of:=[.D120]+0.01" office:value-type="float" office:value="0.0500000000000008">
            <text:p>0.05</text:p>
          </table:table-cell>
          <table:table-cell table:formula="of:=[.D121]*10*PI()" office:value-type="float" office:value="1.57079632679492">
            <text:p>1.5707963268</text:p>
          </table:table-cell>
          <table:table-cell table:formula="of:=COS([.E121])" office:value-type="float" office:value="-0.000000000000023697540387021">
            <text:p>-2.3697540387021E-014</text:p>
          </table:table-cell>
          <table:table-cell table:formula="of:=(COS([.D121]*PI())+1)^1*0.5" office:value-type="float" office:value="0.993844170297569">
            <text:p>0.9938441703</text:p>
          </table:table-cell>
          <table:table-cell table:formula="of:=[.F121]*[.G121]" office:value-type="float" office:value="-0.000000000000023551662364032">
            <text:p>-2.3551662364032E-014</text:p>
          </table:table-cell>
          <table:table-cell/>
          <table:table-cell table:formula="of:=[.D121]" office:value-type="float" office:value="0.0500000000000008">
            <text:p>0.05</text:p>
          </table:table-cell>
          <table:table-cell table:formula="of:=[.H121]" office:value-type="float" office:value="-0.000000000000023551662364032">
            <text:p>-2.3551662364032E-014</text:p>
          </table:table-cell>
          <table:table-cell/>
        </table:table-row>
        <table:table-row table:style-name="ro1">
          <table:table-cell table:number-columns-repeated="3"/>
          <table:table-cell table:formula="of:=[.D121]+0.01" office:value-type="float" office:value="0.0600000000000008">
            <text:p>0.06</text:p>
          </table:table-cell>
          <table:table-cell table:formula="of:=[.D122]*10*PI()" office:value-type="float" office:value="1.8849555921539">
            <text:p>1.8849555922</text:p>
          </table:table-cell>
          <table:table-cell table:formula="of:=COS([.E122])" office:value-type="float" office:value="-0.30901699437497">
            <text:p>-0.3090169944</text:p>
          </table:table-cell>
          <table:table-cell table:formula="of:=(COS([.D122]*PI())+1)^1*0.5" office:value-type="float" office:value="0.991143625364344">
            <text:p>0.9911436254</text:p>
          </table:table-cell>
          <table:table-cell table:formula="of:=[.F122]*[.G122]" office:value-type="float" office:value="-0.306280224104001">
            <text:p>-0.3062802241</text:p>
          </table:table-cell>
          <table:table-cell/>
          <table:table-cell table:formula="of:=[.D122]" office:value-type="float" office:value="0.0600000000000008">
            <text:p>0.06</text:p>
          </table:table-cell>
          <table:table-cell table:formula="of:=[.H122]" office:value-type="float" office:value="-0.306280224104001">
            <text:p>-0.3062802241</text:p>
          </table:table-cell>
          <table:table-cell/>
        </table:table-row>
        <table:table-row table:style-name="ro1">
          <table:table-cell table:number-columns-repeated="3"/>
          <table:table-cell table:formula="of:=[.D122]+0.01" office:value-type="float" office:value="0.0700000000000008">
            <text:p>0.07</text:p>
          </table:table-cell>
          <table:table-cell table:formula="of:=[.D123]*10*PI()" office:value-type="float" office:value="2.19911485751288">
            <text:p>2.1991148575</text:p>
          </table:table-cell>
          <table:table-cell table:formula="of:=COS([.E123])" office:value-type="float" office:value="-0.587785252292492">
            <text:p>-0.5877852523</text:p>
          </table:table-cell>
          <table:table-cell table:formula="of:=(COS([.D123]*PI())+1)^1*0.5" office:value-type="float" office:value="0.987958380969373">
            <text:p>0.987958381</text:p>
          </table:table-cell>
          <table:table-cell table:formula="of:=[.F123]*[.G123]" office:value-type="float" office:value="-0.580707366212565">
            <text:p>-0.5807073662</text:p>
          </table:table-cell>
          <table:table-cell/>
          <table:table-cell table:formula="of:=[.D123]" office:value-type="float" office:value="0.0700000000000008">
            <text:p>0.07</text:p>
          </table:table-cell>
          <table:table-cell table:formula="of:=[.H123]" office:value-type="float" office:value="-0.580707366212565">
            <text:p>-0.5807073662</text:p>
          </table:table-cell>
          <table:table-cell/>
        </table:table-row>
        <table:table-row table:style-name="ro1">
          <table:table-cell table:number-columns-repeated="3"/>
          <table:table-cell table:formula="of:=[.D123]+0.01" office:value-type="float" office:value="0.0800000000000007">
            <text:p>0.08</text:p>
          </table:table-cell>
          <table:table-cell table:formula="of:=[.D124]*10*PI()" office:value-type="float" office:value="2.51327412287186">
            <text:p>2.5132741229</text:p>
          </table:table-cell>
          <table:table-cell table:formula="of:=COS([.E124])" office:value-type="float" office:value="-0.809016994374961">
            <text:p>-0.8090169944</text:p>
          </table:table-cell>
          <table:table-cell table:formula="of:=(COS([.D124]*PI())+1)^1*0.5" office:value-type="float" office:value="0.984291580564315">
            <text:p>0.9842915806</text:p>
          </table:table-cell>
          <table:table-cell table:formula="of:=[.F124]*[.G124]" office:value-type="float" office:value="-0.796308616096722">
            <text:p>-0.7963086161</text:p>
          </table:table-cell>
          <table:table-cell/>
          <table:table-cell table:formula="of:=[.D124]" office:value-type="float" office:value="0.0800000000000007">
            <text:p>0.08</text:p>
          </table:table-cell>
          <table:table-cell table:formula="of:=[.H124]" office:value-type="float" office:value="-0.796308616096722">
            <text:p>-0.7963086161</text:p>
          </table:table-cell>
          <table:table-cell/>
        </table:table-row>
        <table:table-row table:style-name="ro1">
          <table:table-cell table:number-columns-repeated="3"/>
          <table:table-cell table:formula="of:=[.D124]+0.01" office:value-type="float" office:value="0.0900000000000007">
            <text:p>0.09</text:p>
          </table:table-cell>
          <table:table-cell table:formula="of:=[.D125]*10*PI()" office:value-type="float" office:value="2.82743338823084">
            <text:p>2.8274333882</text:p>
          </table:table-cell>
          <table:table-cell table:formula="of:=COS([.E125])" office:value-type="float" office:value="-0.951056516295161">
            <text:p>-0.9510565163</text:p>
          </table:table-cell>
          <table:table-cell table:formula="of:=(COS([.D125]*PI())+1)^1*0.5" office:value-type="float" office:value="0.980146842838471">
            <text:p>0.9801468428</text:p>
          </table:table-cell>
          <table:table-cell table:formula="of:=[.F125]*[.G125]" office:value-type="float" office:value="-0.932175041807657">
            <text:p>-0.9321750418</text:p>
          </table:table-cell>
          <table:table-cell/>
          <table:table-cell table:formula="of:=[.D125]" office:value-type="float" office:value="0.0900000000000007">
            <text:p>0.09</text:p>
          </table:table-cell>
          <table:table-cell table:formula="of:=[.H125]" office:value-type="float" office:value="-0.932175041807657">
            <text:p>-0.9321750418</text:p>
          </table:table-cell>
          <table:table-cell/>
        </table:table-row>
        <table:table-row table:style-name="ro1">
          <table:table-cell table:number-columns-repeated="3"/>
          <table:table-cell table:formula="of:=[.D125]+0.01" office:value-type="float" office:value="0.100000000000001">
            <text:p>0.1</text:p>
          </table:table-cell>
          <table:table-cell table:formula="of:=[.D126]*10*PI()" office:value-type="float" office:value="3.14159265358982">
            <text:p>3.1415926536</text:p>
          </table:table-cell>
          <table:table-cell table:formula="of:=COS([.E126])" office:value-type="float" office:value="-1">
            <text:p>-1</text:p>
          </table:table-cell>
          <table:table-cell table:formula="of:=(COS([.D126]*PI())+1)^1*0.5" office:value-type="float" office:value="0.975528258147576">
            <text:p>0.9755282581</text:p>
          </table:table-cell>
          <table:table-cell table:formula="of:=[.F126]*[.G126]" office:value-type="float" office:value="-0.975528258147576">
            <text:p>-0.9755282581</text:p>
          </table:table-cell>
          <table:table-cell/>
          <table:table-cell table:formula="of:=[.D126]" office:value-type="float" office:value="0.100000000000001">
            <text:p>0.1</text:p>
          </table:table-cell>
          <table:table-cell table:formula="of:=[.H126]" office:value-type="float" office:value="-0.975528258147576">
            <text:p>-0.9755282581</text:p>
          </table:table-cell>
          <table:table-cell/>
        </table:table-row>
        <table:table-row table:style-name="ro1">
          <table:table-cell table:number-columns-repeated="3"/>
          <table:table-cell table:formula="of:=[.D126]+0.01" office:value-type="float" office:value="0.110000000000001">
            <text:p>0.11</text:p>
          </table:table-cell>
          <table:table-cell table:formula="of:=[.D127]*10*PI()" office:value-type="float" office:value="3.4557519189488">
            <text:p>3.4557519189</text:p>
          </table:table-cell>
          <table:table-cell table:formula="of:=COS([.E127])" office:value-type="float" office:value="-0.951056516295146">
            <text:p>-0.9510565163</text:p>
          </table:table-cell>
          <table:table-cell table:formula="of:=(COS([.D127]*PI())+1)^1*0.5" office:value-type="float" office:value="0.970440384477112">
            <text:p>0.9704403845</text:p>
          </table:table-cell>
          <table:table-cell table:formula="of:=[.F127]*[.G127]" office:value-type="float" office:value="-0.922943651332925">
            <text:p>-0.9229436513</text:p>
          </table:table-cell>
          <table:table-cell/>
          <table:table-cell table:formula="of:=[.D127]" office:value-type="float" office:value="0.110000000000001">
            <text:p>0.11</text:p>
          </table:table-cell>
          <table:table-cell table:formula="of:=[.H127]" office:value-type="float" office:value="-0.922943651332925">
            <text:p>-0.9229436513</text:p>
          </table:table-cell>
          <table:table-cell/>
        </table:table-row>
        <table:table-row table:style-name="ro1">
          <table:table-cell table:number-columns-repeated="3"/>
          <table:table-cell table:formula="of:=[.D127]+0.01" office:value-type="float" office:value="0.120000000000001">
            <text:p>0.12</text:p>
          </table:table-cell>
          <table:table-cell table:formula="of:=[.D128]*10*PI()" office:value-type="float" office:value="3.76991118430777">
            <text:p>3.7699111843</text:p>
          </table:table-cell>
          <table:table-cell table:formula="of:=COS([.E128])" office:value-type="float" office:value="-0.809016994374934">
            <text:p>-0.8090169944</text:p>
          </table:table-cell>
          <table:table-cell table:formula="of:=(COS([.D128]*PI())+1)^1*0.5" office:value-type="float" office:value="0.964888242944125">
            <text:p>0.9648882429</text:p>
          </table:table-cell>
          <table:table-cell table:formula="of:=[.F128]*[.G128]" office:value-type="float" office:value="-0.780610986214367">
            <text:p>-0.7806109862</text:p>
          </table:table-cell>
          <table:table-cell/>
          <table:table-cell table:formula="of:=[.D128]" office:value-type="float" office:value="0.120000000000001">
            <text:p>0.12</text:p>
          </table:table-cell>
          <table:table-cell table:formula="of:=[.H128]" office:value-type="float" office:value="-0.780610986214367">
            <text:p>-0.7806109862</text:p>
          </table:table-cell>
          <table:table-cell/>
        </table:table-row>
        <table:table-row table:style-name="ro1">
          <table:table-cell table:number-columns-repeated="3"/>
          <table:table-cell table:formula="of:=[.D128]+0.01" office:value-type="float" office:value="0.130000000000001">
            <text:p>0.13</text:p>
          </table:table-cell>
          <table:table-cell table:formula="of:=[.D129]*10*PI()" office:value-type="float" office:value="4.08407044966675">
            <text:p>4.0840704497</text:p>
          </table:table-cell>
          <table:table-cell table:formula="of:=COS([.E129])" office:value-type="float" office:value="-0.587785252292455">
            <text:p>-0.5877852523</text:p>
          </table:table-cell>
          <table:table-cell table:formula="of:=(COS([.D129]*PI())+1)^1*0.5" office:value-type="float" office:value="0.95887731284199">
            <text:p>0.9588773128</text:p>
          </table:table-cell>
          <table:table-cell table:formula="of:=[.F129]*[.G129]" office:value-type="float" office:value="-0.56361394324634">
            <text:p>-0.5636139432</text:p>
          </table:table-cell>
          <table:table-cell/>
          <table:table-cell table:formula="of:=[.D129]" office:value-type="float" office:value="0.130000000000001">
            <text:p>0.13</text:p>
          </table:table-cell>
          <table:table-cell table:formula="of:=[.H129]" office:value-type="float" office:value="-0.56361394324634">
            <text:p>-0.5636139432</text:p>
          </table:table-cell>
          <table:table-cell/>
        </table:table-row>
        <table:table-row table:style-name="ro1">
          <table:table-cell table:number-columns-repeated="3"/>
          <table:table-cell table:formula="of:=[.D129]+0.01" office:value-type="float" office:value="0.140000000000001">
            <text:p>0.14</text:p>
          </table:table-cell>
          <table:table-cell table:formula="of:=[.D130]*10*PI()" office:value-type="float" office:value="4.39822971502573">
            <text:p>4.398229715</text:p>
          </table:table-cell>
          <table:table-cell table:formula="of:=COS([.E130])" office:value-type="float" office:value="-0.309016994374926">
            <text:p>-0.3090169944</text:p>
          </table:table-cell>
          <table:table-cell table:formula="of:=(COS([.D130]*PI())+1)^1*0.5" office:value-type="float" office:value="0.952413526233009">
            <text:p>0.9524135262</text:p>
          </table:table-cell>
          <table:table-cell table:formula="of:=[.F130]*[.G130]" office:value-type="float" office:value="-0.294311965278549">
            <text:p>-0.2943119653</text:p>
          </table:table-cell>
          <table:table-cell/>
          <table:table-cell table:formula="of:=[.D130]" office:value-type="float" office:value="0.140000000000001">
            <text:p>0.14</text:p>
          </table:table-cell>
          <table:table-cell table:formula="of:=[.H130]" office:value-type="float" office:value="-0.294311965278549">
            <text:p>-0.2943119653</text:p>
          </table:table-cell>
          <table:table-cell/>
        </table:table-row>
        <table:table-row table:style-name="ro1">
          <table:table-cell table:number-columns-repeated="3"/>
          <table:table-cell table:formula="of:=[.D130]+0.01" office:value-type="float" office:value="0.150000000000001">
            <text:p>0.15</text:p>
          </table:table-cell>
          <table:table-cell table:formula="of:=[.D131]*10*PI()" office:value-type="float" office:value="4.71238898038471">
            <text:p>4.7123889804</text:p>
          </table:table-cell>
          <table:table-cell table:formula="of:=COS([.E131])" office:value-type="float" office:value="0.0000000000000237971203120313">
            <text:p>2.37971203120313E-014</text:p>
          </table:table-cell>
          <table:table-cell table:formula="of:=(COS([.D131]*PI())+1)^1*0.5" office:value-type="float" office:value="0.945503262094183">
            <text:p>0.9455032621</text:p>
          </table:table-cell>
          <table:table-cell table:formula="of:=[.F131]*[.G131]" office:value-type="float" office:value="0.0000000000000225002548834733">
            <text:p>2.25002548834733E-014</text:p>
          </table:table-cell>
          <table:table-cell/>
          <table:table-cell table:formula="of:=[.D131]" office:value-type="float" office:value="0.150000000000001">
            <text:p>0.15</text:p>
          </table:table-cell>
          <table:table-cell table:formula="of:=[.H131]" office:value-type="float" office:value="0.0000000000000225002548834733">
            <text:p>2.25002548834733E-014</text:p>
          </table:table-cell>
          <table:table-cell/>
        </table:table-row>
        <table:table-row table:style-name="ro1">
          <table:table-cell table:number-columns-repeated="3"/>
          <table:table-cell table:formula="of:=[.D131]+0.01" office:value-type="float" office:value="0.160000000000001">
            <text:p>0.16</text:p>
          </table:table-cell>
          <table:table-cell table:formula="of:=[.D132]*10*PI()" office:value-type="float" office:value="5.02654824574369">
            <text:p>5.0265482457</text:p>
          </table:table-cell>
          <table:table-cell table:formula="of:=COS([.E132])" office:value-type="float" office:value="0.30901699437497">
            <text:p>0.3090169944</text:p>
          </table:table-cell>
          <table:table-cell table:formula="of:=(COS([.D132]*PI())+1)^1*0.5" office:value-type="float" office:value="0.938153340021931">
            <text:p>0.93815334</text:p>
          </table:table-cell>
          <table:table-cell table:formula="of:=[.F132]*[.G132]" office:value-type="float" office:value="0.289905325396416">
            <text:p>0.2899053254</text:p>
          </table:table-cell>
          <table:table-cell/>
          <table:table-cell table:formula="of:=[.D132]" office:value-type="float" office:value="0.160000000000001">
            <text:p>0.16</text:p>
          </table:table-cell>
          <table:table-cell table:formula="of:=[.H132]" office:value-type="float" office:value="0.289905325396416">
            <text:p>0.2899053254</text:p>
          </table:table-cell>
          <table:table-cell/>
        </table:table-row>
        <table:table-row table:style-name="ro1">
          <table:table-cell table:number-columns-repeated="3"/>
          <table:table-cell table:formula="of:=[.D132]+0.01" office:value-type="float" office:value="0.170000000000001">
            <text:p>0.17</text:p>
          </table:table-cell>
          <table:table-cell table:formula="of:=[.D133]*10*PI()" office:value-type="float" office:value="5.34070751110267">
            <text:p>5.3407075111</text:p>
          </table:table-cell>
          <table:table-cell table:formula="of:=COS([.E133])" office:value-type="float" office:value="0.587785252292492">
            <text:p>0.5877852523</text:p>
          </table:table-cell>
          <table:table-cell table:formula="of:=(COS([.D133]*PI())+1)^1*0.5" office:value-type="float" office:value="0.930371013501971">
            <text:p>0.9303710135</text:p>
          </table:table-cell>
          <table:table-cell table:formula="of:=[.F133]*[.G133]" office:value-type="float" office:value="0.546858360896878">
            <text:p>0.5468583609</text:p>
          </table:table-cell>
          <table:table-cell/>
          <table:table-cell table:formula="of:=[.D133]" office:value-type="float" office:value="0.170000000000001">
            <text:p>0.17</text:p>
          </table:table-cell>
          <table:table-cell table:formula="of:=[.H133]" office:value-type="float" office:value="0.546858360896878">
            <text:p>0.5468583609</text:p>
          </table:table-cell>
          <table:table-cell/>
        </table:table-row>
        <table:table-row table:style-name="ro1">
          <table:table-cell table:number-columns-repeated="3"/>
          <table:table-cell table:formula="of:=[.D133]+0.01" office:value-type="float" office:value="0.180000000000001">
            <text:p>0.18</text:p>
          </table:table-cell>
          <table:table-cell table:formula="of:=[.D134]*10*PI()" office:value-type="float" office:value="5.65486677646165">
            <text:p>5.6548667765</text:p>
          </table:table-cell>
          <table:table-cell table:formula="of:=COS([.E134])" office:value-type="float" office:value="0.809016994374962">
            <text:p>0.8090169944</text:p>
          </table:table-cell>
          <table:table-cell table:formula="of:=(COS([.D134]*PI())+1)^1*0.5" office:value-type="float" office:value="0.922163962751007">
            <text:p>0.9221639628</text:p>
          </table:table-cell>
          <table:table-cell table:formula="of:=[.F134]*[.G134]" office:value-type="float" office:value="0.746046317465724">
            <text:p>0.7460463175</text:p>
          </table:table-cell>
          <table:table-cell/>
          <table:table-cell table:formula="of:=[.D134]" office:value-type="float" office:value="0.180000000000001">
            <text:p>0.18</text:p>
          </table:table-cell>
          <table:table-cell table:formula="of:=[.H134]" office:value-type="float" office:value="0.746046317465724">
            <text:p>0.7460463175</text:p>
          </table:table-cell>
          <table:table-cell/>
        </table:table-row>
        <table:table-row table:style-name="ro1">
          <table:table-cell table:number-columns-repeated="3"/>
          <table:table-cell table:formula="of:=[.D134]+0.01" office:value-type="float" office:value="0.190000000000001">
            <text:p>0.19</text:p>
          </table:table-cell>
          <table:table-cell table:formula="of:=[.D135]*10*PI()" office:value-type="float" office:value="5.96902604182063">
            <text:p>5.9690260418</text:p>
          </table:table-cell>
          <table:table-cell table:formula="of:=COS([.E135])" office:value-type="float" office:value="0.951056516295161">
            <text:p>0.9510565163</text:p>
          </table:table-cell>
          <table:table-cell table:formula="of:=(COS([.D135]*PI())+1)^1*0.5" office:value-type="float" office:value="0.91354028713728">
            <text:p>0.9135402871</text:p>
          </table:table-cell>
          <table:table-cell table:formula="of:=[.F135]*[.G135]" office:value-type="float" office:value="0.868828442980063">
            <text:p>0.868828443</text:p>
          </table:table-cell>
          <table:table-cell/>
          <table:table-cell table:formula="of:=[.D135]" office:value-type="float" office:value="0.190000000000001">
            <text:p>0.19</text:p>
          </table:table-cell>
          <table:table-cell table:formula="of:=[.H135]" office:value-type="float" office:value="0.868828442980063">
            <text:p>0.868828443</text:p>
          </table:table-cell>
          <table:table-cell/>
        </table:table-row>
        <table:table-row table:style-name="ro1">
          <table:table-cell table:number-columns-repeated="3"/>
          <table:table-cell table:formula="of:=[.D135]+0.01" office:value-type="float" office:value="0.200000000000001">
            <text:p>0.2</text:p>
          </table:table-cell>
          <table:table-cell table:formula="of:=[.D136]*10*PI()" office:value-type="float" office:value="6.28318530717961">
            <text:p>6.2831853072</text:p>
          </table:table-cell>
          <table:table-cell table:formula="of:=COS([.E136])" office:value-type="float" office:value="1">
            <text:p>1</text:p>
          </table:table-cell>
          <table:table-cell table:formula="of:=(COS([.D136]*PI())+1)^1*0.5" office:value-type="float" office:value="0.904508497187473">
            <text:p>0.9045084972</text:p>
          </table:table-cell>
          <table:table-cell table:formula="of:=[.F136]*[.G136]" office:value-type="float" office:value="0.904508497187473">
            <text:p>0.9045084972</text:p>
          </table:table-cell>
          <table:table-cell/>
          <table:table-cell table:formula="of:=[.D136]" office:value-type="float" office:value="0.200000000000001">
            <text:p>0.2</text:p>
          </table:table-cell>
          <table:table-cell table:formula="of:=[.H136]" office:value-type="float" office:value="0.904508497187473">
            <text:p>0.9045084972</text:p>
          </table:table-cell>
          <table:table-cell/>
        </table:table-row>
        <table:table-row table:style-name="ro1">
          <table:table-cell table:number-columns-repeated="3"/>
          <table:table-cell table:formula="of:=[.D136]+0.01" office:value-type="float" office:value="0.210000000000001">
            <text:p>0.21</text:p>
          </table:table-cell>
          <table:table-cell table:formula="of:=[.D137]*10*PI()" office:value-type="float" office:value="6.59734457253859">
            <text:p>6.5973445725</text:p>
          </table:table-cell>
          <table:table-cell table:formula="of:=COS([.E137])" office:value-type="float" office:value="0.951056516295146">
            <text:p>0.9510565163</text:p>
          </table:table-cell>
          <table:table-cell table:formula="of:=(COS([.D137]*PI())+1)^1*0.5" office:value-type="float" office:value="0.895077506187844">
            <text:p>0.8950775062</text:p>
          </table:table-cell>
          <table:table-cell table:formula="of:=[.F137]*[.G137]" office:value-type="float" office:value="0.851269294849158">
            <text:p>0.8512692948</text:p>
          </table:table-cell>
          <table:table-cell/>
          <table:table-cell table:formula="of:=[.D137]" office:value-type="float" office:value="0.210000000000001">
            <text:p>0.21</text:p>
          </table:table-cell>
          <table:table-cell table:formula="of:=[.H137]" office:value-type="float" office:value="0.851269294849158">
            <text:p>0.8512692948</text:p>
          </table:table-cell>
          <table:table-cell/>
        </table:table-row>
        <table:table-row table:style-name="ro1">
          <table:table-cell table:number-columns-repeated="3"/>
          <table:table-cell table:formula="of:=[.D137]+0.01" office:value-type="float" office:value="0.220000000000001">
            <text:p>0.22</text:p>
          </table:table-cell>
          <table:table-cell table:formula="of:=[.D138]*10*PI()" office:value-type="float" office:value="6.91150383789757">
            <text:p>6.9115038379</text:p>
          </table:table-cell>
          <table:table-cell table:formula="of:=COS([.E138])" office:value-type="float" office:value="0.809016994374932">
            <text:p>0.8090169944</text:p>
          </table:table-cell>
          <table:table-cell table:formula="of:=(COS([.D138]*PI())+1)^1*0.5" office:value-type="float" office:value="0.885256621387894">
            <text:p>0.8852566214</text:p>
          </table:table-cell>
          <table:table-cell table:formula="of:=[.F138]*[.G138]" office:value-type="float" office:value="0.716187651085741">
            <text:p>0.7161876511</text:p>
          </table:table-cell>
          <table:table-cell/>
          <table:table-cell table:formula="of:=[.D138]" office:value-type="float" office:value="0.220000000000001">
            <text:p>0.22</text:p>
          </table:table-cell>
          <table:table-cell table:formula="of:=[.H138]" office:value-type="float" office:value="0.716187651085741">
            <text:p>0.7161876511</text:p>
          </table:table-cell>
          <table:table-cell/>
        </table:table-row>
        <table:table-row table:style-name="ro1">
          <table:table-cell table:number-columns-repeated="3"/>
          <table:table-cell table:formula="of:=[.D138]+0.01" office:value-type="float" office:value="0.230000000000001">
            <text:p>0.23</text:p>
          </table:table-cell>
          <table:table-cell table:formula="of:=[.D139]*10*PI()" office:value-type="float" office:value="7.22566310325655">
            <text:p>7.2256631033</text:p>
          </table:table-cell>
          <table:table-cell table:formula="of:=COS([.E139])" office:value-type="float" office:value="0.587785252292453">
            <text:p>0.5877852523</text:p>
          </table:table-cell>
          <table:table-cell table:formula="of:=(COS([.D139]*PI())+1)^1*0.5" office:value-type="float" office:value="0.875055534815229">
            <text:p>0.8750555348</text:p>
          </table:table-cell>
          <table:table-cell table:formula="of:=[.F139]*[.G139]" office:value-type="float" office:value="0.514344738301276">
            <text:p>0.5143447383</text:p>
          </table:table-cell>
          <table:table-cell/>
          <table:table-cell table:formula="of:=[.D139]" office:value-type="float" office:value="0.230000000000001">
            <text:p>0.23</text:p>
          </table:table-cell>
          <table:table-cell table:formula="of:=[.H139]" office:value-type="float" office:value="0.514344738301276">
            <text:p>0.5143447383</text:p>
          </table:table-cell>
          <table:table-cell/>
        </table:table-row>
        <table:table-row table:style-name="ro1">
          <table:table-cell table:number-columns-repeated="3"/>
          <table:table-cell table:formula="of:=[.D139]+0.01" office:value-type="float" office:value="0.240000000000001">
            <text:p>0.24</text:p>
          </table:table-cell>
          <table:table-cell table:formula="of:=[.D140]*10*PI()" office:value-type="float" office:value="7.53982236861553">
            <text:p>7.5398223686</text:p>
          </table:table-cell>
          <table:table-cell table:formula="of:=COS([.E140])" office:value-type="float" office:value="0.309016994374922">
            <text:p>0.3090169944</text:p>
          </table:table-cell>
          <table:table-cell table:formula="of:=(COS([.D140]*PI())+1)^1*0.5" office:value-type="float" office:value="0.864484313710705">
            <text:p>0.8644843137</text:p>
          </table:table-cell>
          <table:table-cell table:formula="of:=[.F140]*[.G140]" office:value-type="float" office:value="0.267140344307149">
            <text:p>0.2671403443</text:p>
          </table:table-cell>
          <table:table-cell/>
          <table:table-cell table:formula="of:=[.D140]" office:value-type="float" office:value="0.240000000000001">
            <text:p>0.24</text:p>
          </table:table-cell>
          <table:table-cell table:formula="of:=[.H140]" office:value-type="float" office:value="0.267140344307149">
            <text:p>0.2671403443</text:p>
          </table:table-cell>
          <table:table-cell/>
        </table:table-row>
        <table:table-row table:style-name="ro1">
          <table:table-cell table:number-columns-repeated="3"/>
          <table:table-cell table:formula="of:=[.D140]+0.01" office:value-type="float" office:value="0.250000000000001">
            <text:p>0.25</text:p>
          </table:table-cell>
          <table:table-cell table:formula="of:=[.D141]*10*PI()" office:value-type="float" office:value="7.85398163397451">
            <text:p>7.853981634</text:p>
          </table:table-cell>
          <table:table-cell table:formula="of:=COS([.E141])" office:value-type="float" office:value="-0.0000000000000263391908912169">
            <text:p>-2.63391908912169E-014</text:p>
          </table:table-cell>
          <table:table-cell table:formula="of:=(COS([.D141]*PI())+1)^1*0.5" office:value-type="float" office:value="0.853553390593273">
            <text:p>0.8535533906</text:p>
          </table:table-cell>
          <table:table-cell table:formula="of:=[.F141]*[.G141]" office:value-type="float" office:value="-0.0000000000000224819056906817">
            <text:p>-2.24819056906817E-014</text:p>
          </table:table-cell>
          <table:table-cell/>
          <table:table-cell table:formula="of:=[.D141]" office:value-type="float" office:value="0.250000000000001">
            <text:p>0.25</text:p>
          </table:table-cell>
          <table:table-cell table:formula="of:=[.H141]" office:value-type="float" office:value="-0.0000000000000224819056906817">
            <text:p>-2.24819056906817E-014</text:p>
          </table:table-cell>
          <table:table-cell/>
        </table:table-row>
        <table:table-row table:style-name="ro1">
          <table:table-cell table:number-columns-repeated="3"/>
          <table:table-cell table:formula="of:=[.D141]+0.01" office:value-type="float" office:value="0.260000000000001">
            <text:p>0.26</text:p>
          </table:table-cell>
          <table:table-cell table:formula="of:=[.D142]*10*PI()" office:value-type="float" office:value="8.16814089933349">
            <text:p>8.1681408993</text:p>
          </table:table-cell>
          <table:table-cell table:formula="of:=COS([.E142])" office:value-type="float" office:value="-0.309016994374972">
            <text:p>-0.3090169944</text:p>
          </table:table-cell>
          <table:table-cell table:formula="of:=(COS([.D142]*PI())+1)^1*0.5" office:value-type="float" office:value="0.842273552964343">
            <text:p>0.842273553</text:p>
          </table:table-cell>
          <table:table-cell table:formula="of:=[.F142]*[.G142]" office:value-type="float" office:value="-0.260276841778571">
            <text:p>-0.2602768418</text:p>
          </table:table-cell>
          <table:table-cell/>
          <table:table-cell table:formula="of:=[.D142]" office:value-type="float" office:value="0.260000000000001">
            <text:p>0.26</text:p>
          </table:table-cell>
          <table:table-cell table:formula="of:=[.H142]" office:value-type="float" office:value="-0.260276841778571">
            <text:p>-0.2602768418</text:p>
          </table:table-cell>
          <table:table-cell/>
        </table:table-row>
        <table:table-row table:style-name="ro1">
          <table:table-cell table:number-columns-repeated="3"/>
          <table:table-cell table:formula="of:=[.D142]+0.01" office:value-type="float" office:value="0.270000000000001">
            <text:p>0.27</text:p>
          </table:table-cell>
          <table:table-cell table:formula="of:=[.D143]*10*PI()" office:value-type="float" office:value="8.48230016469247">
            <text:p>8.4823001647</text:p>
          </table:table-cell>
          <table:table-cell table:formula="of:=COS([.E143])" office:value-type="float" office:value="-0.587785252292494">
            <text:p>-0.5877852523</text:p>
          </table:table-cell>
          <table:table-cell table:formula="of:=(COS([.D143]*PI())+1)^1*0.5" office:value-type="float" office:value="0.830655932661825">
            <text:p>0.8306559327</text:p>
          </table:table-cell>
          <table:table-cell table:formula="of:=[.F143]*[.G143]" office:value-type="float" office:value="-0.488247306947888">
            <text:p>-0.4882473069</text:p>
          </table:table-cell>
          <table:table-cell/>
          <table:table-cell table:formula="of:=[.D143]" office:value-type="float" office:value="0.270000000000001">
            <text:p>0.27</text:p>
          </table:table-cell>
          <table:table-cell table:formula="of:=[.H143]" office:value-type="float" office:value="-0.488247306947888">
            <text:p>-0.4882473069</text:p>
          </table:table-cell>
          <table:table-cell/>
        </table:table-row>
        <table:table-row table:style-name="ro1">
          <table:table-cell table:number-columns-repeated="3"/>
          <table:table-cell table:formula="of:=[.D143]+0.01" office:value-type="float" office:value="0.280000000000001">
            <text:p>0.28</text:p>
          </table:table-cell>
          <table:table-cell table:formula="of:=[.D144]*10*PI()" office:value-type="float" office:value="8.79645943005145">
            <text:p>8.7964594301</text:p>
          </table:table-cell>
          <table:table-cell table:formula="of:=COS([.E144])" office:value-type="float" office:value="-0.809016994374963">
            <text:p>-0.8090169944</text:p>
          </table:table-cell>
          <table:table-cell table:formula="of:=(COS([.D144]*PI())+1)^1*0.5" office:value-type="float" office:value="0.818711994874344">
            <text:p>0.8187119949</text:p>
          </table:table-cell>
          <table:table-cell table:formula="of:=[.F144]*[.G144]" office:value-type="float" office:value="-0.662351917351972">
            <text:p>-0.6623519174</text:p>
          </table:table-cell>
          <table:table-cell/>
          <table:table-cell table:formula="of:=[.D144]" office:value-type="float" office:value="0.280000000000001">
            <text:p>0.28</text:p>
          </table:table-cell>
          <table:table-cell table:formula="of:=[.H144]" office:value-type="float" office:value="-0.662351917351972">
            <text:p>-0.6623519174</text:p>
          </table:table-cell>
          <table:table-cell/>
        </table:table-row>
        <table:table-row table:style-name="ro1">
          <table:table-cell table:number-columns-repeated="3"/>
          <table:table-cell table:formula="of:=[.D144]+0.01" office:value-type="float" office:value="0.290000000000001">
            <text:p>0.29</text:p>
          </table:table-cell>
          <table:table-cell table:formula="of:=[.D145]*10*PI()" office:value-type="float" office:value="9.11061869541043">
            <text:p>9.1106186954</text:p>
          </table:table-cell>
          <table:table-cell table:formula="of:=COS([.E145])" office:value-type="float" office:value="-0.951056516295162">
            <text:p>-0.9510565163</text:p>
          </table:table-cell>
          <table:table-cell table:formula="of:=(COS([.D145]*PI())+1)^1*0.5" office:value-type="float" office:value="0.806453526826487">
            <text:p>0.8064535268</text:p>
          </table:table-cell>
          <table:table-cell table:formula="of:=[.F145]*[.G145]" office:value-type="float" office:value="-0.766982881777546">
            <text:p>-0.7669828818</text:p>
          </table:table-cell>
          <table:table-cell/>
          <table:table-cell table:formula="of:=[.D145]" office:value-type="float" office:value="0.290000000000001">
            <text:p>0.29</text:p>
          </table:table-cell>
          <table:table-cell table:formula="of:=[.H145]" office:value-type="float" office:value="-0.766982881777546">
            <text:p>-0.7669828818</text:p>
          </table:table-cell>
          <table:table-cell/>
        </table:table-row>
        <table:table-row table:style-name="ro1">
          <table:table-cell table:number-columns-repeated="3"/>
          <table:table-cell table:formula="of:=[.D145]+0.01" office:value-type="float" office:value="0.300000000000001">
            <text:p>0.3</text:p>
          </table:table-cell>
          <table:table-cell table:formula="of:=[.D146]*10*PI()" office:value-type="float" office:value="9.42477796076941">
            <text:p>9.4247779608</text:p>
          </table:table-cell>
          <table:table-cell table:formula="of:=COS([.E146])" office:value-type="float" office:value="-1">
            <text:p>-1</text:p>
          </table:table-cell>
          <table:table-cell table:formula="of:=(COS([.D146]*PI())+1)^1*0.5" office:value-type="float" office:value="0.793892626146235">
            <text:p>0.7938926261</text:p>
          </table:table-cell>
          <table:table-cell table:formula="of:=[.F146]*[.G146]" office:value-type="float" office:value="-0.793892626146235">
            <text:p>-0.7938926261</text:p>
          </table:table-cell>
          <table:table-cell/>
          <table:table-cell table:formula="of:=[.D146]" office:value-type="float" office:value="0.300000000000001">
            <text:p>0.3</text:p>
          </table:table-cell>
          <table:table-cell table:formula="of:=[.H146]" office:value-type="float" office:value="-0.793892626146235">
            <text:p>-0.7938926261</text:p>
          </table:table-cell>
          <table:table-cell/>
        </table:table-row>
        <table:table-row table:style-name="ro1">
          <table:table-cell table:number-columns-repeated="3"/>
          <table:table-cell table:formula="of:=[.D146]+0.01" office:value-type="float" office:value="0.310000000000001">
            <text:p>0.31</text:p>
          </table:table-cell>
          <table:table-cell table:formula="of:=[.D147]*10*PI()" office:value-type="float" office:value="9.73893722612839">
            <text:p>9.7389372261</text:p>
          </table:table-cell>
          <table:table-cell table:formula="of:=COS([.E147])" office:value-type="float" office:value="-0.951056516295145">
            <text:p>-0.9510565163</text:p>
          </table:table-cell>
          <table:table-cell table:formula="of:=(COS([.D147]*PI())+1)^1*0.5" office:value-type="float" office:value="0.781041688926064">
            <text:p>0.7810416889</text:p>
          </table:table-cell>
          <table:table-cell table:formula="of:=[.F147]*[.G147]" office:value-type="float" office:value="-0.742814787751299">
            <text:p>-0.7428147878</text:p>
          </table:table-cell>
          <table:table-cell/>
          <table:table-cell table:formula="of:=[.D147]" office:value-type="float" office:value="0.310000000000001">
            <text:p>0.31</text:p>
          </table:table-cell>
          <table:table-cell table:formula="of:=[.H147]" office:value-type="float" office:value="-0.742814787751299">
            <text:p>-0.7428147878</text:p>
          </table:table-cell>
          <table:table-cell/>
        </table:table-row>
        <table:table-row table:style-name="ro1">
          <table:table-cell table:number-columns-repeated="3"/>
          <table:table-cell table:formula="of:=[.D147]+0.01" office:value-type="float" office:value="0.320000000000001">
            <text:p>0.32</text:p>
          </table:table-cell>
          <table:table-cell table:formula="of:=[.D148]*10*PI()" office:value-type="float" office:value="10.0530964914874">
            <text:p>10.0530964915</text:p>
          </table:table-cell>
          <table:table-cell table:formula="of:=COS([.E148])" office:value-type="float" office:value="-0.809016994374931">
            <text:p>-0.8090169944</text:p>
          </table:table-cell>
          <table:table-cell table:formula="of:=(COS([.D148]*PI())+1)^1*0.5" office:value-type="float" office:value="0.767913397489497">
            <text:p>0.7679133975</text:p>
          </table:table-cell>
          <table:table-cell table:formula="of:=[.F148]*[.G148]" office:value-type="float" office:value="-0.621254988777195">
            <text:p>-0.6212549888</text:p>
          </table:table-cell>
          <table:table-cell/>
          <table:table-cell table:formula="of:=[.D148]" office:value-type="float" office:value="0.320000000000001">
            <text:p>0.32</text:p>
          </table:table-cell>
          <table:table-cell table:formula="of:=[.H148]" office:value-type="float" office:value="-0.621254988777195">
            <text:p>-0.6212549888</text:p>
          </table:table-cell>
          <table:table-cell/>
        </table:table-row>
        <table:table-row table:style-name="ro1">
          <table:table-cell table:number-columns-repeated="3"/>
          <table:table-cell table:formula="of:=[.D148]+0.01" office:value-type="float" office:value="0.330000000000001">
            <text:p>0.33</text:p>
          </table:table-cell>
          <table:table-cell table:formula="of:=[.D149]*10*PI()" office:value-type="float" office:value="10.3672557568463">
            <text:p>10.3672557568</text:p>
          </table:table-cell>
          <table:table-cell table:formula="of:=COS([.E149])" office:value-type="float" office:value="-0.58778525229245">
            <text:p>-0.5877852523</text:p>
          </table:table-cell>
          <table:table-cell table:formula="of:=(COS([.D149]*PI())+1)^1*0.5" office:value-type="float" office:value="0.754520707875184">
            <text:p>0.7545207079</text:p>
          </table:table-cell>
          <table:table-cell table:formula="of:=[.F149]*[.G149]" office:value-type="float" office:value="-0.443496144638294">
            <text:p>-0.4434961446</text:p>
          </table:table-cell>
          <table:table-cell/>
          <table:table-cell table:formula="of:=[.D149]" office:value-type="float" office:value="0.330000000000001">
            <text:p>0.33</text:p>
          </table:table-cell>
          <table:table-cell table:formula="of:=[.H149]" office:value-type="float" office:value="-0.443496144638294">
            <text:p>-0.4434961446</text:p>
          </table:table-cell>
          <table:table-cell/>
        </table:table-row>
        <table:table-row table:style-name="ro1">
          <table:table-cell table:number-columns-repeated="3"/>
          <table:table-cell table:formula="of:=[.D149]+0.01" office:value-type="float" office:value="0.340000000000001">
            <text:p>0.34</text:p>
          </table:table-cell>
          <table:table-cell table:formula="of:=[.D150]*10*PI()" office:value-type="float" office:value="10.6814150222053">
            <text:p>10.6814150222</text:p>
          </table:table-cell>
          <table:table-cell table:formula="of:=COS([.E150])" office:value-type="float" office:value="-0.309016994374921">
            <text:p>-0.3090169944</text:p>
          </table:table-cell>
          <table:table-cell table:formula="of:=(COS([.D150]*PI())+1)^1*0.5" office:value-type="float" office:value="0.740876837050856">
            <text:p>0.7408768371</text:p>
          </table:table-cell>
          <table:table-cell table:formula="of:=[.F150]*[.G150]" office:value-type="float" office:value="-0.228943533387454">
            <text:p>-0.2289435334</text:p>
          </table:table-cell>
          <table:table-cell/>
          <table:table-cell table:formula="of:=[.D150]" office:value-type="float" office:value="0.340000000000001">
            <text:p>0.34</text:p>
          </table:table-cell>
          <table:table-cell table:formula="of:=[.H150]" office:value-type="float" office:value="-0.228943533387454">
            <text:p>-0.2289435334</text:p>
          </table:table-cell>
          <table:table-cell/>
        </table:table-row>
        <table:table-row table:style-name="ro1">
          <table:table-cell table:number-columns-repeated="3"/>
          <table:table-cell table:formula="of:=[.D150]+0.01" office:value-type="float" office:value="0.350000000000001">
            <text:p>0.35</text:p>
          </table:table-cell>
          <table:table-cell table:formula="of:=[.D151]*10*PI()" office:value-type="float" office:value="10.9955742875643">
            <text:p>10.9955742876</text:p>
          </table:table-cell>
          <table:table-cell table:formula="of:=COS([.E151])" office:value-type="float" office:value="0.0000000000000279930830507024">
            <text:p>2.79930830507024E-014</text:p>
          </table:table-cell>
          <table:table-cell table:formula="of:=(COS([.D151]*PI())+1)^1*0.5" office:value-type="float" office:value="0.726995249869772">
            <text:p>0.7269952499</text:p>
          </table:table-cell>
          <table:table-cell table:formula="of:=[.F151]*[.G151]" office:value-type="float" office:value="0.0000000000000203508384070707">
            <text:p>2.03508384070707E-014</text:p>
          </table:table-cell>
          <table:table-cell/>
          <table:table-cell table:formula="of:=[.D151]" office:value-type="float" office:value="0.350000000000001">
            <text:p>0.35</text:p>
          </table:table-cell>
          <table:table-cell table:formula="of:=[.H151]" office:value-type="float" office:value="0.0000000000000203508384070707">
            <text:p>2.03508384070707E-014</text:p>
          </table:table-cell>
          <table:table-cell/>
        </table:table-row>
        <table:table-row table:style-name="ro1">
          <table:table-cell table:number-columns-repeated="3"/>
          <table:table-cell table:formula="of:=[.D151]+0.01" office:value-type="float" office:value="0.360000000000001">
            <text:p>0.36</text:p>
          </table:table-cell>
          <table:table-cell table:formula="of:=[.D152]*10*PI()" office:value-type="float" office:value="11.3097335529233">
            <text:p>11.3097335529</text:p>
          </table:table-cell>
          <table:table-cell table:formula="of:=COS([.E152])" office:value-type="float" office:value="0.309016994374976">
            <text:p>0.3090169944</text:p>
          </table:table-cell>
          <table:table-cell table:formula="of:=(COS([.D152]*PI())+1)^1*0.5" office:value-type="float" office:value="0.712889645782535">
            <text:p>0.7128896458</text:p>
          </table:table-cell>
          <table:table-cell table:formula="of:=[.F152]*[.G152]" office:value-type="float" office:value="0.22029501566076">
            <text:p>0.2202950157</text:p>
          </table:table-cell>
          <table:table-cell/>
          <table:table-cell table:formula="of:=[.D152]" office:value-type="float" office:value="0.360000000000001">
            <text:p>0.36</text:p>
          </table:table-cell>
          <table:table-cell table:formula="of:=[.H152]" office:value-type="float" office:value="0.22029501566076">
            <text:p>0.2202950157</text:p>
          </table:table-cell>
          <table:table-cell/>
        </table:table-row>
        <table:table-row table:style-name="ro1">
          <table:table-cell table:number-columns-repeated="3"/>
          <table:table-cell table:formula="of:=[.D152]+0.01" office:value-type="float" office:value="0.370000000000001">
            <text:p>0.37</text:p>
          </table:table-cell>
          <table:table-cell table:formula="of:=[.D153]*10*PI()" office:value-type="float" office:value="11.6238928182823">
            <text:p>11.6238928183</text:p>
          </table:table-cell>
          <table:table-cell table:formula="of:=COS([.E153])" office:value-type="float" office:value="0.587785252292497">
            <text:p>0.5877852523</text:p>
          </table:table-cell>
          <table:table-cell table:formula="of:=(COS([.D153]*PI())+1)^1*0.5" office:value-type="float" office:value="0.698573945317389">
            <text:p>0.6985739453</text:p>
          </table:table-cell>
          <table:table-cell table:formula="of:=[.F153]*[.G153]" office:value-type="float" office:value="0.410611462693347">
            <text:p>0.4106114627</text:p>
          </table:table-cell>
          <table:table-cell/>
          <table:table-cell table:formula="of:=[.D153]" office:value-type="float" office:value="0.370000000000001">
            <text:p>0.37</text:p>
          </table:table-cell>
          <table:table-cell table:formula="of:=[.H153]" office:value-type="float" office:value="0.410611462693347">
            <text:p>0.4106114627</text:p>
          </table:table-cell>
          <table:table-cell/>
        </table:table-row>
        <table:table-row table:style-name="ro1">
          <table:table-cell table:number-columns-repeated="3"/>
          <table:table-cell table:formula="of:=[.D153]+0.01" office:value-type="float" office:value="0.380000000000001">
            <text:p>0.38</text:p>
          </table:table-cell>
          <table:table-cell table:formula="of:=[.D154]*10*PI()" office:value-type="float" office:value="11.9380520836412">
            <text:p>11.9380520836</text:p>
          </table:table-cell>
          <table:table-cell table:formula="of:=COS([.E154])" office:value-type="float" office:value="0.809016994374965">
            <text:p>0.8090169944</text:p>
          </table:table-cell>
          <table:table-cell table:formula="of:=(COS([.D154]*PI())+1)^1*0.5" office:value-type="float" office:value="0.684062276342338">
            <text:p>0.6840622763</text:p>
          </table:table-cell>
          <table:table-cell table:formula="of:=[.F154]*[.G154]" office:value-type="float" office:value="0.553418006771775">
            <text:p>0.5534180068</text:p>
          </table:table-cell>
          <table:table-cell/>
          <table:table-cell table:formula="of:=[.D154]" office:value-type="float" office:value="0.380000000000001">
            <text:p>0.38</text:p>
          </table:table-cell>
          <table:table-cell table:formula="of:=[.H154]" office:value-type="float" office:value="0.553418006771775">
            <text:p>0.5534180068</text:p>
          </table:table-cell>
          <table:table-cell/>
        </table:table-row>
        <table:table-row table:style-name="ro1">
          <table:table-cell table:number-columns-repeated="3"/>
          <table:table-cell table:formula="of:=[.D154]+0.01" office:value-type="float" office:value="0.390000000000001">
            <text:p>0.39</text:p>
          </table:table-cell>
          <table:table-cell table:formula="of:=[.D155]*10*PI()" office:value-type="float" office:value="12.2522113490002">
            <text:p>12.252211349</text:p>
          </table:table-cell>
          <table:table-cell table:formula="of:=COS([.E155])" office:value-type="float" office:value="0.951056516295163">
            <text:p>0.9510565163</text:p>
          </table:table-cell>
          <table:table-cell table:formula="of:=(COS([.D155]*PI())+1)^1*0.5" office:value-type="float" office:value="0.669368960122644">
            <text:p>0.6693689601</text:p>
          </table:table-cell>
          <table:table-cell table:formula="of:=[.F155]*[.G155]" office:value-type="float" office:value="0.636607711330358">
            <text:p>0.6366077113</text:p>
          </table:table-cell>
          <table:table-cell/>
          <table:table-cell table:formula="of:=[.D155]" office:value-type="float" office:value="0.390000000000001">
            <text:p>0.39</text:p>
          </table:table-cell>
          <table:table-cell table:formula="of:=[.H155]" office:value-type="float" office:value="0.636607711330358">
            <text:p>0.6366077113</text:p>
          </table:table-cell>
          <table:table-cell/>
        </table:table-row>
        <table:table-row table:style-name="ro1">
          <table:table-cell table:number-columns-repeated="3"/>
          <table:table-cell table:formula="of:=[.D155]+0.01" office:value-type="float" office:value="0.400000000000001">
            <text:p>0.4</text:p>
          </table:table-cell>
          <table:table-cell table:formula="of:=[.D156]*10*PI()" office:value-type="float" office:value="12.5663706143592">
            <text:p>12.5663706144</text:p>
          </table:table-cell>
          <table:table-cell table:formula="of:=COS([.E156])" office:value-type="float" office:value="1">
            <text:p>1</text:p>
          </table:table-cell>
          <table:table-cell table:formula="of:=(COS([.D156]*PI())+1)^1*0.5" office:value-type="float" office:value="0.654508497187472">
            <text:p>0.6545084972</text:p>
          </table:table-cell>
          <table:table-cell table:formula="of:=[.F156]*[.G156]" office:value-type="float" office:value="0.654508497187472">
            <text:p>0.6545084972</text:p>
          </table:table-cell>
          <table:table-cell/>
          <table:table-cell table:formula="of:=[.D156]" office:value-type="float" office:value="0.400000000000001">
            <text:p>0.4</text:p>
          </table:table-cell>
          <table:table-cell table:formula="of:=[.H156]" office:value-type="float" office:value="0.654508497187472">
            <text:p>0.6545084972</text:p>
          </table:table-cell>
          <table:table-cell/>
        </table:table-row>
        <table:table-row table:style-name="ro1">
          <table:table-cell table:number-columns-repeated="3"/>
          <table:table-cell table:formula="of:=[.D156]+0.01" office:value-type="float" office:value="0.410000000000001">
            <text:p>0.41</text:p>
          </table:table-cell>
          <table:table-cell table:formula="of:=[.D157]*10*PI()" office:value-type="float" office:value="12.8805298797182">
            <text:p>12.8805298797</text:p>
          </table:table-cell>
          <table:table-cell table:formula="of:=COS([.E157])" office:value-type="float" office:value="0.951056516295144">
            <text:p>0.9510565163</text:p>
          </table:table-cell>
          <table:table-cell table:formula="of:=(COS([.D157]*PI())+1)^1*0.5" office:value-type="float" office:value="0.639495553019613">
            <text:p>0.639495553</text:p>
          </table:table-cell>
          <table:table-cell table:formula="of:=[.F157]*[.G157]" office:value-type="float" office:value="0.60819641284107">
            <text:p>0.6081964128</text:p>
          </table:table-cell>
          <table:table-cell/>
          <table:table-cell table:formula="of:=[.D157]" office:value-type="float" office:value="0.410000000000001">
            <text:p>0.41</text:p>
          </table:table-cell>
          <table:table-cell table:formula="of:=[.H157]" office:value-type="float" office:value="0.60819641284107">
            <text:p>0.6081964128</text:p>
          </table:table-cell>
          <table:table-cell/>
        </table:table-row>
        <table:table-row table:style-name="ro1">
          <table:table-cell table:number-columns-repeated="3"/>
          <table:table-cell table:formula="of:=[.D157]+0.01" office:value-type="float" office:value="0.420000000000001">
            <text:p>0.42</text:p>
          </table:table-cell>
          <table:table-cell table:formula="of:=[.D158]*10*PI()" office:value-type="float" office:value="13.1946891450772">
            <text:p>13.1946891451</text:p>
          </table:table-cell>
          <table:table-cell table:formula="of:=COS([.E158])" office:value-type="float" office:value="0.809016994374929">
            <text:p>0.8090169944</text:p>
          </table:table-cell>
          <table:table-cell table:formula="of:=(COS([.D158]*PI())+1)^1*0.5" office:value-type="float" office:value="0.624344943582426">
            <text:p>0.6243449436</text:p>
          </table:table-cell>
          <table:table-cell table:formula="of:=[.F158]*[.G158]" office:value-type="float" office:value="0.505105669710239">
            <text:p>0.5051056697</text:p>
          </table:table-cell>
          <table:table-cell/>
          <table:table-cell table:formula="of:=[.D158]" office:value-type="float" office:value="0.420000000000001">
            <text:p>0.42</text:p>
          </table:table-cell>
          <table:table-cell table:formula="of:=[.H158]" office:value-type="float" office:value="0.505105669710239">
            <text:p>0.5051056697</text:p>
          </table:table-cell>
          <table:table-cell/>
        </table:table-row>
        <table:table-row table:style-name="ro1">
          <table:table-cell table:number-columns-repeated="3"/>
          <table:table-cell table:formula="of:=[.D158]+0.01" office:value-type="float" office:value="0.430000000000001">
            <text:p>0.43</text:p>
          </table:table-cell>
          <table:table-cell table:formula="of:=[.D159]*10*PI()" office:value-type="float" office:value="13.5088484104361">
            <text:p>13.5088484104</text:p>
          </table:table-cell>
          <table:table-cell table:formula="of:=COS([.E159])" office:value-type="float" office:value="0.587785252292449">
            <text:p>0.5877852523</text:p>
          </table:table-cell>
          <table:table-cell table:formula="of:=(COS([.D159]*PI())+1)^1*0.5" office:value-type="float" office:value="0.60907162069827">
            <text:p>0.6090716207</text:p>
          </table:table-cell>
          <table:table-cell table:formula="of:=[.F159]*[.G159]" office:value-type="float" office:value="0.358003316236303">
            <text:p>0.3580033162</text:p>
          </table:table-cell>
          <table:table-cell/>
          <table:table-cell table:formula="of:=[.D159]" office:value-type="float" office:value="0.430000000000001">
            <text:p>0.43</text:p>
          </table:table-cell>
          <table:table-cell table:formula="of:=[.H159]" office:value-type="float" office:value="0.358003316236303">
            <text:p>0.3580033162</text:p>
          </table:table-cell>
          <table:table-cell/>
        </table:table-row>
        <table:table-row table:style-name="ro1">
          <table:table-cell table:number-columns-repeated="3"/>
          <table:table-cell table:formula="of:=[.D159]+0.01" office:value-type="float" office:value="0.440000000000001">
            <text:p>0.44</text:p>
          </table:table-cell>
          <table:table-cell table:formula="of:=[.D160]*10*PI()" office:value-type="float" office:value="13.8230076757951">
            <text:p>13.8230076758</text:p>
          </table:table-cell>
          <table:table-cell table:formula="of:=COS([.E160])" office:value-type="float" office:value="0.309016994374918">
            <text:p>0.3090169944</text:p>
          </table:table-cell>
          <table:table-cell table:formula="of:=(COS([.D160]*PI())+1)^1*0.5" office:value-type="float" office:value="0.593690657292861">
            <text:p>0.5936906573</text:p>
          </table:table-cell>
          <table:table-cell table:formula="of:=[.F160]*[.G160]" office:value-type="float" office:value="0.183460502505109">
            <text:p>0.1834605025</text:p>
          </table:table-cell>
          <table:table-cell/>
          <table:table-cell table:formula="of:=[.D160]" office:value-type="float" office:value="0.440000000000001">
            <text:p>0.44</text:p>
          </table:table-cell>
          <table:table-cell table:formula="of:=[.H160]" office:value-type="float" office:value="0.183460502505109">
            <text:p>0.1834605025</text:p>
          </table:table-cell>
          <table:table-cell/>
        </table:table-row>
        <table:table-row table:style-name="ro1">
          <table:table-cell table:number-columns-repeated="3"/>
          <table:table-cell table:formula="of:=[.D160]+0.01" office:value-type="float" office:value="0.450000000000001">
            <text:p>0.45</text:p>
          </table:table-cell>
          <table:table-cell table:formula="of:=[.D161]*10*PI()" office:value-type="float" office:value="14.1371669411541">
            <text:p>14.1371669412</text:p>
          </table:table-cell>
          <table:table-cell table:formula="of:=COS([.E161])" office:value-type="float" office:value="-0.0000000000000296469752101879">
            <text:p>-2.96469752101879E-014</text:p>
          </table:table-cell>
          <table:table-cell table:formula="of:=(COS([.D161]*PI())+1)^1*0.5" office:value-type="float" office:value="0.578217232520114">
            <text:p>0.5782172325</text:p>
          </table:table-cell>
          <table:table-cell table:formula="of:=[.F161]*[.G161]" office:value-type="float" office:value="-0.0000000000000171423919586273">
            <text:p>-1.71423919586273E-014</text:p>
          </table:table-cell>
          <table:table-cell/>
          <table:table-cell table:formula="of:=[.D161]" office:value-type="float" office:value="0.450000000000001">
            <text:p>0.45</text:p>
          </table:table-cell>
          <table:table-cell table:formula="of:=[.H161]" office:value-type="float" office:value="-0.0000000000000171423919586273">
            <text:p>-1.71423919586273E-014</text:p>
          </table:table-cell>
          <table:table-cell/>
        </table:table-row>
        <table:table-row table:style-name="ro1">
          <table:table-cell table:number-columns-repeated="3"/>
          <table:table-cell table:formula="of:=[.D161]+0.01" office:value-type="float" office:value="0.460000000000001">
            <text:p>0.46</text:p>
          </table:table-cell>
          <table:table-cell table:formula="of:=[.D162]*10*PI()" office:value-type="float" office:value="14.4513262065131">
            <text:p>14.4513262065</text:p>
          </table:table-cell>
          <table:table-cell table:formula="of:=COS([.E162])" office:value-type="float" office:value="-0.309016994374977">
            <text:p>-0.3090169944</text:p>
          </table:table-cell>
          <table:table-cell table:formula="of:=(COS([.D162]*PI())+1)^1*0.5" office:value-type="float" office:value="0.562666616782151">
            <text:p>0.5626666168</text:p>
          </table:table-cell>
          <table:table-cell table:formula="of:=[.F162]*[.G162]" office:value-type="float" office:value="-0.173873546753157">
            <text:p>-0.1738735468</text:p>
          </table:table-cell>
          <table:table-cell/>
          <table:table-cell table:formula="of:=[.D162]" office:value-type="float" office:value="0.460000000000001">
            <text:p>0.46</text:p>
          </table:table-cell>
          <table:table-cell table:formula="of:=[.H162]" office:value-type="float" office:value="-0.173873546753157">
            <text:p>-0.1738735468</text:p>
          </table:table-cell>
          <table:table-cell/>
        </table:table-row>
        <table:table-row table:style-name="ro1">
          <table:table-cell table:number-columns-repeated="3"/>
          <table:table-cell table:formula="of:=[.D162]+0.01" office:value-type="float" office:value="0.470000000000001">
            <text:p>0.47</text:p>
          </table:table-cell>
          <table:table-cell table:formula="of:=[.D163]*10*PI()" office:value-type="float" office:value="14.7654854718721">
            <text:p>14.7654854719</text:p>
          </table:table-cell>
          <table:table-cell table:formula="of:=COS([.E163])" office:value-type="float" office:value="-0.587785252292499">
            <text:p>-0.5877852523</text:p>
          </table:table-cell>
          <table:table-cell table:formula="of:=(COS([.D163]*PI())+1)^1*0.5" office:value-type="float" office:value="0.547054156659256">
            <text:p>0.5470541567</text:p>
          </table:table-cell>
          <table:table-cell table:formula="of:=[.F163]*[.G163]" office:value-type="float" office:value="-0.321550365489621">
            <text:p>-0.3215503655</text:p>
          </table:table-cell>
          <table:table-cell/>
          <table:table-cell table:formula="of:=[.D163]" office:value-type="float" office:value="0.470000000000001">
            <text:p>0.47</text:p>
          </table:table-cell>
          <table:table-cell table:formula="of:=[.H163]" office:value-type="float" office:value="-0.321550365489621">
            <text:p>-0.3215503655</text:p>
          </table:table-cell>
          <table:table-cell/>
        </table:table-row>
        <table:table-row table:style-name="ro1">
          <table:table-cell table:number-columns-repeated="3"/>
          <table:table-cell table:formula="of:=[.D163]+0.01" office:value-type="float" office:value="0.480000000000001">
            <text:p>0.48</text:p>
          </table:table-cell>
          <table:table-cell table:formula="of:=[.D164]*10*PI()" office:value-type="float" office:value="15.079644737231">
            <text:p>15.0796447372</text:p>
          </table:table-cell>
          <table:table-cell table:formula="of:=COS([.E164])" office:value-type="float" office:value="-0.809016994374967">
            <text:p>-0.8090169944</text:p>
          </table:table-cell>
          <table:table-cell table:formula="of:=(COS([.D164]*PI())+1)^1*0.5" office:value-type="float" office:value="0.531395259764655">
            <text:p>0.5313952598</text:p>
          </table:table-cell>
          <table:table-cell table:formula="of:=[.F164]*[.G164]" office:value-type="float" office:value="-0.429907795879906">
            <text:p>-0.4299077959</text:p>
          </table:table-cell>
          <table:table-cell/>
          <table:table-cell table:formula="of:=[.D164]" office:value-type="float" office:value="0.480000000000001">
            <text:p>0.48</text:p>
          </table:table-cell>
          <table:table-cell table:formula="of:=[.H164]" office:value-type="float" office:value="-0.429907795879906">
            <text:p>-0.4299077959</text:p>
          </table:table-cell>
          <table:table-cell/>
        </table:table-row>
        <table:table-row table:style-name="ro1">
          <table:table-cell table:number-columns-repeated="3"/>
          <table:table-cell table:formula="of:=[.D164]+0.01" office:value-type="float" office:value="0.490000000000001">
            <text:p>0.49</text:p>
          </table:table-cell>
          <table:table-cell table:formula="of:=[.D165]*10*PI()" office:value-type="float" office:value="15.39380400259">
            <text:p>15.3938040026</text:p>
          </table:table-cell>
          <table:table-cell table:formula="of:=COS([.E165])" office:value-type="float" office:value="-0.951056516295163">
            <text:p>-0.9510565163</text:p>
          </table:table-cell>
          <table:table-cell table:formula="of:=(COS([.D165]*PI())+1)^1*0.5" office:value-type="float" office:value="0.515705379539063">
            <text:p>0.5157053795</text:p>
          </table:table-cell>
          <table:table-cell table:formula="of:=[.F165]*[.G165]" office:value-type="float" office:value="-0.490464961699096">
            <text:p>-0.4904649617</text:p>
          </table:table-cell>
          <table:table-cell/>
          <table:table-cell table:formula="of:=[.D165]" office:value-type="float" office:value="0.490000000000001">
            <text:p>0.49</text:p>
          </table:table-cell>
          <table:table-cell table:formula="of:=[.H165]" office:value-type="float" office:value="-0.490464961699096">
            <text:p>-0.4904649617</text:p>
          </table:table-cell>
          <table:table-cell/>
        </table:table-row>
        <table:table-row table:style-name="ro1">
          <table:table-cell table:number-columns-repeated="3"/>
          <table:table-cell table:formula="of:=[.D165]+0.01" office:value-type="float" office:value="0.500000000000001">
            <text:p>0.5</text:p>
          </table:table-cell>
          <table:table-cell table:formula="of:=[.D166]*10*PI()" office:value-type="float" office:value="15.707963267949">
            <text:p>15.7079632679</text:p>
          </table:table-cell>
          <table:table-cell table:formula="of:=COS([.E166])" office:value-type="float" office:value="-1">
            <text:p>-1</text:p>
          </table:table-cell>
          <table:table-cell table:formula="of:=(COS([.D166]*PI())+1)^1*0.5" office:value-type="float" office:value="0.499999999999999">
            <text:p>0.5</text:p>
          </table:table-cell>
          <table:table-cell table:formula="of:=[.F166]*[.G166]" office:value-type="float" office:value="-0.499999999999999">
            <text:p>-0.5</text:p>
          </table:table-cell>
          <table:table-cell/>
          <table:table-cell table:formula="of:=[.D166]" office:value-type="float" office:value="0.500000000000001">
            <text:p>0.5</text:p>
          </table:table-cell>
          <table:table-cell table:formula="of:=[.H166]" office:value-type="float" office:value="-0.499999999999999">
            <text:p>-0.5</text:p>
          </table:table-cell>
          <table:table-cell/>
        </table:table-row>
        <table:table-row table:style-name="ro1">
          <table:table-cell table:number-columns-repeated="3"/>
          <table:table-cell table:formula="of:=[.D166]+0.01" office:value-type="float" office:value="0.510000000000001">
            <text:p>0.51</text:p>
          </table:table-cell>
          <table:table-cell table:formula="of:=[.D167]*10*PI()" office:value-type="float" office:value="16.022122533308">
            <text:p>16.0221225333</text:p>
          </table:table-cell>
          <table:table-cell table:formula="of:=COS([.E167])" office:value-type="float" office:value="-0.951056516295143">
            <text:p>-0.9510565163</text:p>
          </table:table-cell>
          <table:table-cell table:formula="of:=(COS([.D167]*PI())+1)^1*0.5" office:value-type="float" office:value="0.484294620460934">
            <text:p>0.4842946205</text:p>
          </table:table-cell>
          <table:table-cell table:formula="of:=[.F167]*[.G167]" office:value-type="float" office:value="-0.460591554596055">
            <text:p>-0.4605915546</text:p>
          </table:table-cell>
          <table:table-cell/>
          <table:table-cell table:formula="of:=[.D167]" office:value-type="float" office:value="0.510000000000001">
            <text:p>0.51</text:p>
          </table:table-cell>
          <table:table-cell table:formula="of:=[.H167]" office:value-type="float" office:value="-0.460591554596055">
            <text:p>-0.4605915546</text:p>
          </table:table-cell>
          <table:table-cell/>
        </table:table-row>
        <table:table-row table:style-name="ro1">
          <table:table-cell table:number-columns-repeated="3"/>
          <table:table-cell table:formula="of:=[.D167]+0.01" office:value-type="float" office:value="0.520000000000001">
            <text:p>0.52</text:p>
          </table:table-cell>
          <table:table-cell table:formula="of:=[.D168]*10*PI()" office:value-type="float" office:value="16.336281798667">
            <text:p>16.3362817987</text:p>
          </table:table-cell>
          <table:table-cell table:formula="of:=COS([.E168])" office:value-type="float" office:value="-0.809016994374929">
            <text:p>-0.8090169944</text:p>
          </table:table-cell>
          <table:table-cell table:formula="of:=(COS([.D168]*PI())+1)^1*0.5" office:value-type="float" office:value="0.468604740235342">
            <text:p>0.4686047402</text:p>
          </table:table-cell>
          <table:table-cell table:formula="of:=[.F168]*[.G168]" office:value-type="float" office:value="-0.379109198495041">
            <text:p>-0.3791091985</text:p>
          </table:table-cell>
          <table:table-cell/>
          <table:table-cell table:formula="of:=[.D168]" office:value-type="float" office:value="0.520000000000001">
            <text:p>0.52</text:p>
          </table:table-cell>
          <table:table-cell table:formula="of:=[.H168]" office:value-type="float" office:value="-0.379109198495041">
            <text:p>-0.3791091985</text:p>
          </table:table-cell>
          <table:table-cell/>
        </table:table-row>
        <table:table-row table:style-name="ro1">
          <table:table-cell table:number-columns-repeated="3"/>
          <table:table-cell table:formula="of:=[.D168]+0.01" office:value-type="float" office:value="0.530000000000001">
            <text:p>0.53</text:p>
          </table:table-cell>
          <table:table-cell table:formula="of:=[.D169]*10*PI()" office:value-type="float" office:value="16.6504410640259">
            <text:p>16.650441064</text:p>
          </table:table-cell>
          <table:table-cell table:formula="of:=COS([.E169])" office:value-type="float" office:value="-0.587785252292446">
            <text:p>-0.5877852523</text:p>
          </table:table-cell>
          <table:table-cell table:formula="of:=(COS([.D169]*PI())+1)^1*0.5" office:value-type="float" office:value="0.452945843340741">
            <text:p>0.4529458433</text:p>
          </table:table-cell>
          <table:table-cell table:formula="of:=[.F169]*[.G169]" office:value-type="float" office:value="-0.266234886802852">
            <text:p>-0.2662348868</text:p>
          </table:table-cell>
          <table:table-cell/>
          <table:table-cell table:formula="of:=[.D169]" office:value-type="float" office:value="0.530000000000001">
            <text:p>0.53</text:p>
          </table:table-cell>
          <table:table-cell table:formula="of:=[.H169]" office:value-type="float" office:value="-0.266234886802852">
            <text:p>-0.2662348868</text:p>
          </table:table-cell>
          <table:table-cell/>
        </table:table-row>
        <table:table-row table:style-name="ro1">
          <table:table-cell table:number-columns-repeated="3"/>
          <table:table-cell table:formula="of:=[.D169]+0.01" office:value-type="float" office:value="0.540000000000001">
            <text:p>0.54</text:p>
          </table:table-cell>
          <table:table-cell table:formula="of:=[.D170]*10*PI()" office:value-type="float" office:value="16.9646003293849">
            <text:p>16.9646003294</text:p>
          </table:table-cell>
          <table:table-cell table:formula="of:=COS([.E170])" office:value-type="float" office:value="-0.309016994374918">
            <text:p>-0.3090169944</text:p>
          </table:table-cell>
          <table:table-cell table:formula="of:=(COS([.D170]*PI())+1)^1*0.5" office:value-type="float" office:value="0.437333383217846">
            <text:p>0.4373333832</text:p>
          </table:table-cell>
          <table:table-cell table:formula="of:=[.F170]*[.G170]" office:value-type="float" office:value="-0.135143447621793">
            <text:p>-0.1351434476</text:p>
          </table:table-cell>
          <table:table-cell/>
          <table:table-cell table:formula="of:=[.D170]" office:value-type="float" office:value="0.540000000000001">
            <text:p>0.54</text:p>
          </table:table-cell>
          <table:table-cell table:formula="of:=[.H170]" office:value-type="float" office:value="-0.135143447621793">
            <text:p>-0.1351434476</text:p>
          </table:table-cell>
          <table:table-cell/>
        </table:table-row>
        <table:table-row table:style-name="ro1">
          <table:table-cell table:number-columns-repeated="3"/>
          <table:table-cell table:formula="of:=[.D170]+0.01" office:value-type="float" office:value="0.550000000000001">
            <text:p>0.55</text:p>
          </table:table-cell>
          <table:table-cell table:formula="of:=[.D171]*10*PI()" office:value-type="float" office:value="17.2787595947439">
            <text:p>17.2787595947</text:p>
          </table:table-cell>
          <table:table-cell table:formula="of:=COS([.E171])" office:value-type="float" office:value="0.0000000000000330772242090737">
            <text:p>3.30772242090737E-014</text:p>
          </table:table-cell>
          <table:table-cell table:formula="of:=(COS([.D171]*PI())+1)^1*0.5" office:value-type="float" office:value="0.421782767479883">
            <text:p>0.4217827675</text:p>
          </table:table-cell>
          <table:table-cell table:formula="of:=[.F171]*[.G171]" office:value-type="float" office:value="0.0000000000000139514031674557">
            <text:p>1.39514031674557E-014</text:p>
          </table:table-cell>
          <table:table-cell/>
          <table:table-cell table:formula="of:=[.D171]" office:value-type="float" office:value="0.550000000000001">
            <text:p>0.55</text:p>
          </table:table-cell>
          <table:table-cell table:formula="of:=[.H171]" office:value-type="float" office:value="0.0000000000000139514031674557">
            <text:p>1.39514031674557E-014</text:p>
          </table:table-cell>
          <table:table-cell/>
        </table:table-row>
        <table:table-row table:style-name="ro1">
          <table:table-cell table:number-columns-repeated="3"/>
          <table:table-cell table:formula="of:=[.D171]+0.01" office:value-type="float" office:value="0.560000000000001">
            <text:p>0.56</text:p>
          </table:table-cell>
          <table:table-cell table:formula="of:=[.D172]*10*PI()" office:value-type="float" office:value="17.5929188601029">
            <text:p>17.5929188601</text:p>
          </table:table-cell>
          <table:table-cell table:formula="of:=COS([.E172])" office:value-type="float" office:value="0.309016994374977">
            <text:p>0.3090169944</text:p>
          </table:table-cell>
          <table:table-cell table:formula="of:=(COS([.D172]*PI())+1)^1*0.5" office:value-type="float" office:value="0.406309342707136">
            <text:p>0.4063093427</text:p>
          </table:table-cell>
          <table:table-cell table:formula="of:=[.F172]*[.G172]" office:value-type="float" office:value="0.125556491869832">
            <text:p>0.1255564919</text:p>
          </table:table-cell>
          <table:table-cell/>
          <table:table-cell table:formula="of:=[.D172]" office:value-type="float" office:value="0.560000000000001">
            <text:p>0.56</text:p>
          </table:table-cell>
          <table:table-cell table:formula="of:=[.H172]" office:value-type="float" office:value="0.125556491869832">
            <text:p>0.1255564919</text:p>
          </table:table-cell>
          <table:table-cell/>
        </table:table-row>
        <table:table-row table:style-name="ro1">
          <table:table-cell table:number-columns-repeated="3"/>
          <table:table-cell table:formula="of:=[.D172]+0.01" office:value-type="float" office:value="0.570000000000001">
            <text:p>0.57</text:p>
          </table:table-cell>
          <table:table-cell table:formula="of:=[.D173]*10*PI()" office:value-type="float" office:value="17.9070781254619">
            <text:p>17.9070781255</text:p>
          </table:table-cell>
          <table:table-cell table:formula="of:=COS([.E173])" office:value-type="float" office:value="0.5877852522925">
            <text:p>0.5877852523</text:p>
          </table:table-cell>
          <table:table-cell table:formula="of:=(COS([.D173]*PI())+1)^1*0.5" office:value-type="float" office:value="0.390928379301727">
            <text:p>0.3909283793</text:p>
          </table:table-cell>
          <table:table-cell table:formula="of:=[.F173]*[.G173]" office:value-type="float" office:value="0.229781936056164">
            <text:p>0.2297819361</text:p>
          </table:table-cell>
          <table:table-cell/>
          <table:table-cell table:formula="of:=[.D173]" office:value-type="float" office:value="0.570000000000001">
            <text:p>0.57</text:p>
          </table:table-cell>
          <table:table-cell table:formula="of:=[.H173]" office:value-type="float" office:value="0.229781936056164">
            <text:p>0.2297819361</text:p>
          </table:table-cell>
          <table:table-cell/>
        </table:table-row>
        <table:table-row table:style-name="ro1">
          <table:table-cell table:number-columns-repeated="3"/>
          <table:table-cell table:formula="of:=[.D173]+0.01" office:value-type="float" office:value="0.580000000000001">
            <text:p>0.58</text:p>
          </table:table-cell>
          <table:table-cell table:formula="of:=[.D174]*10*PI()" office:value-type="float" office:value="18.2212373908208">
            <text:p>18.2212373908</text:p>
          </table:table-cell>
          <table:table-cell table:formula="of:=COS([.E174])" office:value-type="float" office:value="0.809016994374966">
            <text:p>0.8090169944</text:p>
          </table:table-cell>
          <table:table-cell table:formula="of:=(COS([.D174]*PI())+1)^1*0.5" office:value-type="float" office:value="0.375655056417571">
            <text:p>0.3756550564</text:p>
          </table:table-cell>
          <table:table-cell table:formula="of:=[.F174]*[.G174]" office:value-type="float" office:value="0.303911324664701">
            <text:p>0.3039113247</text:p>
          </table:table-cell>
          <table:table-cell/>
          <table:table-cell table:formula="of:=[.D174]" office:value-type="float" office:value="0.580000000000001">
            <text:p>0.58</text:p>
          </table:table-cell>
          <table:table-cell table:formula="of:=[.H174]" office:value-type="float" office:value="0.303911324664701">
            <text:p>0.3039113247</text:p>
          </table:table-cell>
          <table:table-cell/>
        </table:table-row>
        <table:table-row table:style-name="ro1">
          <table:table-cell table:number-columns-repeated="3"/>
          <table:table-cell table:formula="of:=[.D174]+0.01" office:value-type="float" office:value="0.590000000000001">
            <text:p>0.59</text:p>
          </table:table-cell>
          <table:table-cell table:formula="of:=[.D175]*10*PI()" office:value-type="float" office:value="18.5353966561798">
            <text:p>18.5353966562</text:p>
          </table:table-cell>
          <table:table-cell table:formula="of:=COS([.E175])" office:value-type="float" office:value="0.951056516295164">
            <text:p>0.9510565163</text:p>
          </table:table-cell>
          <table:table-cell table:formula="of:=(COS([.D175]*PI())+1)^1*0.5" office:value-type="float" office:value="0.360504446980384">
            <text:p>0.360504447</text:p>
          </table:table-cell>
          <table:table-cell table:formula="of:=[.F175]*[.G175]" office:value-type="float" office:value="0.342860103454078">
            <text:p>0.3428601035</text:p>
          </table:table-cell>
          <table:table-cell/>
          <table:table-cell table:formula="of:=[.D175]" office:value-type="float" office:value="0.590000000000001">
            <text:p>0.59</text:p>
          </table:table-cell>
          <table:table-cell table:formula="of:=[.H175]" office:value-type="float" office:value="0.342860103454078">
            <text:p>0.3428601035</text:p>
          </table:table-cell>
          <table:table-cell/>
        </table:table-row>
        <table:table-row table:style-name="ro1">
          <table:table-cell table:number-columns-repeated="3"/>
          <table:table-cell table:formula="of:=[.D175]+0.01" office:value-type="float" office:value="0.600000000000001">
            <text:p>0.6</text:p>
          </table:table-cell>
          <table:table-cell table:formula="of:=[.D176]*10*PI()" office:value-type="float" office:value="18.8495559215388">
            <text:p>18.8495559215</text:p>
          </table:table-cell>
          <table:table-cell table:formula="of:=COS([.E176])" office:value-type="float" office:value="1">
            <text:p>1</text:p>
          </table:table-cell>
          <table:table-cell table:formula="of:=(COS([.D176]*PI())+1)^1*0.5" office:value-type="float" office:value="0.345491502812525">
            <text:p>0.3454915028</text:p>
          </table:table-cell>
          <table:table-cell table:formula="of:=[.F176]*[.G176]" office:value-type="float" office:value="0.345491502812525">
            <text:p>0.3454915028</text:p>
          </table:table-cell>
          <table:table-cell/>
          <table:table-cell table:formula="of:=[.D176]" office:value-type="float" office:value="0.600000000000001">
            <text:p>0.6</text:p>
          </table:table-cell>
          <table:table-cell table:formula="of:=[.H176]" office:value-type="float" office:value="0.345491502812525">
            <text:p>0.3454915028</text:p>
          </table:table-cell>
          <table:table-cell/>
        </table:table-row>
        <table:table-row table:style-name="ro1">
          <table:table-cell table:number-columns-repeated="3"/>
          <table:table-cell table:formula="of:=[.D176]+0.01" office:value-type="float" office:value="0.610000000000001">
            <text:p>0.61</text:p>
          </table:table-cell>
          <table:table-cell table:formula="of:=[.D177]*10*PI()" office:value-type="float" office:value="19.1637151868978">
            <text:p>19.1637151869</text:p>
          </table:table-cell>
          <table:table-cell table:formula="of:=COS([.E177])" office:value-type="float" office:value="0.951056516295143">
            <text:p>0.9510565163</text:p>
          </table:table-cell>
          <table:table-cell table:formula="of:=(COS([.D177]*PI())+1)^1*0.5" office:value-type="float" office:value="0.330631039877353">
            <text:p>0.3306310399</text:p>
          </table:table-cell>
          <table:table-cell table:formula="of:=[.F177]*[.G177]" office:value-type="float" office:value="0.314448804964796">
            <text:p>0.314448805</text:p>
          </table:table-cell>
          <table:table-cell/>
          <table:table-cell table:formula="of:=[.D177]" office:value-type="float" office:value="0.610000000000001">
            <text:p>0.61</text:p>
          </table:table-cell>
          <table:table-cell table:formula="of:=[.H177]" office:value-type="float" office:value="0.314448804964796">
            <text:p>0.314448805</text:p>
          </table:table-cell>
          <table:table-cell/>
        </table:table-row>
        <table:table-row table:style-name="ro1">
          <table:table-cell table:number-columns-repeated="3"/>
          <table:table-cell table:formula="of:=[.D177]+0.01" office:value-type="float" office:value="0.620000000000001">
            <text:p>0.62</text:p>
          </table:table-cell>
          <table:table-cell table:formula="of:=[.D178]*10*PI()" office:value-type="float" office:value="19.4778744522568">
            <text:p>19.4778744523</text:p>
          </table:table-cell>
          <table:table-cell table:formula="of:=COS([.E178])" office:value-type="float" office:value="0.809016994374927">
            <text:p>0.8090169944</text:p>
          </table:table-cell>
          <table:table-cell table:formula="of:=(COS([.D178]*PI())+1)^1*0.5" office:value-type="float" office:value="0.315937723657659">
            <text:p>0.3159377237</text:p>
          </table:table-cell>
          <table:table-cell table:formula="of:=[.F178]*[.G178]" office:value-type="float" office:value="0.255598987603176">
            <text:p>0.2555989876</text:p>
          </table:table-cell>
          <table:table-cell/>
          <table:table-cell table:formula="of:=[.D178]" office:value-type="float" office:value="0.620000000000001">
            <text:p>0.62</text:p>
          </table:table-cell>
          <table:table-cell table:formula="of:=[.H178]" office:value-type="float" office:value="0.255598987603176">
            <text:p>0.2555989876</text:p>
          </table:table-cell>
          <table:table-cell/>
        </table:table-row>
        <table:table-row table:style-name="ro1">
          <table:table-cell table:number-columns-repeated="3"/>
          <table:table-cell table:formula="of:=[.D178]+0.01" office:value-type="float" office:value="0.630000000000001">
            <text:p>0.63</text:p>
          </table:table-cell>
          <table:table-cell table:formula="of:=[.D179]*10*PI()" office:value-type="float" office:value="19.7920337176157">
            <text:p>19.7920337176</text:p>
          </table:table-cell>
          <table:table-cell table:formula="of:=COS([.E179])" office:value-type="float" office:value="0.587785252292444">
            <text:p>0.5877852523</text:p>
          </table:table-cell>
          <table:table-cell table:formula="of:=(COS([.D179]*PI())+1)^1*0.5" office:value-type="float" office:value="0.301426054682608">
            <text:p>0.3014260547</text:p>
          </table:table-cell>
          <table:table-cell table:formula="of:=[.F179]*[.G179]" office:value-type="float" office:value="0.177173789599133">
            <text:p>0.1771737896</text:p>
          </table:table-cell>
          <table:table-cell/>
          <table:table-cell table:formula="of:=[.D179]" office:value-type="float" office:value="0.630000000000001">
            <text:p>0.63</text:p>
          </table:table-cell>
          <table:table-cell table:formula="of:=[.H179]" office:value-type="float" office:value="0.177173789599133">
            <text:p>0.1771737896</text:p>
          </table:table-cell>
          <table:table-cell/>
        </table:table-row>
        <table:table-row table:style-name="ro1">
          <table:table-cell table:number-columns-repeated="3"/>
          <table:table-cell table:formula="of:=[.D179]+0.01" office:value-type="float" office:value="0.640000000000001">
            <text:p>0.64</text:p>
          </table:table-cell>
          <table:table-cell table:formula="of:=[.D180]*10*PI()" office:value-type="float" office:value="20.1061929829747">
            <text:p>20.106192983</text:p>
          </table:table-cell>
          <table:table-cell table:formula="of:=COS([.E180])" office:value-type="float" office:value="0.309016994374914">
            <text:p>0.3090169944</text:p>
          </table:table-cell>
          <table:table-cell table:formula="of:=(COS([.D180]*PI())+1)^1*0.5" office:value-type="float" office:value="0.287110354217462">
            <text:p>0.2871103542</text:p>
          </table:table-cell>
          <table:table-cell table:formula="of:=[.F180]*[.G180]" office:value-type="float" office:value="0.0887219787141971">
            <text:p>0.0887219787</text:p>
          </table:table-cell>
          <table:table-cell/>
          <table:table-cell table:formula="of:=[.D180]" office:value-type="float" office:value="0.640000000000001">
            <text:p>0.64</text:p>
          </table:table-cell>
          <table:table-cell table:formula="of:=[.H180]" office:value-type="float" office:value="0.0887219787141971">
            <text:p>0.0887219787</text:p>
          </table:table-cell>
          <table:table-cell/>
        </table:table-row>
        <table:table-row table:style-name="ro1">
          <table:table-cell table:number-columns-repeated="3"/>
          <table:table-cell table:formula="of:=[.D180]+0.01" office:value-type="float" office:value="0.650000000000001">
            <text:p>0.65</text:p>
          </table:table-cell>
          <table:table-cell table:formula="of:=[.D181]*10*PI()" office:value-type="float" office:value="20.4203522483337">
            <text:p>20.4203522483</text:p>
          </table:table-cell>
          <table:table-cell table:formula="of:=COS([.E181])" office:value-type="float" office:value="-0.0000000000000365074732079595">
            <text:p>-3.65074732079595E-014</text:p>
          </table:table-cell>
          <table:table-cell table:formula="of:=(COS([.D181]*PI())+1)^1*0.5" office:value-type="float" office:value="0.273004750130225">
            <text:p>0.2730047501</text:p>
          </table:table-cell>
          <table:table-cell table:formula="of:=[.F181]*[.G181]" office:value-type="float" office:value="-9.96671360102486E-015">
            <text:p>-9.96671360102486E-015</text:p>
          </table:table-cell>
          <table:table-cell/>
          <table:table-cell table:formula="of:=[.D181]" office:value-type="float" office:value="0.650000000000001">
            <text:p>0.65</text:p>
          </table:table-cell>
          <table:table-cell table:formula="of:=[.H181]" office:value-type="float" office:value="-9.96671360102486E-015">
            <text:p>-9.96671360102486E-015</text:p>
          </table:table-cell>
          <table:table-cell/>
        </table:table-row>
        <table:table-row table:style-name="ro1">
          <table:table-cell table:number-columns-repeated="3"/>
          <table:table-cell table:formula="of:=[.D181]+0.01" office:value-type="float" office:value="0.660000000000001">
            <text:p>0.66</text:p>
          </table:table-cell>
          <table:table-cell table:formula="of:=[.D182]*10*PI()" office:value-type="float" office:value="20.7345115136927">
            <text:p>20.7345115137</text:p>
          </table:table-cell>
          <table:table-cell table:formula="of:=COS([.E182])" office:value-type="float" office:value="-0.30901699437498">
            <text:p>-0.3090169944</text:p>
          </table:table-cell>
          <table:table-cell table:formula="of:=(COS([.D182]*PI())+1)^1*0.5" office:value-type="float" office:value="0.259123162949141">
            <text:p>0.2591231629</text:p>
          </table:table-cell>
          <table:table-cell table:formula="of:=[.F182]*[.G182]" office:value-type="float" office:value="-0.0800734609874818">
            <text:p>-0.080073461</text:p>
          </table:table-cell>
          <table:table-cell/>
          <table:table-cell table:formula="of:=[.D182]" office:value-type="float" office:value="0.660000000000001">
            <text:p>0.66</text:p>
          </table:table-cell>
          <table:table-cell table:formula="of:=[.H182]" office:value-type="float" office:value="-0.0800734609874818">
            <text:p>-0.080073461</text:p>
          </table:table-cell>
          <table:table-cell/>
        </table:table-row>
        <table:table-row table:style-name="ro1">
          <table:table-cell table:number-columns-repeated="3"/>
          <table:table-cell table:formula="of:=[.D182]+0.01" office:value-type="float" office:value="0.670000000000001">
            <text:p>0.67</text:p>
          </table:table-cell>
          <table:table-cell table:formula="of:=[.D183]*10*PI()" office:value-type="float" office:value="21.0486707790516">
            <text:p>21.0486707791</text:p>
          </table:table-cell>
          <table:table-cell table:formula="of:=COS([.E183])" office:value-type="float" office:value="-0.587785252292503">
            <text:p>-0.5877852523</text:p>
          </table:table-cell>
          <table:table-cell table:formula="of:=(COS([.D183]*PI())+1)^1*0.5" office:value-type="float" office:value="0.245479292124813">
            <text:p>0.2454792921</text:p>
          </table:table-cell>
          <table:table-cell table:formula="of:=[.F183]*[.G183]" office:value-type="float" office:value="-0.144289107654168">
            <text:p>-0.1442891077</text:p>
          </table:table-cell>
          <table:table-cell/>
          <table:table-cell table:formula="of:=[.D183]" office:value-type="float" office:value="0.670000000000001">
            <text:p>0.67</text:p>
          </table:table-cell>
          <table:table-cell table:formula="of:=[.H183]" office:value-type="float" office:value="-0.144289107654168">
            <text:p>-0.1442891077</text:p>
          </table:table-cell>
          <table:table-cell/>
        </table:table-row>
        <table:table-row table:style-name="ro1">
          <table:table-cell table:number-columns-repeated="3"/>
          <table:table-cell table:formula="of:=[.D183]+0.01" office:value-type="float" office:value="0.680000000000001">
            <text:p>0.68</text:p>
          </table:table-cell>
          <table:table-cell table:formula="of:=[.D184]*10*PI()" office:value-type="float" office:value="21.3628300444106">
            <text:p>21.3628300444</text:p>
          </table:table-cell>
          <table:table-cell table:formula="of:=COS([.E184])" office:value-type="float" office:value="-0.809016994374968">
            <text:p>-0.8090169944</text:p>
          </table:table-cell>
          <table:table-cell table:formula="of:=(COS([.D184]*PI())+1)^1*0.5" office:value-type="float" office:value="0.2320866025105">
            <text:p>0.2320866025</text:p>
          </table:table-cell>
          <table:table-cell table:formula="of:=[.F184]*[.G184]" office:value-type="float" office:value="-0.187762005597743">
            <text:p>-0.1877620056</text:p>
          </table:table-cell>
          <table:table-cell/>
          <table:table-cell table:formula="of:=[.D184]" office:value-type="float" office:value="0.680000000000001">
            <text:p>0.68</text:p>
          </table:table-cell>
          <table:table-cell table:formula="of:=[.H184]" office:value-type="float" office:value="-0.187762005597743">
            <text:p>-0.1877620056</text:p>
          </table:table-cell>
          <table:table-cell/>
        </table:table-row>
        <table:table-row table:style-name="ro1">
          <table:table-cell table:number-columns-repeated="3"/>
          <table:table-cell table:formula="of:=[.D184]+0.01" office:value-type="float" office:value="0.690000000000001">
            <text:p>0.69</text:p>
          </table:table-cell>
          <table:table-cell table:formula="of:=[.D185]*10*PI()" office:value-type="float" office:value="21.6769893097696">
            <text:p>21.6769893098</text:p>
          </table:table-cell>
          <table:table-cell table:formula="of:=COS([.E185])" office:value-type="float" office:value="-0.951056516295165">
            <text:p>-0.9510565163</text:p>
          </table:table-cell>
          <table:table-cell table:formula="of:=(COS([.D185]*PI())+1)^1*0.5" office:value-type="float" office:value="0.218958311073933">
            <text:p>0.2189583111</text:p>
          </table:table-cell>
          <table:table-cell table:formula="of:=[.F185]*[.G185]" office:value-type="float" office:value="-0.208241728543848">
            <text:p>-0.2082417285</text:p>
          </table:table-cell>
          <table:table-cell/>
          <table:table-cell table:formula="of:=[.D185]" office:value-type="float" office:value="0.690000000000001">
            <text:p>0.69</text:p>
          </table:table-cell>
          <table:table-cell table:formula="of:=[.H185]" office:value-type="float" office:value="-0.208241728543848">
            <text:p>-0.2082417285</text:p>
          </table:table-cell>
          <table:table-cell/>
        </table:table-row>
        <table:table-row table:style-name="ro1">
          <table:table-cell table:number-columns-repeated="3"/>
          <table:table-cell table:formula="of:=[.D185]+0.01" office:value-type="float" office:value="0.700000000000001">
            <text:p>0.7</text:p>
          </table:table-cell>
          <table:table-cell table:formula="of:=[.D186]*10*PI()" office:value-type="float" office:value="21.9911485751286">
            <text:p>21.9911485751</text:p>
          </table:table-cell>
          <table:table-cell table:formula="of:=COS([.E186])" office:value-type="float" office:value="-1">
            <text:p>-1</text:p>
          </table:table-cell>
          <table:table-cell table:formula="of:=(COS([.D186]*PI())+1)^1*0.5" office:value-type="float" office:value="0.206107373853762">
            <text:p>0.2061073739</text:p>
          </table:table-cell>
          <table:table-cell table:formula="of:=[.F186]*[.G186]" office:value-type="float" office:value="-0.206107373853762">
            <text:p>-0.2061073739</text:p>
          </table:table-cell>
          <table:table-cell/>
          <table:table-cell table:formula="of:=[.D186]" office:value-type="float" office:value="0.700000000000001">
            <text:p>0.7</text:p>
          </table:table-cell>
          <table:table-cell table:formula="of:=[.H186]" office:value-type="float" office:value="-0.206107373853762">
            <text:p>-0.2061073739</text:p>
          </table:table-cell>
          <table:table-cell/>
        </table:table-row>
        <table:table-row table:style-name="ro1">
          <table:table-cell table:number-columns-repeated="3"/>
          <table:table-cell table:formula="of:=[.D186]+0.01" office:value-type="float" office:value="0.710000000000001">
            <text:p>0.71</text:p>
          </table:table-cell>
          <table:table-cell table:formula="of:=[.D187]*10*PI()" office:value-type="float" office:value="22.3053078404876">
            <text:p>22.3053078405</text:p>
          </table:table-cell>
          <table:table-cell table:formula="of:=COS([.E187])" office:value-type="float" office:value="-0.951056516295142">
            <text:p>-0.9510565163</text:p>
          </table:table-cell>
          <table:table-cell table:formula="of:=(COS([.D187]*PI())+1)^1*0.5" office:value-type="float" office:value="0.19354647317351">
            <text:p>0.1935464732</text:p>
          </table:table-cell>
          <table:table-cell table:formula="of:=[.F187]*[.G187]" office:value-type="float" office:value="-0.18407363451761">
            <text:p>-0.1840736345</text:p>
          </table:table-cell>
          <table:table-cell/>
          <table:table-cell table:formula="of:=[.D187]" office:value-type="float" office:value="0.710000000000001">
            <text:p>0.71</text:p>
          </table:table-cell>
          <table:table-cell table:formula="of:=[.H187]" office:value-type="float" office:value="-0.18407363451761">
            <text:p>-0.1840736345</text:p>
          </table:table-cell>
          <table:table-cell/>
        </table:table-row>
        <table:table-row table:style-name="ro1">
          <table:table-cell table:number-columns-repeated="3"/>
          <table:table-cell table:formula="of:=[.D187]+0.01" office:value-type="float" office:value="0.720000000000001">
            <text:p>0.72</text:p>
          </table:table-cell>
          <table:table-cell table:formula="of:=[.D188]*10*PI()" office:value-type="float" office:value="22.6194671058465">
            <text:p>22.6194671058</text:p>
          </table:table-cell>
          <table:table-cell table:formula="of:=COS([.E188])" office:value-type="float" office:value="-0.809016994374927">
            <text:p>-0.8090169944</text:p>
          </table:table-cell>
          <table:table-cell table:formula="of:=(COS([.D188]*PI())+1)^1*0.5" office:value-type="float" office:value="0.181288005125654">
            <text:p>0.1812880051</text:p>
          </table:table-cell>
          <table:table-cell table:formula="of:=[.F188]*[.G188]" office:value-type="float" office:value="-0.146665077022983">
            <text:p>-0.146665077</text:p>
          </table:table-cell>
          <table:table-cell/>
          <table:table-cell table:formula="of:=[.D188]" office:value-type="float" office:value="0.720000000000001">
            <text:p>0.72</text:p>
          </table:table-cell>
          <table:table-cell table:formula="of:=[.H188]" office:value-type="float" office:value="-0.146665077022983">
            <text:p>-0.146665077</text:p>
          </table:table-cell>
          <table:table-cell/>
        </table:table-row>
        <table:table-row table:style-name="ro1">
          <table:table-cell table:number-columns-repeated="3"/>
          <table:table-cell table:formula="of:=[.D188]+0.01" office:value-type="float" office:value="0.730000000000001">
            <text:p>0.73</text:p>
          </table:table-cell>
          <table:table-cell table:formula="of:=[.D189]*10*PI()" office:value-type="float" office:value="22.9336263712055">
            <text:p>22.9336263712</text:p>
          </table:table-cell>
          <table:table-cell table:formula="of:=COS([.E189])" office:value-type="float" office:value="-0.587785252292444">
            <text:p>-0.5877852523</text:p>
          </table:table-cell>
          <table:table-cell table:formula="of:=(COS([.D189]*PI())+1)^1*0.5" office:value-type="float" office:value="0.169344067338173">
            <text:p>0.1693440673</text:p>
          </table:table-cell>
          <table:table-cell table:formula="of:=[.F189]*[.G189]" office:value-type="float" office:value="-0.0995379453445964">
            <text:p>-0.0995379453</text:p>
          </table:table-cell>
          <table:table-cell/>
          <table:table-cell table:formula="of:=[.D189]" office:value-type="float" office:value="0.730000000000001">
            <text:p>0.73</text:p>
          </table:table-cell>
          <table:table-cell table:formula="of:=[.H189]" office:value-type="float" office:value="-0.0995379453445964">
            <text:p>-0.0995379453</text:p>
          </table:table-cell>
          <table:table-cell/>
        </table:table-row>
        <table:table-row table:style-name="ro1">
          <table:table-cell table:number-columns-repeated="3"/>
          <table:table-cell table:formula="of:=[.D189]+0.01" office:value-type="float" office:value="0.740000000000001">
            <text:p>0.74</text:p>
          </table:table-cell>
          <table:table-cell table:formula="of:=[.D190]*10*PI()" office:value-type="float" office:value="23.2477856365645">
            <text:p>23.2477856366</text:p>
          </table:table-cell>
          <table:table-cell table:formula="of:=COS([.E190])" office:value-type="float" office:value="-0.309016994374911">
            <text:p>-0.3090169944</text:p>
          </table:table-cell>
          <table:table-cell table:formula="of:=(COS([.D190]*PI())+1)^1*0.5" office:value-type="float" office:value="0.157726447035654">
            <text:p>0.157726447</text:p>
          </table:table-cell>
          <table:table-cell table:formula="of:=[.F190]*[.G190]" office:value-type="float" office:value="-0.0487401525963915">
            <text:p>-0.0487401526</text:p>
          </table:table-cell>
          <table:table-cell/>
          <table:table-cell table:formula="of:=[.D190]" office:value-type="float" office:value="0.740000000000001">
            <text:p>0.74</text:p>
          </table:table-cell>
          <table:table-cell table:formula="of:=[.H190]" office:value-type="float" office:value="-0.0487401525963915">
            <text:p>-0.0487401526</text:p>
          </table:table-cell>
          <table:table-cell/>
        </table:table-row>
        <table:table-row table:style-name="ro1">
          <table:table-cell table:number-columns-repeated="3"/>
          <table:table-cell table:formula="of:=[.D190]+0.01" office:value-type="float" office:value="0.750000000000001">
            <text:p>0.75</text:p>
          </table:table-cell>
          <table:table-cell table:formula="of:=[.D191]*10*PI()" office:value-type="float" office:value="23.5619449019235">
            <text:p>23.5619449019</text:p>
          </table:table-cell>
          <table:table-cell table:formula="of:=COS([.E191])" office:value-type="float" office:value="0.0000000000000363850085280447">
            <text:p>3.63850085280447E-014</text:p>
          </table:table-cell>
          <table:table-cell table:formula="of:=(COS([.D191]*PI())+1)^1*0.5" office:value-type="float" office:value="0.146446609406725">
            <text:p>0.1464466094</text:p>
          </table:table-cell>
          <table:table-cell table:formula="of:=[.F191]*[.G191]" office:value-type="float" office:value="5.32846113216692E-015">
            <text:p>5.32846113216692E-015</text:p>
          </table:table-cell>
          <table:table-cell/>
          <table:table-cell table:formula="of:=[.D191]" office:value-type="float" office:value="0.750000000000001">
            <text:p>0.75</text:p>
          </table:table-cell>
          <table:table-cell table:formula="of:=[.H191]" office:value-type="float" office:value="5.32846113216692E-015">
            <text:p>5.32846113216692E-015</text:p>
          </table:table-cell>
          <table:table-cell/>
        </table:table-row>
        <table:table-row table:style-name="ro1">
          <table:table-cell table:number-columns-repeated="3"/>
          <table:table-cell table:formula="of:=[.D191]+0.01" office:value-type="float" office:value="0.760000000000001">
            <text:p>0.76</text:p>
          </table:table-cell>
          <table:table-cell table:formula="of:=[.D192]*10*PI()" office:value-type="float" office:value="23.8761041672825">
            <text:p>23.8761041673</text:p>
          </table:table-cell>
          <table:table-cell table:formula="of:=COS([.E192])" office:value-type="float" office:value="0.309016994374984">
            <text:p>0.3090169944</text:p>
          </table:table-cell>
          <table:table-cell table:formula="of:=(COS([.D192]*PI())+1)^1*0.5" office:value-type="float" office:value="0.135515686289293">
            <text:p>0.1355156863</text:p>
          </table:table-cell>
          <table:table-cell table:formula="of:=[.F192]*[.G192]" office:value-type="float" office:value="0.0418766500677805">
            <text:p>0.0418766501</text:p>
          </table:table-cell>
          <table:table-cell/>
          <table:table-cell table:formula="of:=[.D192]" office:value-type="float" office:value="0.760000000000001">
            <text:p>0.76</text:p>
          </table:table-cell>
          <table:table-cell table:formula="of:=[.H192]" office:value-type="float" office:value="0.0418766500677805">
            <text:p>0.0418766501</text:p>
          </table:table-cell>
          <table:table-cell/>
        </table:table-row>
        <table:table-row table:style-name="ro1">
          <table:table-cell table:number-columns-repeated="3"/>
          <table:table-cell table:formula="of:=[.D192]+0.01" office:value-type="float" office:value="0.770000000000001">
            <text:p>0.77</text:p>
          </table:table-cell>
          <table:table-cell table:formula="of:=[.D193]*10*PI()" office:value-type="float" office:value="24.1902634326414">
            <text:p>24.1902634326</text:p>
          </table:table-cell>
          <table:table-cell table:formula="of:=COS([.E193])" office:value-type="float" office:value="0.587785252292505">
            <text:p>0.5877852523</text:p>
          </table:table-cell>
          <table:table-cell table:formula="of:=(COS([.D193]*PI())+1)^1*0.5" office:value-type="float" office:value="0.124944465184769">
            <text:p>0.1249444652</text:p>
          </table:table-cell>
          <table:table-cell table:formula="of:=[.F193]*[.G193]" office:value-type="float" office:value="0.0734405139911816">
            <text:p>0.073440514</text:p>
          </table:table-cell>
          <table:table-cell/>
          <table:table-cell table:formula="of:=[.D193]" office:value-type="float" office:value="0.770000000000001">
            <text:p>0.77</text:p>
          </table:table-cell>
          <table:table-cell table:formula="of:=[.H193]" office:value-type="float" office:value="0.0734405139911816">
            <text:p>0.073440514</text:p>
          </table:table-cell>
          <table:table-cell/>
        </table:table-row>
        <table:table-row table:style-name="ro1">
          <table:table-cell table:number-columns-repeated="3"/>
          <table:table-cell table:formula="of:=[.D193]+0.01" office:value-type="float" office:value="0.780000000000001">
            <text:p>0.78</text:p>
          </table:table-cell>
          <table:table-cell table:formula="of:=[.D194]*10*PI()" office:value-type="float" office:value="24.5044226980004">
            <text:p>24.504422698</text:p>
          </table:table-cell>
          <table:table-cell table:formula="of:=COS([.E194])" office:value-type="float" office:value="0.80901699437497">
            <text:p>0.8090169944</text:p>
          </table:table-cell>
          <table:table-cell table:formula="of:=(COS([.D194]*PI())+1)^1*0.5" office:value-type="float" office:value="0.114743378612104">
            <text:p>0.1147433786</text:p>
          </table:table-cell>
          <table:table-cell table:formula="of:=[.F194]*[.G194]" office:value-type="float" office:value="0.0928293432891937">
            <text:p>0.0928293433</text:p>
          </table:table-cell>
          <table:table-cell/>
          <table:table-cell table:formula="of:=[.D194]" office:value-type="float" office:value="0.780000000000001">
            <text:p>0.78</text:p>
          </table:table-cell>
          <table:table-cell table:formula="of:=[.H194]" office:value-type="float" office:value="0.0928293432891937">
            <text:p>0.0928293433</text:p>
          </table:table-cell>
          <table:table-cell/>
        </table:table-row>
        <table:table-row table:style-name="ro1">
          <table:table-cell table:number-columns-repeated="3"/>
          <table:table-cell table:formula="of:=[.D194]+0.01" office:value-type="float" office:value="0.790000000000001">
            <text:p>0.79</text:p>
          </table:table-cell>
          <table:table-cell table:formula="of:=[.D195]*10*PI()" office:value-type="float" office:value="24.8185819633594">
            <text:p>24.8185819634</text:p>
          </table:table-cell>
          <table:table-cell table:formula="of:=COS([.E195])" office:value-type="float" office:value="0.951056516295166">
            <text:p>0.9510565163</text:p>
          </table:table-cell>
          <table:table-cell table:formula="of:=(COS([.D195]*PI())+1)^1*0.5" office:value-type="float" office:value="0.104922493812154">
            <text:p>0.1049224938</text:p>
          </table:table-cell>
          <table:table-cell table:formula="of:=[.F195]*[.G195]" office:value-type="float" office:value="0.099787221445988">
            <text:p>0.0997872214</text:p>
          </table:table-cell>
          <table:table-cell/>
          <table:table-cell table:formula="of:=[.D195]" office:value-type="float" office:value="0.790000000000001">
            <text:p>0.79</text:p>
          </table:table-cell>
          <table:table-cell table:formula="of:=[.H195]" office:value-type="float" office:value="0.099787221445988">
            <text:p>0.0997872214</text:p>
          </table:table-cell>
          <table:table-cell/>
        </table:table-row>
        <table:table-row table:style-name="ro1">
          <table:table-cell table:number-columns-repeated="3"/>
          <table:table-cell table:formula="of:=[.D195]+0.01" office:value-type="float" office:value="0.800000000000001">
            <text:p>0.8</text:p>
          </table:table-cell>
          <table:table-cell table:formula="of:=[.D196]*10*PI()" office:value-type="float" office:value="25.1327412287184">
            <text:p>25.1327412287</text:p>
          </table:table-cell>
          <table:table-cell table:formula="of:=COS([.E196])" office:value-type="float" office:value="1">
            <text:p>1</text:p>
          </table:table-cell>
          <table:table-cell table:formula="of:=(COS([.D196]*PI())+1)^1*0.5" office:value-type="float" office:value="0.0954915028125252">
            <text:p>0.0954915028</text:p>
          </table:table-cell>
          <table:table-cell table:formula="of:=[.F196]*[.G196]" office:value-type="float" office:value="0.0954915028125252">
            <text:p>0.0954915028</text:p>
          </table:table-cell>
          <table:table-cell/>
          <table:table-cell table:formula="of:=[.D196]" office:value-type="float" office:value="0.800000000000001">
            <text:p>0.8</text:p>
          </table:table-cell>
          <table:table-cell table:formula="of:=[.H196]" office:value-type="float" office:value="0.0954915028125252">
            <text:p>0.0954915028</text:p>
          </table:table-cell>
          <table:table-cell/>
        </table:table-row>
        <table:table-row table:style-name="ro1">
          <table:table-cell table:number-columns-repeated="3"/>
          <table:table-cell table:formula="of:=[.D196]+0.01" office:value-type="float" office:value="0.810000000000001">
            <text:p>0.81</text:p>
          </table:table-cell>
          <table:table-cell table:formula="of:=[.D197]*10*PI()" office:value-type="float" office:value="25.4469004940774">
            <text:p>25.4469004941</text:p>
          </table:table-cell>
          <table:table-cell table:formula="of:=COS([.E197])" office:value-type="float" office:value="0.951056516295142">
            <text:p>0.9510565163</text:p>
          </table:table-cell>
          <table:table-cell table:formula="of:=(COS([.D197]*PI())+1)^1*0.5" office:value-type="float" office:value="0.086459712862718">
            <text:p>0.0864597129</text:p>
          </table:table-cell>
          <table:table-cell table:formula="of:=[.F197]*[.G197]" office:value-type="float" office:value="0.0822280733150949">
            <text:p>0.0822280733</text:p>
          </table:table-cell>
          <table:table-cell/>
          <table:table-cell table:formula="of:=[.D197]" office:value-type="float" office:value="0.810000000000001">
            <text:p>0.81</text:p>
          </table:table-cell>
          <table:table-cell table:formula="of:=[.H197]" office:value-type="float" office:value="0.0822280733150949">
            <text:p>0.0822280733</text:p>
          </table:table-cell>
          <table:table-cell/>
        </table:table-row>
        <table:table-row table:style-name="ro1">
          <table:table-cell table:number-columns-repeated="3"/>
          <table:table-cell table:formula="of:=[.D197]+0.01" office:value-type="float" office:value="0.820000000000001">
            <text:p>0.82</text:p>
          </table:table-cell>
          <table:table-cell table:formula="of:=[.D198]*10*PI()" office:value-type="float" office:value="25.7610597594363">
            <text:p>25.7610597594</text:p>
          </table:table-cell>
          <table:table-cell table:formula="of:=COS([.E198])" office:value-type="float" office:value="0.809016994374923">
            <text:p>0.8090169944</text:p>
          </table:table-cell>
          <table:table-cell table:formula="of:=(COS([.D198]*PI())+1)^1*0.5" office:value-type="float" office:value="0.0778360372489914">
            <text:p>0.0778360372</text:p>
          </table:table-cell>
          <table:table-cell table:formula="of:=[.F198]*[.G198]" office:value-type="float" office:value="0.0629706769092336">
            <text:p>0.0629706769</text:p>
          </table:table-cell>
          <table:table-cell/>
          <table:table-cell table:formula="of:=[.D198]" office:value-type="float" office:value="0.820000000000001">
            <text:p>0.82</text:p>
          </table:table-cell>
          <table:table-cell table:formula="of:=[.H198]" office:value-type="float" office:value="0.0629706769092336">
            <text:p>0.0629706769</text:p>
          </table:table-cell>
          <table:table-cell/>
        </table:table-row>
        <table:table-row table:style-name="ro1">
          <table:table-cell table:number-columns-repeated="3"/>
          <table:table-cell table:formula="of:=[.D198]+0.01" office:value-type="float" office:value="0.830000000000001">
            <text:p>0.83</text:p>
          </table:table-cell>
          <table:table-cell table:formula="of:=[.D199]*10*PI()" office:value-type="float" office:value="26.0752190247953">
            <text:p>26.0752190248</text:p>
          </table:table-cell>
          <table:table-cell table:formula="of:=COS([.E199])" office:value-type="float" office:value="0.587785252292441">
            <text:p>0.5877852523</text:p>
          </table:table-cell>
          <table:table-cell table:formula="of:=(COS([.D199]*PI())+1)^1*0.5" office:value-type="float" office:value="0.0696289864980272">
            <text:p>0.0696289865</text:p>
          </table:table-cell>
          <table:table-cell table:formula="of:=[.F199]*[.G199]" office:value-type="float" office:value="0.0409268913956099">
            <text:p>0.0409268914</text:p>
          </table:table-cell>
          <table:table-cell/>
          <table:table-cell table:formula="of:=[.D199]" office:value-type="float" office:value="0.830000000000001">
            <text:p>0.83</text:p>
          </table:table-cell>
          <table:table-cell table:formula="of:=[.H199]" office:value-type="float" office:value="0.0409268913956099">
            <text:p>0.0409268914</text:p>
          </table:table-cell>
          <table:table-cell/>
        </table:table-row>
        <table:table-row table:style-name="ro1">
          <table:table-cell table:number-columns-repeated="3"/>
          <table:table-cell table:formula="of:=[.D199]+0.01" office:value-type="float" office:value="0.840000000000001">
            <text:p>0.84</text:p>
          </table:table-cell>
          <table:table-cell table:formula="of:=[.D200]*10*PI()" office:value-type="float" office:value="26.3893782901543">
            <text:p>26.3893782902</text:p>
          </table:table-cell>
          <table:table-cell table:formula="of:=COS([.E200])" office:value-type="float" office:value="0.309016994374911">
            <text:p>0.3090169944</text:p>
          </table:table-cell>
          <table:table-cell table:formula="of:=(COS([.D200]*PI())+1)^1*0.5" office:value-type="float" office:value="0.0618466599780672">
            <text:p>0.06184666</text:p>
          </table:table-cell>
          <table:table-cell table:formula="of:=[.F200]*[.G200]" office:value-type="float" office:value="0.0191116689785494">
            <text:p>0.019111669</text:p>
          </table:table-cell>
          <table:table-cell/>
          <table:table-cell table:formula="of:=[.D200]" office:value-type="float" office:value="0.840000000000001">
            <text:p>0.84</text:p>
          </table:table-cell>
          <table:table-cell table:formula="of:=[.H200]" office:value-type="float" office:value="0.0191116689785494">
            <text:p>0.019111669</text:p>
          </table:table-cell>
          <table:table-cell/>
        </table:table-row>
        <table:table-row table:style-name="ro1">
          <table:table-cell table:number-columns-repeated="3"/>
          <table:table-cell table:formula="of:=[.D200]+0.01" office:value-type="float" office:value="0.850000000000001">
            <text:p>0.85</text:p>
          </table:table-cell>
          <table:table-cell table:formula="of:=[.D201]*10*PI()" office:value-type="float" office:value="26.7035375555133">
            <text:p>26.7035375555</text:p>
          </table:table-cell>
          <table:table-cell table:formula="of:=COS([.E201])" office:value-type="float" office:value="-0.00000000000003626254384813">
            <text:p>-3.626254384813E-014</text:p>
          </table:table-cell>
          <table:table-cell table:formula="of:=(COS([.D201]*PI())+1)^1*0.5" office:value-type="float" office:value="0.0544967379058152">
            <text:p>0.0544967379</text:p>
          </table:table-cell>
          <table:table-cell table:formula="of:=[.F201]*[.G201]" office:value-type="float" office:value="-1.97619034788967E-015">
            <text:p>-1.97619034788967E-015</text:p>
          </table:table-cell>
          <table:table-cell/>
          <table:table-cell table:formula="of:=[.D201]" office:value-type="float" office:value="0.850000000000001">
            <text:p>0.85</text:p>
          </table:table-cell>
          <table:table-cell table:formula="of:=[.H201]" office:value-type="float" office:value="-1.97619034788967E-015">
            <text:p>-1.97619034788967E-015</text:p>
          </table:table-cell>
          <table:table-cell/>
        </table:table-row>
        <table:table-row table:style-name="ro1">
          <table:table-cell table:number-columns-repeated="3"/>
          <table:table-cell table:formula="of:=[.D201]+0.01" office:value-type="float" office:value="0.860000000000001">
            <text:p>0.86</text:p>
          </table:table-cell>
          <table:table-cell table:formula="of:=[.D202]*10*PI()" office:value-type="float" office:value="27.0176968208723">
            <text:p>27.0176968209</text:p>
          </table:table-cell>
          <table:table-cell table:formula="of:=COS([.E202])" office:value-type="float" office:value="-0.309016994374987">
            <text:p>-0.3090169944</text:p>
          </table:table-cell>
          <table:table-cell table:formula="of:=(COS([.D202]*PI())+1)^1*0.5" office:value-type="float" office:value="0.0475864737669893">
            <text:p>0.0475864738</text:p>
          </table:table-cell>
          <table:table-cell table:formula="of:=[.F202]*[.G202]" office:value-type="float" office:value="-0.0147050290963792">
            <text:p>-0.0147050291</text:p>
          </table:table-cell>
          <table:table-cell/>
          <table:table-cell table:formula="of:=[.D202]" office:value-type="float" office:value="0.860000000000001">
            <text:p>0.86</text:p>
          </table:table-cell>
          <table:table-cell table:formula="of:=[.H202]" office:value-type="float" office:value="-0.0147050290963792">
            <text:p>-0.0147050291</text:p>
          </table:table-cell>
          <table:table-cell/>
        </table:table-row>
        <table:table-row table:style-name="ro1">
          <table:table-cell table:number-columns-repeated="3"/>
          <table:table-cell table:formula="of:=[.D202]+0.01" office:value-type="float" office:value="0.870000000000001">
            <text:p>0.87</text:p>
          </table:table-cell>
          <table:table-cell table:formula="of:=[.D203]*10*PI()" office:value-type="float" office:value="27.3318560862312">
            <text:p>27.3318560862</text:p>
          </table:table-cell>
          <table:table-cell table:formula="of:=COS([.E203])" office:value-type="float" office:value="-0.587785252292505">
            <text:p>-0.5877852523</text:p>
          </table:table-cell>
          <table:table-cell table:formula="of:=(COS([.D203]*PI())+1)^1*0.5" office:value-type="float" office:value="0.0411226871580087">
            <text:p>0.0411226872</text:p>
          </table:table-cell>
          <table:table-cell table:formula="of:=[.F203]*[.G203]" office:value-type="float" office:value="-0.0241713090461159">
            <text:p>-0.024171309</text:p>
          </table:table-cell>
          <table:table-cell/>
          <table:table-cell table:formula="of:=[.D203]" office:value-type="float" office:value="0.870000000000001">
            <text:p>0.87</text:p>
          </table:table-cell>
          <table:table-cell table:formula="of:=[.H203]" office:value-type="float" office:value="-0.0241713090461159">
            <text:p>-0.024171309</text:p>
          </table:table-cell>
          <table:table-cell/>
        </table:table-row>
        <table:table-row table:style-name="ro1">
          <table:table-cell table:number-columns-repeated="3"/>
          <table:table-cell table:formula="of:=[.D203]+0.01" office:value-type="float" office:value="0.880000000000001">
            <text:p>0.88</text:p>
          </table:table-cell>
          <table:table-cell table:formula="of:=[.D204]*10*PI()" office:value-type="float" office:value="27.6460153515902">
            <text:p>27.6460153516</text:p>
          </table:table-cell>
          <table:table-cell table:formula="of:=COS([.E204])" office:value-type="float" office:value="-0.809016994374972">
            <text:p>-0.8090169944</text:p>
          </table:table-cell>
          <table:table-cell table:formula="of:=(COS([.D204]*PI())+1)^1*0.5" office:value-type="float" office:value="0.0351117570558735">
            <text:p>0.0351117571</text:p>
          </table:table-cell>
          <table:table-cell table:formula="of:=[.F204]*[.G204]" office:value-type="float" office:value="-0.028406008160567">
            <text:p>-0.0284060082</text:p>
          </table:table-cell>
          <table:table-cell/>
          <table:table-cell table:formula="of:=[.D204]" office:value-type="float" office:value="0.880000000000001">
            <text:p>0.88</text:p>
          </table:table-cell>
          <table:table-cell table:formula="of:=[.H204]" office:value-type="float" office:value="-0.028406008160567">
            <text:p>-0.0284060082</text:p>
          </table:table-cell>
          <table:table-cell/>
        </table:table-row>
        <table:table-row table:style-name="ro1">
          <table:table-cell table:number-columns-repeated="3"/>
          <table:table-cell table:formula="of:=[.D204]+0.01" office:value-type="float" office:value="0.890000000000001">
            <text:p>0.89</text:p>
          </table:table-cell>
          <table:table-cell table:formula="of:=[.D205]*10*PI()" office:value-type="float" office:value="27.9601746169492">
            <text:p>27.9601746169</text:p>
          </table:table-cell>
          <table:table-cell table:formula="of:=COS([.E205])" office:value-type="float" office:value="-0.951056516295166">
            <text:p>-0.9510565163</text:p>
          </table:table-cell>
          <table:table-cell table:formula="of:=(COS([.D205]*PI())+1)^1*0.5" office:value-type="float" office:value="0.0295596155228865">
            <text:p>0.0295596155</text:p>
          </table:table-cell>
          <table:table-cell table:formula="of:=[.F205]*[.G205]" office:value-type="float" office:value="-0.028112864962221">
            <text:p>-0.028112865</text:p>
          </table:table-cell>
          <table:table-cell/>
          <table:table-cell table:formula="of:=[.D205]" office:value-type="float" office:value="0.890000000000001">
            <text:p>0.89</text:p>
          </table:table-cell>
          <table:table-cell table:formula="of:=[.H205]" office:value-type="float" office:value="-0.028112864962221">
            <text:p>-0.028112865</text:p>
          </table:table-cell>
          <table:table-cell/>
        </table:table-row>
        <table:table-row table:style-name="ro1">
          <table:table-cell table:number-columns-repeated="3"/>
          <table:table-cell table:formula="of:=[.D205]+0.01" office:value-type="float" office:value="0.900000000000001">
            <text:p>0.9</text:p>
          </table:table-cell>
          <table:table-cell table:formula="of:=[.D206]*10*PI()" office:value-type="float" office:value="28.2743338823082">
            <text:p>28.2743338823</text:p>
          </table:table-cell>
          <table:table-cell table:formula="of:=COS([.E206])" office:value-type="float" office:value="-1">
            <text:p>-1</text:p>
          </table:table-cell>
          <table:table-cell table:formula="of:=(COS([.D206]*PI())+1)^1*0.5" office:value-type="float" office:value="0.0244717418524226">
            <text:p>0.0244717419</text:p>
          </table:table-cell>
          <table:table-cell table:formula="of:=[.F206]*[.G206]" office:value-type="float" office:value="-0.0244717418524226">
            <text:p>-0.0244717419</text:p>
          </table:table-cell>
          <table:table-cell/>
          <table:table-cell table:formula="of:=[.D206]" office:value-type="float" office:value="0.900000000000001">
            <text:p>0.9</text:p>
          </table:table-cell>
          <table:table-cell table:formula="of:=[.H206]" office:value-type="float" office:value="-0.0244717418524226">
            <text:p>-0.0244717419</text:p>
          </table:table-cell>
          <table:table-cell/>
        </table:table-row>
        <table:table-row table:style-name="ro1">
          <table:table-cell table:number-columns-repeated="3"/>
          <table:table-cell table:formula="of:=[.D206]+0.01" office:value-type="float" office:value="0.910000000000001">
            <text:p>0.91</text:p>
          </table:table-cell>
          <table:table-cell table:formula="of:=[.D207]*10*PI()" office:value-type="float" office:value="28.5884931476672">
            <text:p>28.5884931477</text:p>
          </table:table-cell>
          <table:table-cell table:formula="of:=COS([.E207])" office:value-type="float" office:value="-0.95105651629514">
            <text:p>-0.9510565163</text:p>
          </table:table-cell>
          <table:table-cell table:formula="of:=(COS([.D207]*PI())+1)^1*0.5" office:value-type="float" office:value="0.0198531571615279">
            <text:p>0.0198531572</text:p>
          </table:table-cell>
          <table:table-cell table:formula="of:=[.F207]*[.G207]" office:value-type="float" office:value="-0.0188814744875027">
            <text:p>-0.0188814745</text:p>
          </table:table-cell>
          <table:table-cell/>
          <table:table-cell table:formula="of:=[.D207]" office:value-type="float" office:value="0.910000000000001">
            <text:p>0.91</text:p>
          </table:table-cell>
          <table:table-cell table:formula="of:=[.H207]" office:value-type="float" office:value="-0.0188814744875027">
            <text:p>-0.0188814745</text:p>
          </table:table-cell>
          <table:table-cell/>
        </table:table-row>
        <table:table-row table:style-name="ro1">
          <table:table-cell table:number-columns-repeated="3"/>
          <table:table-cell table:formula="of:=[.D207]+0.01" office:value-type="float" office:value="0.920000000000001">
            <text:p>0.92</text:p>
          </table:table-cell>
          <table:table-cell table:formula="of:=[.D208]*10*PI()" office:value-type="float" office:value="28.9026524130261">
            <text:p>28.902652413</text:p>
          </table:table-cell>
          <table:table-cell table:formula="of:=COS([.E208])" office:value-type="float" office:value="-0.809016994374923">
            <text:p>-0.8090169944</text:p>
          </table:table-cell>
          <table:table-cell table:formula="of:=(COS([.D208]*PI())+1)^1*0.5" office:value-type="float" office:value="0.0157084194356839">
            <text:p>0.0157084194</text:p>
          </table:table-cell>
          <table:table-cell table:formula="of:=[.F208]*[.G208]" office:value-type="float" office:value="-0.0127083782782376">
            <text:p>-0.0127083783</text:p>
          </table:table-cell>
          <table:table-cell/>
          <table:table-cell table:formula="of:=[.D208]" office:value-type="float" office:value="0.920000000000001">
            <text:p>0.92</text:p>
          </table:table-cell>
          <table:table-cell table:formula="of:=[.H208]" office:value-type="float" office:value="-0.0127083782782376">
            <text:p>-0.0127083783</text:p>
          </table:table-cell>
          <table:table-cell/>
        </table:table-row>
        <table:table-row table:style-name="ro1">
          <table:table-cell table:number-columns-repeated="3"/>
          <table:table-cell table:formula="of:=[.D208]+0.01" office:value-type="float" office:value="0.930000000000001">
            <text:p>0.93</text:p>
          </table:table-cell>
          <table:table-cell table:formula="of:=[.D209]*10*PI()" office:value-type="float" office:value="29.2168116783851">
            <text:p>29.2168116784</text:p>
          </table:table-cell>
          <table:table-cell table:formula="of:=COS([.E209])" office:value-type="float" office:value="-0.587785252292441">
            <text:p>-0.5877852523</text:p>
          </table:table-cell>
          <table:table-cell table:formula="of:=(COS([.D209]*PI())+1)^1*0.5" office:value-type="float" office:value="0.0120416190306258">
            <text:p>0.012041619</text:p>
          </table:table-cell>
          <table:table-cell table:formula="of:=[.F209]*[.G209]" office:value-type="float" office:value="-0.00707788607992587">
            <text:p>-0.0070778861</text:p>
          </table:table-cell>
          <table:table-cell/>
          <table:table-cell table:formula="of:=[.D209]" office:value-type="float" office:value="0.930000000000001">
            <text:p>0.93</text:p>
          </table:table-cell>
          <table:table-cell table:formula="of:=[.H209]" office:value-type="float" office:value="-0.00707788607992587">
            <text:p>-0.0070778861</text:p>
          </table:table-cell>
          <table:table-cell/>
        </table:table-row>
        <table:table-row table:style-name="ro1">
          <table:table-cell table:number-columns-repeated="3"/>
          <table:table-cell table:formula="of:=[.D209]+0.01" office:value-type="float" office:value="0.940000000000001">
            <text:p>0.94</text:p>
          </table:table-cell>
          <table:table-cell table:formula="of:=[.D210]*10*PI()" office:value-type="float" office:value="29.5309709437441">
            <text:p>29.5309709437</text:p>
          </table:table-cell>
          <table:table-cell table:formula="of:=COS([.E210])" office:value-type="float" office:value="-0.309016994374905">
            <text:p>-0.3090169944</text:p>
          </table:table-cell>
          <table:table-cell table:formula="of:=(COS([.D210]*PI())+1)^1*0.5" office:value-type="float" office:value="0.00885637463565531">
            <text:p>0.0088563746</text:p>
          </table:table-cell>
          <table:table-cell table:formula="of:=[.F210]*[.G210]" office:value-type="float" office:value="-0.00273677027096834">
            <text:p>-0.0027367703</text:p>
          </table:table-cell>
          <table:table-cell/>
          <table:table-cell table:formula="of:=[.D210]" office:value-type="float" office:value="0.940000000000001">
            <text:p>0.94</text:p>
          </table:table-cell>
          <table:table-cell table:formula="of:=[.H210]" office:value-type="float" office:value="-0.00273677027096834">
            <text:p>-0.0027367703</text:p>
          </table:table-cell>
          <table:table-cell/>
        </table:table-row>
        <table:table-row table:style-name="ro1">
          <table:table-cell table:number-columns-repeated="3"/>
          <table:table-cell table:formula="of:=[.D210]+0.01" office:value-type="float" office:value="0.950000000000001">
            <text:p>0.95</text:p>
          </table:table-cell>
          <table:table-cell table:formula="of:=[.D211]*10*PI()" office:value-type="float" office:value="29.8451302091031">
            <text:p>29.8451302091</text:p>
          </table:table-cell>
          <table:table-cell table:formula="of:=COS([.E211])" office:value-type="float" office:value="0.0000000000000432455065258163">
            <text:p>4.32455065258163E-014</text:p>
          </table:table-cell>
          <table:table-cell table:formula="of:=(COS([.D211]*PI())+1)^1*0.5" office:value-type="float" office:value="0.00615582970243078">
            <text:p>0.0061558297</text:p>
          </table:table-cell>
          <table:table-cell table:formula="of:=[.F211]*[.G211]" office:value-type="float" office:value="2.66211973568284E-016">
            <text:p>2.66211973568284E-016</text:p>
          </table:table-cell>
          <table:table-cell/>
          <table:table-cell table:formula="of:=[.D211]" office:value-type="float" office:value="0.950000000000001">
            <text:p>0.95</text:p>
          </table:table-cell>
          <table:table-cell table:formula="of:=[.H211]" office:value-type="float" office:value="2.66211973568284E-016">
            <text:p>2.66211973568284E-016</text:p>
          </table:table-cell>
          <table:table-cell/>
        </table:table-row>
        <table:table-row table:style-name="ro1">
          <table:table-cell table:number-columns-repeated="3"/>
          <table:table-cell table:formula="of:=[.D211]+0.01" office:value-type="float" office:value="0.960000000000001">
            <text:p>0.96</text:p>
          </table:table-cell>
          <table:table-cell table:formula="of:=[.D212]*10*PI()" office:value-type="float" office:value="30.1592894744621">
            <text:p>30.1592894745</text:p>
          </table:table-cell>
          <table:table-cell table:formula="of:=COS([.E212])" office:value-type="float" office:value="0.309016994374987">
            <text:p>0.3090169944</text:p>
          </table:table-cell>
          <table:table-cell table:formula="of:=(COS([.D212]*PI())+1)^1*0.5" office:value-type="float" office:value="0.00394264934276084">
            <text:p>0.0039426493</text:p>
          </table:table-cell>
          <table:table-cell table:formula="of:=[.F212]*[.G212]" office:value-type="float" office:value="0.00121834564977447">
            <text:p>0.0012183456</text:p>
          </table:table-cell>
          <table:table-cell/>
          <table:table-cell table:formula="of:=[.D212]" office:value-type="float" office:value="0.960000000000001">
            <text:p>0.96</text:p>
          </table:table-cell>
          <table:table-cell table:formula="of:=[.H212]" office:value-type="float" office:value="0.00121834564977447">
            <text:p>0.0012183456</text:p>
          </table:table-cell>
          <table:table-cell/>
        </table:table-row>
        <table:table-row table:style-name="ro1">
          <table:table-cell table:number-columns-repeated="3"/>
          <table:table-cell table:formula="of:=[.D212]+0.01" office:value-type="float" office:value="0.970000000000001">
            <text:p>0.97</text:p>
          </table:table-cell>
          <table:table-cell table:formula="of:=[.D213]*10*PI()" office:value-type="float" office:value="30.473448739821">
            <text:p>30.4734487398</text:p>
          </table:table-cell>
          <table:table-cell table:formula="of:=COS([.E213])" office:value-type="float" office:value="0.587785252292505">
            <text:p>0.5877852523</text:p>
          </table:table-cell>
          <table:table-cell table:formula="of:=(COS([.D213]*PI())+1)^1*0.5" office:value-type="float" office:value="0.00221901769845978">
            <text:p>0.0022190177</text:p>
          </table:table-cell>
          <table:table-cell table:formula="of:=[.F213]*[.G213]" office:value-type="float" office:value="0.00130430587773072">
            <text:p>0.0013043059</text:p>
          </table:table-cell>
          <table:table-cell/>
          <table:table-cell table:formula="of:=[.D213]" office:value-type="float" office:value="0.970000000000001">
            <text:p>0.97</text:p>
          </table:table-cell>
          <table:table-cell table:formula="of:=[.H213]" office:value-type="float" office:value="0.00130430587773072">
            <text:p>0.0013043059</text:p>
          </table:table-cell>
          <table:table-cell/>
        </table:table-row>
        <table:table-row table:style-name="ro1">
          <table:table-cell table:number-columns-repeated="3"/>
          <table:table-cell table:formula="of:=[.D213]+0.01" office:value-type="float" office:value="0.980000000000001">
            <text:p>0.98</text:p>
          </table:table-cell>
          <table:table-cell table:formula="of:=[.D214]*10*PI()" office:value-type="float" office:value="30.78760800518">
            <text:p>30.7876080052</text:p>
          </table:table-cell>
          <table:table-cell table:formula="of:=COS([.E214])" office:value-type="float" office:value="0.809016994374974">
            <text:p>0.8090169944</text:p>
          </table:table-cell>
          <table:table-cell table:formula="of:=(COS([.D214]*PI())+1)^1*0.5" office:value-type="float" office:value="0.00098663578586411">
            <text:p>0.0009866358</text:p>
          </table:table-cell>
          <table:table-cell table:formula="of:=[.F214]*[.G214]" office:value-type="float" office:value="0.000798205118022572">
            <text:p>0.0007982051</text:p>
          </table:table-cell>
          <table:table-cell/>
          <table:table-cell table:formula="of:=[.D214]" office:value-type="float" office:value="0.980000000000001">
            <text:p>0.98</text:p>
          </table:table-cell>
          <table:table-cell table:formula="of:=[.H214]" office:value-type="float" office:value="0.000798205118022572">
            <text:p>0.0007982051</text:p>
          </table:table-cell>
          <table:table-cell/>
        </table:table-row>
        <table:table-row table:style-name="ro1">
          <table:table-cell table:number-columns-repeated="3"/>
          <table:table-cell table:formula="of:=[.D214]+0.01" office:value-type="float" office:value="0.990000000000001">
            <text:p>0.99</text:p>
          </table:table-cell>
          <table:table-cell table:formula="of:=[.D215]*10*PI()" office:value-type="float" office:value="31.101767270539">
            <text:p>31.1017672705</text:p>
          </table:table-cell>
          <table:table-cell table:formula="of:=COS([.E215])" office:value-type="float" office:value="0.951056516295167">
            <text:p>0.9510565163</text:p>
          </table:table-cell>
          <table:table-cell table:formula="of:=(COS([.D215]*PI())+1)^1*0.5" office:value-type="float" office:value="0.000246719817134144">
            <text:p>0.0002467198</text:p>
          </table:table-cell>
          <table:table-cell table:formula="of:=[.F215]*[.G215]" office:value-type="float" office:value="0.00023464448978458">
            <text:p>0.0002346445</text:p>
          </table:table-cell>
          <table:table-cell/>
          <table:table-cell table:formula="of:=[.D215]" office:value-type="float" office:value="0.990000000000001">
            <text:p>0.99</text:p>
          </table:table-cell>
          <table:table-cell table:formula="of:=[.H215]" office:value-type="float" office:value="0.00023464448978458">
            <text:p>0.0002346445</text:p>
          </table:table-cell>
          <table:table-cell/>
        </table:table-row>
        <table:table-row table:style-name="ro1">
          <table:table-cell table:number-columns-repeated="3"/>
          <table:table-cell table:formula="of:=[.D215]+0.01" office:value-type="float" office:value="1">
            <text:p>1</text:p>
          </table:table-cell>
          <table:table-cell table:formula="of:=[.D216]*10*PI()" office:value-type="float" office:value="31.415926535898">
            <text:p>31.4159265359</text:p>
          </table:table-cell>
          <table:table-cell table:formula="of:=COS([.E216])" office:value-type="float" office:value="1">
            <text:p>1</text:p>
          </table:table-cell>
          <table:table-cell table:formula="of:=(COS([.D216]*PI())+1)^1*0.5" office:value-type="float" office:value="0">
            <text:p>0</text:p>
          </table:table-cell>
          <table:table-cell table:formula="of:=[.F216]*[.G216]" office:value-type="float" office:value="0">
            <text:p>0</text:p>
          </table:table-cell>
          <table:table-cell/>
          <table:table-cell table:formula="of:=[.D216]" office:value-type="float" office:value="1">
            <text:p>1</text:p>
          </table:table-cell>
          <table:table-cell table:formula="of:=[.H216]" office:value-type="float" office:value="0">
            <text:p>0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0">03/20/2022</text:date>, <text:time>16:24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Märki</meta:initial-creator>
    <meta:creation-date>2022-03-20T15:21:03</meta:creation-date>
    <dc:date>2022-03-20T16:24:21.88</dc:date>
    <dc:creator>Hans Märki</dc:creator>
    <meta:editing-duration>PT48M8S</meta:editing-duration>
    <meta:editing-cycles>1</meta:editing-cycles>
    <meta:document-statistic meta:table-count="3" meta:cell-count="1414" meta:object-count="1"/>
    <meta:generator>OpenOffice/4.1.3$Win32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49cm" svg:height="11.85cm" xlink:href=".." xlink:type="simple" chart:class="chart:scatter" chart:style-name="ch1">
        <chart:legend chart:legend-position="end" svg:x="18.382cm" svg:y="5.613cm" style:legend-expansion="high" chart:style-name="ch2"/>
        <chart:plot-area chart:style-name="ch3" table:cell-range-address="Tabelle1.J16:Tabelle1.K216" svg:x="0.87cm" svg:y="1.083cm" svg:width="16.672cm" svg:height="10.11cm">
          <chartooo:coordinate-region svg:x="1.162cm" svg:y="1.295cm" svg:width="16.14cm" svg:height="9.6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16:Tabelle1.K216" chart:class="chart:scatter">
            <chart:domain table:cell-range-address="Tabelle1.J16:Tabelle1.J216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Tabelle1.J16:Tabelle1.J216</svg:desc>
                </draw:g>
              </table:table-cell>
              <table:table-cell office:value-type="float" office:value="0">
                <text:p>0</text:p>
                <draw:g>
                  <svg:desc>Tabelle1.K16:Tabelle1.K2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00023464448978463">
                <text:p>0.00023464448978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000798205118022637">
                <text:p>0.000798205118022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00130430587773077">
                <text:p>0.0013043058777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0012183456497744">
                <text:p>0.00121834564977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-1.80967314782164E-017">
                <text:p>-1.80967314782164E-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-0.00273677027096888">
                <text:p>-0.002736770270968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-0.00707788607992658">
                <text:p>-0.007077886079926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-0.0127083782782385">
                <text:p>-0.0127083782782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-0.0188814744875035">
                <text:p>-0.0188814744875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-0.0244717418524233">
                <text:p>-0.0244717418524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-0.0281128649622213">
                <text:p>-0.0281128649622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-0.0284060081605668">
                <text:p>-0.02840600816056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-0.024171309046115">
                <text:p>-0.02417130904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-0.0147050290963773">
                <text:p>-0.0147050290963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3.47145326606279E-016">
                <text:p>3.47145326606279E-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0191116689785523">
                <text:p>0.01911166897855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040926891395613">
                <text:p>0.0409268913956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0629706769092366">
                <text:p>0.0629706769092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0822280733150973">
                <text:p>0.0822280733150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0954915028125264">
                <text:p>0.09549150281252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0997872214459878">
                <text:p>0.09978722144598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0928293432891918">
                <text:p>0.09282934328919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0734405139911775">
                <text:p>0.07344051399117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041876650067775">
                <text:p>0.0418766500677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-9.14933337271795E-016">
                <text:p>-9.1493333727179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-0.0487401525963989">
                <text:p>-0.0487401525963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-0.0995379453446037">
                <text:p>-0.09953794534460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-0.146665077022989">
                <text:p>-0.1466650770229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-0.184073634517614">
                <text:p>-0.1840736345176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-0.206107373853764">
                <text:p>-0.2061073738537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-0.208241728543847">
                <text:p>-0.208241728543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-0.187762005597738">
                <text:p>-0.187762005597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-0.14428910765416">
                <text:p>-0.144289107654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-0.080073460987471">
                <text:p>-0.0800734609874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3.61199434128745E-015">
                <text:p>3.61199434128745E-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0887219787142104">
                <text:p>0.0887219787142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177173789599145">
                <text:p>0.177173789599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255598987603186">
                <text:p>0.2555989876031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314448804964802">
                <text:p>0.3144488049648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345491502812527">
                <text:p>0.3454915028125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342860103454076">
                <text:p>0.3428601034540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303911324664694">
                <text:p>0.3039113246646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22978193605615">
                <text:p>0.229781936056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125556491869816">
                <text:p>0.125556491869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-5.52875113014978E-015">
                <text:p>-5.52875113014978E-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-0.135143447621813">
                <text:p>-0.1351434476218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-0.266234886802872">
                <text:p>-0.2662348868028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-0.379109198495055">
                <text:p>-0.3791091984950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-0.460591554596064">
                <text:p>-0.4605915545960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-0.500000000000001">
                <text:p>-0.500000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-0.49046496169909">
                <text:p>-0.490464961699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-0.429907795879893">
                <text:p>-0.4299077958798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-0.321550365489601">
                <text:p>-0.321550365489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-0.173873546753133">
                <text:p>-0.173873546753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5">
                <text:p>-0.45</text:p>
              </table:table-cell>
              <table:table-cell office:value-type="float" office:value="9.56273156817366E-015">
                <text:p>9.56273156817366E-0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">
                <text:p>-0.44</text:p>
              </table:table-cell>
              <table:table-cell office:value-type="float" office:value="0.183460502505137">
                <text:p>0.183460502505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358003316236327">
                <text:p>0.358003316236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2">
                <text:p>-0.42</text:p>
              </table:table-cell>
              <table:table-cell office:value-type="float" office:value="0.505105669710258">
                <text:p>0.5051056697102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608196412841082">
                <text:p>0.6081964128410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654508497187475">
                <text:p>0.6545084971874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63660771133035">
                <text:p>0.636607711330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553418006771757">
                <text:p>0.5534180067717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410611462693321">
                <text:p>0.4106114626933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220295015660728">
                <text:p>0.220295015660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-0.0000000000000132256391851886">
                <text:p>-0.000000000000013225639185188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-0.228943533387487">
                <text:p>-0.2289435333874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-0.443496144638324">
                <text:p>-0.4434961446383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-0.621254988777218">
                <text:p>-0.621254988777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-0.742814787751312">
                <text:p>-0.7428147877513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793892626146237">
                <text:p>-0.793892626146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-0.766982881777536">
                <text:p>-0.7669828817775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-0.662351917351951">
                <text:p>-0.6623519173519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-0.488247306947858">
                <text:p>-0.488247306947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-0.260276841778533">
                <text:p>-0.2602768417785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0000000000000184559101950065">
                <text:p>0.00000000000001845591019500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267140344307189">
                <text:p>0.26714034430718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514344738301311">
                <text:p>0.5143447383013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716187651085768">
                <text:p>0.7161876510857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851269294849173">
                <text:p>0.8512692948491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904508497187474">
                <text:p>0.9045084971874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868828442980051">
                <text:p>0.8688284429800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746046317465699">
                <text:p>0.746046317465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546858360896843">
                <text:p>0.5468583608968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289905325396375">
                <text:p>0.289905325396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-0.0000000000000228476271465255">
                <text:p>-0.0000000000000228476271465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-0.294311965278592">
                <text:p>-0.2943119652785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-0.563613943246377">
                <text:p>-0.5636139432463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-0.780610986214395">
                <text:p>-0.7806109862143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-0.92294365133294">
                <text:p>-0.92294365133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-0.975528258147577">
                <text:p>-0.9755282581475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3">
                <text:p>-0.0899999999999993</text:p>
              </table:table-cell>
              <table:table-cell office:value-type="float" office:value="-0.932175041807643">
                <text:p>-0.932175041807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3">
                <text:p>-0.0799999999999993</text:p>
              </table:table-cell>
              <table:table-cell office:value-type="float" office:value="-0.796308616096696">
                <text:p>-0.796308616096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3">
                <text:p>-0.0699999999999993</text:p>
              </table:table-cell>
              <table:table-cell office:value-type="float" office:value="-0.580707366212528">
                <text:p>-0.5807073662125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3">
                <text:p>-0.0599999999999993</text:p>
              </table:table-cell>
              <table:table-cell office:value-type="float" office:value="-0.306280224103956">
                <text:p>-0.3062802241039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3">
                <text:p>-0.0499999999999993</text:p>
              </table:table-cell>
              <table:table-cell office:value-type="float" office:value="0.0000000000000232320176999311">
                <text:p>0.00000000000002323201769993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2">
                <text:p>-0.0399999999999992</text:p>
              </table:table-cell>
              <table:table-cell office:value-type="float" office:value="0.307798648725195">
                <text:p>0.3077986487251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2">
                <text:p>-0.0299999999999992</text:p>
              </table:table-cell>
              <table:table-cell office:value-type="float" office:value="0.586480946414761">
                <text:p>0.5864809464147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2">
                <text:p>-0.0199999999999992</text:p>
              </table:table-cell>
              <table:table-cell office:value-type="float" office:value="0.808218789256939">
                <text:p>0.8082187892569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25">
                <text:p>-0.00999999999999925</text:p>
              </table:table-cell>
              <table:table-cell office:value-type="float" office:value="0.950821871805376">
                <text:p>0.9508218718053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2869988573934E-016">
                <text:p>7.52869988573934E-0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8">
                <text:p>0.0100000000000008</text:p>
              </table:table-cell>
              <table:table-cell office:value-type="float" office:value="0.950821871805362">
                <text:p>0.9508218718053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8">
                <text:p>0.0200000000000008</text:p>
              </table:table-cell>
              <table:table-cell office:value-type="float" office:value="0.808218789256911">
                <text:p>0.8082187892569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8">
                <text:p>0.0300000000000008</text:p>
              </table:table-cell>
              <table:table-cell office:value-type="float" office:value="0.586480946414723">
                <text:p>0.5864809464147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8">
                <text:p>0.0400000000000008</text:p>
              </table:table-cell>
              <table:table-cell office:value-type="float" office:value="0.30779864872515">
                <text:p>0.307798648725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8">
                <text:p>0.0500000000000008</text:p>
              </table:table-cell>
              <table:table-cell office:value-type="float" office:value="-0.000000000000023551662364032">
                <text:p>-0.0000000000000235516623640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8">
                <text:p>0.0600000000000008</text:p>
              </table:table-cell>
              <table:table-cell office:value-type="float" office:value="-0.306280224104001">
                <text:p>-0.3062802241040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8">
                <text:p>0.0700000000000008</text:p>
              </table:table-cell>
              <table:table-cell office:value-type="float" office:value="-0.580707366212565">
                <text:p>-0.5807073662125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07">
                <text:p>0.0800000000000007</text:p>
              </table:table-cell>
              <table:table-cell office:value-type="float" office:value="-0.796308616096722">
                <text:p>-0.7963086160967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07">
                <text:p>0.0900000000000007</text:p>
              </table:table-cell>
              <table:table-cell office:value-type="float" office:value="-0.932175041807657">
                <text:p>-0.93217504180765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0.975528258147576">
                <text:p>-0.9755282581475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-0.922943651332925">
                <text:p>-0.922943651332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-0.780610986214367">
                <text:p>-0.7806109862143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-0.56361394324634">
                <text:p>-0.563613943246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-0.294311965278549">
                <text:p>-0.294311965278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0000000000000225002548834733">
                <text:p>0.00000000000002250025488347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0.289905325396416">
                <text:p>0.2899053253964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0.546858360896878">
                <text:p>0.5468583608968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0.746046317465724">
                <text:p>0.746046317465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0.868828442980063">
                <text:p>0.8688284429800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904508497187473">
                <text:p>0.9045084971874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0.851269294849158">
                <text:p>0.8512692948491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0.716187651085741">
                <text:p>0.71618765108574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0.514344738301276">
                <text:p>0.514344738301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0.267140344307149">
                <text:p>0.2671403443071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-0.0000000000000224819056906817">
                <text:p>-0.00000000000002248190569068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-0.260276841778571">
                <text:p>-0.2602768417785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-0.488247306947888">
                <text:p>-0.48824730694788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-0.662351917351972">
                <text:p>-0.6623519173519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-0.766982881777546">
                <text:p>-0.7669828817775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793892626146235">
                <text:p>-0.7938926261462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-0.742814787751299">
                <text:p>-0.7428147877512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-0.621254988777195">
                <text:p>-0.621254988777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-0.443496144638294">
                <text:p>-0.4434961446382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-0.228943533387454">
                <text:p>-0.2289435333874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0000000000000203508384070707">
                <text:p>0.00000000000002035083840707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0.22029501566076">
                <text:p>0.220295015660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0.410611462693347">
                <text:p>0.4106114626933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0.553418006771775">
                <text:p>0.5534180067717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0.636607711330358">
                <text:p>0.6366077113303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654508497187472">
                <text:p>0.6545084971874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0.60819641284107">
                <text:p>0.608196412841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0.505105669710239">
                <text:p>0.5051056697102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0.358003316236303">
                <text:p>0.35800331623630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0.183460502505109">
                <text:p>0.1834605025051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-0.0000000000000171423919586273">
                <text:p>-0.0000000000000171423919586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-0.173873546753157">
                <text:p>-0.1738735467531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-0.321550365489621">
                <text:p>-0.321550365489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-0.429907795879906">
                <text:p>-0.4299077958799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-0.490464961699096">
                <text:p>-0.4904649616990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-0.460591554596055">
                <text:p>-0.4605915545960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-0.379109198495041">
                <text:p>-0.3791091984950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-0.266234886802852">
                <text:p>-0.26623488680285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-0.135143447621793">
                <text:p>-0.1351434476217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0000000000000139514031674557">
                <text:p>0.0000000000000139514031674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0.125556491869832">
                <text:p>0.1255564918698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0.229781936056164">
                <text:p>0.22978193605616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0.303911324664701">
                <text:p>0.303911324664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0.342860103454078">
                <text:p>0.3428601034540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345491502812525">
                <text:p>0.3454915028125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0.314448804964796">
                <text:p>0.314448804964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255598987603176">
                <text:p>0.2555989876031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0.177173789599133">
                <text:p>0.17717378959913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0.0887219787141971">
                <text:p>0.08872197871419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-9.96671360102486E-015">
                <text:p>-9.96671360102486E-0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-0.0800734609874818">
                <text:p>-0.08007346098748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-0.144289107654168">
                <text:p>-0.1442891076541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-0.187762005597743">
                <text:p>-0.1877620055977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-0.208241728543848">
                <text:p>-0.2082417285438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-0.206107373853762">
                <text:p>-0.2061073738537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-0.18407363451761">
                <text:p>-0.184073634517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-0.146665077022983">
                <text:p>-0.1466650770229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-0.0995379453445964">
                <text:p>-0.09953794534459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-0.0487401525963915">
                <text:p>-0.04874015259639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5.32846113216692E-015">
                <text:p>5.32846113216692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.0418766500677805">
                <text:p>0.04187665006778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.0734405139911816">
                <text:p>0.07344051399118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.0928293432891937">
                <text:p>0.09282934328919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.099787221445988">
                <text:p>0.099787221445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0954915028125252">
                <text:p>0.09549150281252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.0822280733150949">
                <text:p>0.08222807331509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.0629706769092336">
                <text:p>0.0629706769092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.0409268913956099">
                <text:p>0.0409268913956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.0191116689785494">
                <text:p>0.01911166897854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1.97619034788967E-015">
                <text:p>-1.97619034788967E-0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0.0147050290963792">
                <text:p>-0.0147050290963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-0.0241713090461159">
                <text:p>-0.02417130904611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-0.028406008160567">
                <text:p>-0.028406008160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0.028112864962221">
                <text:p>-0.0281128649622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0.0244717418524226">
                <text:p>-0.02447174185242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-0.0188814744875027">
                <text:p>-0.01888147448750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-0.0127083782782376">
                <text:p>-0.012708378278237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-0.00707788607992587">
                <text:p>-0.007077886079925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0.00273677027096834">
                <text:p>-0.002736770270968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2.66211973568284E-016">
                <text:p>2.66211973568284E-0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.00121834564977447">
                <text:p>0.00121834564977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.00130430587773072">
                <text:p>0.001304305877730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.000798205118022572">
                <text:p>0.0007982051180225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.00023464448978458">
                <text:p>0.000234644489784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